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Lucida Grande" svg:font-family="'Lucida Grande', Verdana, Helvetica, Arial, sans-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fo:break-before="page" table:align="left" style:may-break-between-rows="false"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4"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1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17"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18"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20"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21"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22"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3"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24" style:family="paragraph" style:parent-style-name="Standard">
      <style:paragraph-properties fo:margin-left="0in" fo:margin-right="0in" fo:orphans="0" fo:widows="0" fo:text-indent="0in" style:auto-text-indent="false"/>
      <style:text-properties style:font-name="AncientGreek" fo:language="en" fo:country="US" officeooo:rsid="00123f28" officeooo:paragraph-rsid="00123f28"/>
    </style:style>
    <style:style style:name="P25"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26"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27"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28"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29" style:family="paragraph" style:parent-style-name="Standard">
      <style:paragraph-properties fo:margin-left="0in" fo:margin-right="0in" fo:orphans="0" fo:widows="0" fo:text-indent="0in" style:auto-text-indent="false"/>
      <style:text-properties style:font-name="AncientGreek" fo:language="el" fo:country="GR" officeooo:paragraph-rsid="000f6991"/>
    </style:style>
    <style:style style:name="P30" style:family="paragraph" style:parent-style-name="Standard">
      <style:paragraph-properties fo:margin-left="0in" fo:margin-right="0in" fo:orphans="0" fo:widows="0" fo:text-indent="0in" style:auto-text-indent="false"/>
      <style:text-properties style:font-name="AncientGreek" fo:language="el" fo:country="GR" officeooo:paragraph-rsid="0012dba4"/>
    </style:style>
    <style:style style:name="P31" style:family="paragraph" style:parent-style-name="Standard">
      <style:paragraph-properties fo:margin-left="0in" fo:margin-right="0in" fo:orphans="0" fo:widows="0" fo:text-indent="0in" style:auto-text-indent="false"/>
      <style:text-properties style:font-name="AncientGreek" fo:language="el" fo:country="GR" officeooo:paragraph-rsid="00169622"/>
    </style:style>
    <style:style style:name="P32" style:family="paragraph" style:parent-style-name="Standard">
      <style:paragraph-properties fo:margin-left="0in" fo:margin-right="0in" fo:orphans="0" fo:widows="0" fo:text-indent="0in" style:auto-text-indent="false"/>
      <style:text-properties style:font-name="AncientGreek" fo:language="el" fo:country="GR" officeooo:paragraph-rsid="0023d0dd"/>
    </style:style>
    <style:style style:name="P33" style:family="paragraph" style:parent-style-name="Standard">
      <style:paragraph-properties fo:margin-left="0in" fo:margin-right="0in" fo:orphans="0" fo:widows="0" fo:text-indent="0in" style:auto-text-indent="false"/>
      <style:text-properties style:font-name="AncientGreek" fo:language="el" fo:country="GR" officeooo:paragraph-rsid="00249e4a"/>
    </style:style>
    <style:style style:name="P34" style:family="paragraph" style:parent-style-name="Standard">
      <style:paragraph-properties fo:margin-left="0in" fo:margin-right="0in" fo:orphans="0" fo:widows="0" fo:text-indent="0in" style:auto-text-indent="false"/>
      <style:text-properties style:font-name="AncientGreek" fo:language="el" fo:country="GR" officeooo:paragraph-rsid="002692a6"/>
    </style:style>
    <style:style style:name="P35" style:family="paragraph" style:parent-style-name="Standard">
      <style:paragraph-properties fo:margin-left="0in" fo:margin-right="0in" fo:orphans="0" fo:widows="0" fo:text-indent="0in" style:auto-text-indent="false"/>
      <style:text-properties style:font-name="AncientGreek" fo:language="el" fo:country="GR" officeooo:paragraph-rsid="002832ac"/>
    </style:style>
    <style:style style:name="P36" style:family="paragraph" style:parent-style-name="Standard">
      <style:paragraph-properties fo:margin-left="0in" fo:margin-right="0in" fo:orphans="0" fo:widows="0" fo:text-indent="0in" style:auto-text-indent="false"/>
      <style:text-properties style:font-name="AncientGreek" fo:language="el" fo:country="GR" officeooo:paragraph-rsid="002cd30d"/>
    </style:style>
    <style:style style:name="P37" style:family="paragraph" style:parent-style-name="Standard">
      <style:paragraph-properties fo:margin-left="0in" fo:margin-right="0in" fo:orphans="0" fo:widows="0" fo:text-indent="0in" style:auto-text-indent="false"/>
      <style:text-properties style:font-name="AncientGreek" fo:language="el" fo:country="GR" officeooo:paragraph-rsid="00337e94"/>
    </style:style>
    <style:style style:name="P38" style:family="paragraph" style:parent-style-name="Standard">
      <style:paragraph-properties fo:margin-left="0in" fo:margin-right="0in" fo:orphans="0" fo:widows="0" fo:text-indent="0in" style:auto-text-indent="false"/>
      <style:text-properties style:font-name="AncientGreek" fo:language="el" fo:country="GR" officeooo:paragraph-rsid="00356fa9"/>
    </style:style>
    <style:style style:name="P39" style:family="paragraph" style:parent-style-name="Standard">
      <style:paragraph-properties fo:margin-left="0in" fo:margin-right="0in" fo:orphans="0" fo:widows="0" fo:text-indent="0in" style:auto-text-indent="false"/>
      <style:text-properties style:font-name="AncientGreek" fo:language="el" fo:country="GR" officeooo:paragraph-rsid="003896dd"/>
    </style:style>
    <style:style style:name="P40" style:family="paragraph" style:parent-style-name="Standard">
      <style:paragraph-properties fo:margin-left="0in" fo:margin-right="0in" fo:orphans="0" fo:widows="0" fo:text-indent="0in" style:auto-text-indent="false"/>
      <style:text-properties style:font-name="AncientGreek" fo:language="el" fo:country="GR" officeooo:paragraph-rsid="003cb107"/>
    </style:style>
    <style:style style:name="P41" style:family="paragraph" style:parent-style-name="Standard">
      <style:paragraph-properties fo:margin-left="0in" fo:margin-right="0in" fo:orphans="0" fo:widows="0" fo:text-indent="0in" style:auto-text-indent="false"/>
      <style:text-properties style:font-name="AncientGreek" fo:language="el" fo:country="GR" officeooo:paragraph-rsid="003cee3b"/>
    </style:style>
    <style:style style:name="P42" style:family="paragraph" style:parent-style-name="Standard">
      <style:paragraph-properties fo:margin-left="0in" fo:margin-right="0in" fo:orphans="0" fo:widows="0" fo:text-indent="0in" style:auto-text-indent="false"/>
      <style:text-properties style:font-name="AncientGreek" fo:language="el" fo:country="GR" officeooo:paragraph-rsid="003db106"/>
    </style:style>
    <style:style style:name="P43" style:family="paragraph" style:parent-style-name="Standard">
      <style:paragraph-properties fo:margin-left="0in" fo:margin-right="0in" fo:orphans="0" fo:widows="0" fo:text-indent="0in" style:auto-text-indent="false"/>
      <style:text-properties style:font-name="AncientGreek" fo:language="el" fo:country="GR" officeooo:paragraph-rsid="00494b9c"/>
    </style:style>
    <style:style style:name="P44" style:family="paragraph" style:parent-style-name="Standard">
      <style:paragraph-properties fo:margin-left="0in" fo:margin-right="0in" fo:orphans="0" fo:widows="0" fo:text-indent="0in" style:auto-text-indent="false"/>
      <style:text-properties style:font-name="AncientGreek" fo:language="el" fo:country="GR" officeooo:paragraph-rsid="004c120d"/>
    </style:style>
    <style:style style:name="P45" style:family="paragraph" style:parent-style-name="Standard">
      <style:paragraph-properties fo:margin-left="0in" fo:margin-right="0in" fo:orphans="0" fo:widows="0" fo:text-indent="0in" style:auto-text-indent="false"/>
      <style:text-properties style:font-name="AncientGreek" fo:language="el" fo:country="GR" officeooo:paragraph-rsid="004d8357"/>
    </style:style>
    <style:style style:name="P46" style:family="paragraph" style:parent-style-name="Standard">
      <style:paragraph-properties fo:margin-left="0in" fo:margin-right="0in" fo:orphans="0" fo:widows="0" fo:text-indent="0in" style:auto-text-indent="false"/>
      <style:text-properties style:font-name="AncientGreek" fo:language="el" fo:country="GR" officeooo:paragraph-rsid="00585c6e"/>
    </style:style>
    <style:style style:name="P47" style:family="paragraph" style:parent-style-name="Standard">
      <style:paragraph-properties fo:margin-left="0in" fo:margin-right="0in" fo:orphans="0" fo:widows="0" fo:text-indent="0in" style:auto-text-indent="false"/>
      <style:text-properties style:font-name="AncientGreek" fo:language="el" fo:country="GR" officeooo:paragraph-rsid="005b95e0"/>
    </style:style>
    <style:style style:name="P48" style:family="paragraph" style:parent-style-name="Standard">
      <style:paragraph-properties fo:margin-left="0in" fo:margin-right="0in" fo:orphans="0" fo:widows="0" fo:text-indent="0in" style:auto-text-indent="false"/>
      <style:text-properties style:font-name="AncientGreek" fo:language="el" fo:country="GR" officeooo:paragraph-rsid="00607f5b"/>
    </style:style>
    <style:style style:name="P49" style:family="paragraph" style:parent-style-name="Standard">
      <style:paragraph-properties fo:margin-left="0in" fo:margin-right="0in" fo:orphans="0" fo:widows="0" fo:text-indent="0in" style:auto-text-indent="false"/>
      <style:text-properties style:font-name="AncientGreek" fo:language="el" fo:country="GR" officeooo:paragraph-rsid="0061da48"/>
    </style:style>
    <style:style style:name="P50" style:family="paragraph" style:parent-style-name="Standard">
      <style:paragraph-properties fo:margin-left="0in" fo:margin-right="0in" fo:orphans="0" fo:widows="0" fo:text-indent="0in" style:auto-text-indent="false"/>
      <style:text-properties style:font-name="AncientGreek" fo:language="el" fo:country="GR" officeooo:paragraph-rsid="00651293"/>
    </style:style>
    <style:style style:name="P51" style:family="paragraph" style:parent-style-name="Standard">
      <style:paragraph-properties fo:margin-left="0in" fo:margin-right="0in" fo:orphans="0" fo:widows="0" fo:text-indent="0in" style:auto-text-indent="false"/>
      <style:text-properties style:font-name="AncientGreek" fo:language="el" fo:country="GR" officeooo:paragraph-rsid="00661b77"/>
    </style:style>
    <style:style style:name="P52" style:family="paragraph" style:parent-style-name="Standard">
      <style:paragraph-properties fo:margin-left="0in" fo:margin-right="0in" fo:orphans="0" fo:widows="0" fo:text-indent="0in" style:auto-text-indent="false"/>
      <style:text-properties style:font-name="AncientGreek" fo:language="el" fo:country="GR" officeooo:paragraph-rsid="006c0564"/>
    </style:style>
    <style:style style:name="P53" style:family="paragraph" style:parent-style-name="Standard">
      <style:paragraph-properties fo:margin-left="0in" fo:margin-right="0in" fo:orphans="0" fo:widows="0" fo:text-indent="0in" style:auto-text-indent="false"/>
      <style:text-properties style:font-name="AncientGreek" fo:language="el" fo:country="GR" officeooo:paragraph-rsid="006d7de7"/>
    </style:style>
    <style:style style:name="P54" style:family="paragraph" style:parent-style-name="Standard">
      <style:paragraph-properties fo:margin-left="0in" fo:margin-right="0in" fo:orphans="0" fo:widows="0" fo:text-indent="0in" style:auto-text-indent="false"/>
      <style:text-properties style:font-name="AncientGreek" fo:language="el" fo:country="GR" officeooo:paragraph-rsid="00714e46"/>
    </style:style>
    <style:style style:name="P55" style:family="paragraph" style:parent-style-name="Standard">
      <style:paragraph-properties fo:margin-left="0in" fo:margin-right="0in" fo:orphans="0" fo:widows="0" fo:text-indent="0in" style:auto-text-indent="false"/>
      <style:text-properties style:font-name="AncientGreek" fo:language="el" fo:country="GR" officeooo:paragraph-rsid="00722ac2"/>
    </style:style>
    <style:style style:name="P56" style:family="paragraph" style:parent-style-name="Standard">
      <style:paragraph-properties fo:margin-left="0in" fo:margin-right="0in" fo:orphans="0" fo:widows="0" fo:text-indent="0in" style:auto-text-indent="false"/>
      <style:text-properties style:font-name="AncientGreek" fo:language="el" fo:country="GR" officeooo:paragraph-rsid="00741b95"/>
    </style:style>
    <style:style style:name="P57" style:family="paragraph" style:parent-style-name="Standard">
      <style:paragraph-properties fo:margin-left="0in" fo:margin-right="0in" fo:orphans="0" fo:widows="0" fo:text-indent="0in" style:auto-text-indent="false"/>
      <style:text-properties style:font-name="AncientGreek" fo:language="el" fo:country="GR" officeooo:paragraph-rsid="00765959"/>
    </style:style>
    <style:style style:name="P58" style:family="paragraph" style:parent-style-name="Standard">
      <style:paragraph-properties fo:margin-left="0in" fo:margin-right="0in" fo:orphans="0" fo:widows="0" fo:text-indent="0in" style:auto-text-indent="false"/>
      <style:text-properties style:font-name="AncientGreek" fo:language="el" fo:country="GR" officeooo:paragraph-rsid="00795800"/>
    </style:style>
    <style:style style:name="P59" style:family="paragraph" style:parent-style-name="Standard">
      <style:paragraph-properties fo:margin-left="0in" fo:margin-right="0in" fo:orphans="0" fo:widows="0" fo:text-indent="0in" style:auto-text-indent="false"/>
      <style:text-properties style:font-name="AncientGreek" fo:language="el" fo:country="GR" officeooo:paragraph-rsid="007dc8db"/>
    </style:style>
    <style:style style:name="P60" style:family="paragraph" style:parent-style-name="Standard">
      <style:paragraph-properties fo:margin-left="0in" fo:margin-right="0in" fo:orphans="0" fo:widows="0" fo:text-indent="0in" style:auto-text-indent="false"/>
      <style:text-properties style:font-name="AncientGreek" fo:language="el" fo:country="GR" officeooo:paragraph-rsid="007f8fc2"/>
    </style:style>
    <style:style style:name="P61" style:family="paragraph" style:parent-style-name="Standard">
      <style:paragraph-properties fo:margin-left="0in" fo:margin-right="0in" fo:orphans="0" fo:widows="0" fo:text-indent="0in" style:auto-text-indent="false"/>
      <style:text-properties style:font-name="AncientGreek" fo:language="el" fo:country="GR" officeooo:paragraph-rsid="00807c09"/>
    </style:style>
    <style:style style:name="P62" style:family="paragraph" style:parent-style-name="Standard">
      <style:paragraph-properties fo:margin-left="0in" fo:margin-right="0in" fo:orphans="0" fo:widows="0" fo:text-indent="0in" style:auto-text-indent="false"/>
      <style:text-properties style:font-name="AncientGreek" fo:language="el" fo:country="GR" officeooo:paragraph-rsid="008293f1"/>
    </style:style>
    <style:style style:name="P63" style:family="paragraph" style:parent-style-name="Standard">
      <style:paragraph-properties fo:margin-left="0in" fo:margin-right="0in" fo:orphans="0" fo:widows="0" fo:text-indent="0in" style:auto-text-indent="false"/>
      <style:text-properties style:font-name="AncientGreek" fo:language="el" fo:country="GR" officeooo:paragraph-rsid="00885071"/>
    </style:style>
    <style:style style:name="P64"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officeooo:paragraph-rsid="000a6336"/>
    </style:style>
    <style:style style:name="P65" style:family="paragraph" style:parent-style-name="Standard">
      <style:paragraph-properties fo:margin-left="0in" fo:margin-right="0in" fo:orphans="0" fo:widows="0" fo:text-indent="0in" style:auto-text-indent="false"/>
      <style:text-properties officeooo:paragraph-rsid="000a6336"/>
    </style:style>
    <style:style style:name="P66"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6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68"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69"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7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62d550"/>
    </style:style>
    <style:style style:name="P7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855be2"/>
    </style:style>
    <style:style style:name="P7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87846f"/>
    </style:style>
    <style:style style:name="P73"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74"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75"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76"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77"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78"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79"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7bd921"/>
    </style:style>
    <style:style style:name="P80"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7f258"/>
    </style:style>
    <style:style style:name="P81"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8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8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84"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85"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795800"/>
    </style:style>
    <style:style style:name="P86"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87"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a6336" style:font-size-asian="16pt" style:font-weight-asian="bold" style:font-size-complex="16pt" style:font-weight-complex="bold"/>
    </style:style>
    <style:style style:name="P8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bf86e" style:font-size-asian="16pt" style:font-weight-asian="bold" style:font-size-complex="16pt" style:font-weight-complex="bold"/>
    </style:style>
    <style:style style:name="P90"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ca500" style:font-size-asian="16pt" style:font-weight-asian="bold" style:font-size-complex="16pt" style:font-weight-complex="bold"/>
    </style:style>
    <style:style style:name="P91"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0abe0c" officeooo:paragraph-rsid="000a6336" style:font-size-asian="16pt" style:font-weight-asian="bold" style:font-size-complex="16pt" style:font-weight-complex="bold"/>
    </style:style>
    <style:style style:name="P92"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227210" officeooo:paragraph-rsid="00227210" style:font-size-asian="16pt" style:font-weight-asian="bold" style:font-size-complex="16pt" style:font-weight-complex="bold"/>
    </style:style>
    <style:style style:name="P93"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0a6336" style:font-size-asian="16pt" style:font-weight-asian="bold" style:font-size-complex="16pt" style:font-weight-complex="bold"/>
    </style:style>
    <style:style style:name="P94" style:family="paragraph" style:parent-style-name="Standard">
      <style:paragraph-properties fo:margin-left="0in" fo:margin-right="0in" fo:orphans="0" fo:widows="0" fo:text-indent="0in" style:auto-text-indent="false"/>
      <style:text-properties fo:color="#000000" loext:opacity="100%" style:font-name="Times New Roman" fo:font-size="12pt" fo:language="el" fo:country="GR" officeooo:paragraph-rsid="000a6336" style:font-size-asian="12pt" style:font-size-complex="12pt"/>
    </style:style>
    <style:style style:name="P95" style:family="paragraph" style:parent-style-name="Standard">
      <style:paragraph-properties fo:margin-left="0in" fo:margin-right="0in" fo:orphans="0" fo:widows="0" fo:text-indent="0in" style:auto-text-indent="false"/>
      <style:text-properties fo:color="#000000" loext:opacity="100%" style:font-name="Times New Roman" fo:font-size="12pt" fo:language="el" fo:country="GR" officeooo:paragraph-rsid="00795800" style:font-size-asian="12pt" style:font-size-complex="12pt"/>
    </style:style>
    <style:style style:name="P96" style:family="paragraph" style:parent-style-name="Standard">
      <style:paragraph-properties fo:margin-left="0in" fo:margin-right="0in" fo:text-align="center" style:justify-single-word="false" fo:orphans="0" fo:widows="0" fo:text-indent="0in" style:auto-text-indent="false"/>
      <style:text-properties fo:color="#000000" loext:opacity="100%" style:font-name="Times New Roman" fo:font-size="16pt" fo:language="el" fo:country="GR" fo:font-weight="bold" officeooo:paragraph-rsid="000a6336" style:font-size-asian="16pt" style:font-weight-asian="bold" style:font-size-complex="16pt" style:font-weight-complex="bold"/>
    </style:style>
    <style:style style:name="P9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9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9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795800"/>
    </style:style>
    <style:style style:name="P10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10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10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356fa9" style:font-size-asian="18pt" style:font-weight-asian="bold" style:font-size-complex="14pt" style:font-weight-complex="bold"/>
    </style:style>
    <style:style style:name="T3" style:family="text">
      <style:text-properties fo:font-size="18pt" fo:language="el" fo:country="GR"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4pt" style:font-weight-complex="bold"/>
    </style:style>
    <style:style style:name="T5" style:family="text">
      <style:text-properties fo:language="el" fo:country="GR" style:font-size-complex="14pt" style:font-weight-complex="bold"/>
    </style:style>
    <style:style style:name="T6" style:family="text">
      <style:text-properties fo:language="el" fo:country="GR" officeooo:rsid="001fb1a6" style:font-size-complex="14pt" style:font-weight-complex="bold"/>
    </style:style>
    <style:style style:name="T7" style:family="text">
      <style:text-properties fo:language="el" fo:country="GR" officeooo:rsid="0032f1ae" style:font-size-complex="14pt" style:font-weight-complex="bold"/>
    </style:style>
    <style:style style:name="T8" style:family="text">
      <style:text-properties fo:language="el" fo:country="GR" officeooo:rsid="007bd921" style:font-size-complex="14pt" style:font-weight-complex="bold"/>
    </style:style>
    <style:style style:name="T9" style:family="text">
      <style:text-properties fo:language="el" fo:country="GR" officeooo:rsid="007eefb4" style:font-size-complex="14pt" style:font-weight-complex="bold"/>
    </style:style>
    <style:style style:name="T10" style:family="text">
      <style:text-properties fo:language="el" fo:country="GR" officeooo:rsid="00807c09" style:font-size-complex="14pt" style:font-weight-complex="bold"/>
    </style:style>
    <style:style style:name="T11" style:family="text">
      <style:text-properties fo:language="el" fo:country="GR" officeooo:rsid="00885071"/>
    </style:style>
    <style:style style:name="T12" style:family="text">
      <style:text-properties style:font-size-complex="14pt" style:font-weight-complex="bold"/>
    </style:style>
    <style:style style:name="T13" style:family="text">
      <style:text-properties fo:language="en" fo:country="US"/>
    </style:style>
    <style:style style:name="T14" style:family="text">
      <style:text-properties fo:language="en" fo:country="US" officeooo:rsid="000abe0c"/>
    </style:style>
    <style:style style:name="T15" style:family="text">
      <style:text-properties fo:language="en" fo:country="US" officeooo:rsid="000b6629"/>
    </style:style>
    <style:style style:name="T16" style:family="text">
      <style:text-properties fo:language="en" fo:country="US" officeooo:rsid="000bf86e"/>
    </style:style>
    <style:style style:name="T17" style:family="text">
      <style:text-properties fo:language="en" fo:country="US" officeooo:rsid="000ca500"/>
    </style:style>
    <style:style style:name="T18" style:family="text">
      <style:text-properties fo:language="en" fo:country="US" officeooo:rsid="000e3a74"/>
    </style:style>
    <style:style style:name="T19" style:family="text">
      <style:text-properties fo:language="en" fo:country="US" officeooo:rsid="000e52ca"/>
    </style:style>
    <style:style style:name="T20" style:family="text">
      <style:text-properties fo:language="en" fo:country="US" officeooo:rsid="000f6991"/>
    </style:style>
    <style:style style:name="T21" style:family="text">
      <style:text-properties fo:language="en" fo:country="US" officeooo:rsid="00119494"/>
    </style:style>
    <style:style style:name="T22" style:family="text">
      <style:text-properties fo:language="en" fo:country="US" officeooo:rsid="00123f28"/>
    </style:style>
    <style:style style:name="T23" style:family="text">
      <style:text-properties fo:language="en" fo:country="US" officeooo:rsid="0012dba4"/>
    </style:style>
    <style:style style:name="T24" style:family="text">
      <style:text-properties fo:language="en" fo:country="US" officeooo:rsid="0014bd80"/>
    </style:style>
    <style:style style:name="T25" style:family="text">
      <style:text-properties fo:language="en" fo:country="US" officeooo:rsid="00169622"/>
    </style:style>
    <style:style style:name="T26" style:family="text">
      <style:text-properties fo:language="en" fo:country="US" officeooo:rsid="001a369c"/>
    </style:style>
    <style:style style:name="T27" style:family="text">
      <style:text-properties fo:language="en" fo:country="US" officeooo:rsid="001bf601"/>
    </style:style>
    <style:style style:name="T28" style:family="text">
      <style:text-properties fo:language="en" fo:country="US" officeooo:rsid="001ceca4"/>
    </style:style>
    <style:style style:name="T29" style:family="text">
      <style:text-properties fo:language="en" fo:country="US" officeooo:rsid="001eaf2e"/>
    </style:style>
    <style:style style:name="T30" style:family="text">
      <style:text-properties fo:language="en" fo:country="US" officeooo:rsid="001fb1a6"/>
    </style:style>
    <style:style style:name="T31" style:family="text">
      <style:text-properties fo:language="en" fo:country="US" officeooo:rsid="0020a14a"/>
    </style:style>
    <style:style style:name="T32" style:family="text">
      <style:text-properties fo:language="en" fo:country="US" officeooo:rsid="00227210"/>
    </style:style>
    <style:style style:name="T33" style:family="text">
      <style:text-properties fo:language="en" fo:country="US" officeooo:rsid="0023165e"/>
    </style:style>
    <style:style style:name="T34" style:family="text">
      <style:text-properties fo:language="en" fo:country="US" officeooo:rsid="0023c8d1"/>
    </style:style>
    <style:style style:name="T35" style:family="text">
      <style:text-properties fo:language="en" fo:country="US" officeooo:rsid="0023d0dd"/>
    </style:style>
    <style:style style:name="T36" style:family="text">
      <style:text-properties fo:language="en" fo:country="US" officeooo:rsid="00249e4a"/>
    </style:style>
    <style:style style:name="T37" style:family="text">
      <style:text-properties fo:language="en" fo:country="US" officeooo:rsid="002552ce"/>
    </style:style>
    <style:style style:name="T38" style:family="text">
      <style:text-properties fo:language="en" fo:country="US" officeooo:rsid="002683dd"/>
    </style:style>
    <style:style style:name="T39" style:family="text">
      <style:text-properties fo:language="en" fo:country="US" officeooo:rsid="002692a6"/>
    </style:style>
    <style:style style:name="T40" style:family="text">
      <style:text-properties fo:language="en" fo:country="US" officeooo:rsid="002832ac"/>
    </style:style>
    <style:style style:name="T41" style:family="text">
      <style:text-properties fo:language="en" fo:country="US" officeooo:rsid="0029beff"/>
    </style:style>
    <style:style style:name="T42" style:family="text">
      <style:text-properties fo:language="en" fo:country="US" officeooo:rsid="002ae0ac"/>
    </style:style>
    <style:style style:name="T43" style:family="text">
      <style:text-properties fo:language="en" fo:country="US" officeooo:rsid="002cd30d"/>
    </style:style>
    <style:style style:name="T44" style:family="text">
      <style:text-properties fo:language="en" fo:country="US" officeooo:rsid="002e3ef7"/>
    </style:style>
    <style:style style:name="T45" style:family="text">
      <style:text-properties fo:language="en" fo:country="US" officeooo:rsid="00314471"/>
    </style:style>
    <style:style style:name="T46" style:family="text">
      <style:text-properties fo:language="en" fo:country="US" officeooo:rsid="00337e94"/>
    </style:style>
    <style:style style:name="T47" style:family="text">
      <style:text-properties fo:language="en" fo:country="US" officeooo:rsid="0035791b"/>
    </style:style>
    <style:style style:name="T48" style:family="text">
      <style:text-properties fo:language="en" fo:country="US" officeooo:rsid="0036b675"/>
    </style:style>
    <style:style style:name="T49" style:family="text">
      <style:text-properties fo:language="en" fo:country="US" officeooo:rsid="003896dd"/>
    </style:style>
    <style:style style:name="T50" style:family="text">
      <style:text-properties fo:language="en" fo:country="US" officeooo:rsid="00396784"/>
    </style:style>
    <style:style style:name="T51" style:family="text">
      <style:text-properties fo:language="en" fo:country="US" officeooo:rsid="003b5915"/>
    </style:style>
    <style:style style:name="T52" style:family="text">
      <style:text-properties fo:language="en" fo:country="US" officeooo:rsid="003c3d70"/>
    </style:style>
    <style:style style:name="T53" style:family="text">
      <style:text-properties fo:language="en" fo:country="US" officeooo:rsid="003cb107"/>
    </style:style>
    <style:style style:name="T54" style:family="text">
      <style:text-properties fo:language="en" fo:country="US" officeooo:rsid="003cee3b"/>
    </style:style>
    <style:style style:name="T55" style:family="text">
      <style:text-properties fo:language="en" fo:country="US" officeooo:rsid="003db106"/>
    </style:style>
    <style:style style:name="T56" style:family="text">
      <style:text-properties fo:language="en" fo:country="US" officeooo:rsid="003edd78"/>
    </style:style>
    <style:style style:name="T57" style:family="text">
      <style:text-properties fo:language="en" fo:country="US" officeooo:rsid="0040ca58"/>
    </style:style>
    <style:style style:name="T58" style:family="text">
      <style:text-properties fo:language="en" fo:country="US" officeooo:rsid="00415061"/>
    </style:style>
    <style:style style:name="T59" style:family="text">
      <style:text-properties fo:language="en" fo:country="US" officeooo:rsid="00424f42"/>
    </style:style>
    <style:style style:name="T60" style:family="text">
      <style:text-properties fo:language="en" fo:country="US" officeooo:rsid="0042f060"/>
    </style:style>
    <style:style style:name="T61" style:family="text">
      <style:text-properties fo:language="en" fo:country="US" officeooo:rsid="00448ffa"/>
    </style:style>
    <style:style style:name="T62" style:family="text">
      <style:text-properties fo:language="en" fo:country="US" officeooo:rsid="00459982"/>
    </style:style>
    <style:style style:name="T63" style:family="text">
      <style:text-properties fo:language="en" fo:country="US" officeooo:rsid="004781eb"/>
    </style:style>
    <style:style style:name="T64" style:family="text">
      <style:text-properties fo:language="en" fo:country="US" officeooo:rsid="004869d8"/>
    </style:style>
    <style:style style:name="T65" style:family="text">
      <style:text-properties fo:language="en" fo:country="US" officeooo:rsid="00494b9c"/>
    </style:style>
    <style:style style:name="T66" style:family="text">
      <style:text-properties fo:language="en" fo:country="US" officeooo:rsid="004a4662"/>
    </style:style>
    <style:style style:name="T67" style:family="text">
      <style:text-properties fo:language="en" fo:country="US" officeooo:rsid="004bd594"/>
    </style:style>
    <style:style style:name="T68" style:family="text">
      <style:text-properties fo:language="en" fo:country="US" officeooo:rsid="004c120d"/>
    </style:style>
    <style:style style:name="T69" style:family="text">
      <style:text-properties fo:language="en" fo:country="US" officeooo:rsid="004d8357"/>
    </style:style>
    <style:style style:name="T70" style:family="text">
      <style:text-properties fo:language="en" fo:country="US" officeooo:rsid="004edd4d"/>
    </style:style>
    <style:style style:name="T71" style:family="text">
      <style:text-properties fo:language="en" fo:country="US" officeooo:rsid="0050809b"/>
    </style:style>
    <style:style style:name="T72" style:family="text">
      <style:text-properties fo:language="en" fo:country="US" officeooo:rsid="0053c2d5"/>
    </style:style>
    <style:style style:name="T73" style:family="text">
      <style:text-properties fo:language="en" fo:country="US" officeooo:rsid="0053f514"/>
    </style:style>
    <style:style style:name="T74" style:family="text">
      <style:text-properties fo:language="en" fo:country="US" officeooo:rsid="00555e20"/>
    </style:style>
    <style:style style:name="T75" style:family="text">
      <style:text-properties fo:language="en" fo:country="US" officeooo:rsid="0056bdf9"/>
    </style:style>
    <style:style style:name="T76" style:family="text">
      <style:text-properties fo:language="en" fo:country="US" officeooo:rsid="00585c6e"/>
    </style:style>
    <style:style style:name="T77" style:family="text">
      <style:text-properties fo:language="en" fo:country="US" officeooo:rsid="005a4c10"/>
    </style:style>
    <style:style style:name="T78" style:family="text">
      <style:text-properties fo:language="en" fo:country="US" officeooo:rsid="005b1070"/>
    </style:style>
    <style:style style:name="T79" style:family="text">
      <style:text-properties fo:language="en" fo:country="US" officeooo:rsid="005b95e0"/>
    </style:style>
    <style:style style:name="T80" style:family="text">
      <style:text-properties fo:language="en" fo:country="US" officeooo:rsid="005bfa32"/>
    </style:style>
    <style:style style:name="T81" style:family="text">
      <style:text-properties fo:language="en" fo:country="US" officeooo:rsid="005c7af2"/>
    </style:style>
    <style:style style:name="T82" style:family="text">
      <style:text-properties fo:language="en" fo:country="US" officeooo:rsid="005cc4a9"/>
    </style:style>
    <style:style style:name="T83" style:family="text">
      <style:text-properties fo:language="en" fo:country="US" officeooo:rsid="005e2e3f"/>
    </style:style>
    <style:style style:name="T84" style:family="text">
      <style:text-properties fo:language="en" fo:country="US" officeooo:rsid="005f3481"/>
    </style:style>
    <style:style style:name="T85" style:family="text">
      <style:text-properties fo:language="en" fo:country="US" officeooo:rsid="00607f5b"/>
    </style:style>
    <style:style style:name="T86" style:family="text">
      <style:text-properties fo:language="en" fo:country="US" officeooo:rsid="00619602"/>
    </style:style>
    <style:style style:name="T87" style:family="text">
      <style:text-properties fo:language="en" fo:country="US" officeooo:rsid="0061da48"/>
    </style:style>
    <style:style style:name="T88" style:family="text">
      <style:text-properties fo:language="en" fo:country="US" officeooo:rsid="0062d550"/>
    </style:style>
    <style:style style:name="T89" style:family="text">
      <style:text-properties fo:language="en" fo:country="US" officeooo:rsid="006493b3"/>
    </style:style>
    <style:style style:name="T90" style:family="text">
      <style:text-properties fo:language="en" fo:country="US" officeooo:rsid="00651293"/>
    </style:style>
    <style:style style:name="T91" style:family="text">
      <style:text-properties fo:language="en" fo:country="US" officeooo:rsid="00661b77"/>
    </style:style>
    <style:style style:name="T92" style:family="text">
      <style:text-properties fo:language="en" fo:country="US" officeooo:rsid="0067d57e"/>
    </style:style>
    <style:style style:name="T93" style:family="text">
      <style:text-properties fo:language="en" fo:country="US" officeooo:rsid="00684fe6"/>
    </style:style>
    <style:style style:name="T94" style:family="text">
      <style:text-properties fo:language="en" fo:country="US" officeooo:rsid="0069f140"/>
    </style:style>
    <style:style style:name="T95" style:family="text">
      <style:text-properties fo:language="en" fo:country="US" officeooo:rsid="006c0564"/>
    </style:style>
    <style:style style:name="T96" style:family="text">
      <style:text-properties fo:language="en" fo:country="US" officeooo:rsid="006c69cb"/>
    </style:style>
    <style:style style:name="T97" style:family="text">
      <style:text-properties fo:language="en" fo:country="US" officeooo:rsid="006d7de7"/>
    </style:style>
    <style:style style:name="T98" style:family="text">
      <style:text-properties fo:language="en" fo:country="US" officeooo:rsid="006f77e7"/>
    </style:style>
    <style:style style:name="T99" style:family="text">
      <style:text-properties fo:language="en" fo:country="US" officeooo:rsid="00714e46"/>
    </style:style>
    <style:style style:name="T100" style:family="text">
      <style:text-properties fo:language="en" fo:country="US" officeooo:rsid="00722ac2"/>
    </style:style>
    <style:style style:name="T101" style:family="text">
      <style:text-properties fo:language="en" fo:country="US" officeooo:rsid="00732d0c"/>
    </style:style>
    <style:style style:name="T102" style:family="text">
      <style:text-properties fo:language="en" fo:country="US" officeooo:rsid="00741b95"/>
    </style:style>
    <style:style style:name="T103" style:family="text">
      <style:text-properties fo:language="en" fo:country="US" officeooo:rsid="00749ea6"/>
    </style:style>
    <style:style style:name="T104" style:family="text">
      <style:text-properties fo:language="en" fo:country="US" officeooo:rsid="0074c195"/>
    </style:style>
    <style:style style:name="T105" style:family="text">
      <style:text-properties fo:language="en" fo:country="US" officeooo:rsid="00765959"/>
    </style:style>
    <style:style style:name="T106" style:family="text">
      <style:text-properties fo:language="en" fo:country="US" officeooo:rsid="00768e34"/>
    </style:style>
    <style:style style:name="T107" style:family="text">
      <style:text-properties fo:language="en" fo:country="US" officeooo:rsid="0077f97e"/>
    </style:style>
    <style:style style:name="T108" style:family="text">
      <style:text-properties fo:language="en" fo:country="US" officeooo:rsid="00795800"/>
    </style:style>
    <style:style style:name="T109" style:family="text">
      <style:text-properties fo:language="en" fo:country="US" officeooo:rsid="007ad667"/>
    </style:style>
    <style:style style:name="T110" style:family="text">
      <style:text-properties fo:language="en" fo:country="US" officeooo:rsid="007d40b2"/>
    </style:style>
    <style:style style:name="T111" style:family="text">
      <style:text-properties fo:language="en" fo:country="US" officeooo:rsid="007dc8db"/>
    </style:style>
    <style:style style:name="T112" style:family="text">
      <style:text-properties fo:language="en" fo:country="US" officeooo:rsid="007eefb4"/>
    </style:style>
    <style:style style:name="T113" style:family="text">
      <style:text-properties fo:language="en" fo:country="US" officeooo:rsid="007f8fc2"/>
    </style:style>
    <style:style style:name="T114" style:family="text">
      <style:text-properties fo:language="en" fo:country="US" officeooo:rsid="00807c09"/>
    </style:style>
    <style:style style:name="T115" style:family="text">
      <style:text-properties fo:language="en" fo:country="US" officeooo:rsid="00809c8f"/>
    </style:style>
    <style:style style:name="T116" style:family="text">
      <style:text-properties fo:language="en" fo:country="US" officeooo:rsid="008293f1"/>
    </style:style>
    <style:style style:name="T117" style:family="text">
      <style:text-properties fo:language="en" fo:country="US" officeooo:rsid="00833857"/>
    </style:style>
    <style:style style:name="T118" style:family="text">
      <style:text-properties fo:language="en" fo:country="US" officeooo:rsid="0083fcd6"/>
    </style:style>
    <style:style style:name="T119" style:family="text">
      <style:text-properties fo:language="en" fo:country="US" officeooo:rsid="00855be2"/>
    </style:style>
    <style:style style:name="T120" style:family="text">
      <style:text-properties fo:language="en" fo:country="US" officeooo:rsid="008568a3"/>
    </style:style>
    <style:style style:name="T121" style:family="text">
      <style:text-properties fo:language="en" fo:country="US" officeooo:rsid="0085a3ee"/>
    </style:style>
    <style:style style:name="T122" style:family="text">
      <style:text-properties fo:language="en" fo:country="US" officeooo:rsid="0087846f"/>
    </style:style>
    <style:style style:name="T123" style:family="text">
      <style:text-properties fo:language="en" fo:country="US" officeooo:rsid="0087a6a2"/>
    </style:style>
    <style:style style:name="T124" style:family="text">
      <style:text-properties fo:language="en" fo:country="US" officeooo:rsid="00885071"/>
    </style:style>
    <style:style style:name="T125" style:family="text">
      <style:text-properties fo:font-variant="normal" fo:text-transform="none" fo:color="#000000" loext:opacity="100%" style:font-name="New Athena Unicode" fo:font-size="12pt" fo:letter-spacing="normal" fo:font-style="normal" fo:font-weight="normal"/>
    </style:style>
    <style:style style:name="T126" style:family="text">
      <style:text-properties fo:font-variant="normal" fo:text-transform="none" fo:color="#000000" loext:opacity="100%" style:font-name="New Athena Unicode" fo:font-size="12pt" fo:letter-spacing="normal" fo:language="en" fo:country="US" fo:font-style="normal" fo:font-weight="normal" officeooo:rsid="005b1070"/>
    </style:style>
    <style:style style:name="T127" style:family="text">
      <style:text-properties fo:font-variant="normal" fo:text-transform="none" fo:color="#000000" loext:opacity="100%" style:font-name="New Athena Unicode" fo:font-size="12pt" fo:letter-spacing="normal" fo:language="en" fo:country="US" fo:font-style="normal" fo:font-weight="normal" officeooo:rsid="005b95e0"/>
    </style:style>
    <style:style style:name="T128" style:family="text">
      <style:text-properties fo:font-variant="normal" fo:text-transform="none" fo:color="#000000" loext:opacity="100%" style:font-name="New Athena Unicode" fo:font-size="12pt" fo:letter-spacing="normal" fo:language="en" fo:country="US" fo:font-style="normal" fo:font-weight="normal" officeooo:rsid="005bfa32"/>
    </style:style>
    <style:style style:name="T129" style:family="text">
      <style:text-properties fo:font-variant="normal" fo:text-transform="none" fo:color="#000000" loext:opacity="100%" style:font-name="New Athena Unicode" fo:font-size="12pt" fo:letter-spacing="normal" fo:language="en" fo:country="US" fo:font-style="normal" fo:font-weight="normal" officeooo:rsid="00885071"/>
    </style:style>
    <style:style style:name="T130" style:family="text">
      <style:text-properties fo:font-variant="normal" fo:text-transform="none" fo:letter-spacing="normal" fo:language="en" fo:country="US" fo:font-style="normal" fo:font-weight="normal"/>
    </style:style>
    <style:style style:name="T131" style:family="text">
      <style:text-properties fo:font-variant="normal" fo:text-transform="none" fo:letter-spacing="normal" fo:language="en" fo:country="US" fo:font-style="normal" fo:font-weight="normal" officeooo:rsid="0077f97e"/>
    </style:style>
    <style:style style:name="T132" style:family="text">
      <style:text-properties fo:font-variant="normal" fo:text-transform="none" fo:letter-spacing="normal" fo:language="en" fo:country="US" fo:font-style="normal" fo:font-weight="normal" officeooo:rsid="00795800"/>
    </style:style>
    <style:style style:name="T133" style:family="text">
      <style:text-properties fo:font-variant="normal" fo:text-transform="none" fo:letter-spacing="normal" fo:font-style="normal" fo:font-weight="normal"/>
    </style:style>
    <style:style style:name="T134" style:family="text">
      <style:text-properties style:font-name="AncientGreek" fo:language="el" fo:country="GR"/>
    </style:style>
    <style:style style:name="T135" style:family="text">
      <style:text-properties style:font-name="AncientGreek" fo:language="el" fo:country="GR" officeooo:rsid="0032f1ae" style:font-size-complex="14pt" style:font-weight-complex="bold"/>
    </style:style>
    <style:style style:name="T136" style:family="text">
      <style:text-properties style:font-name="AncientGreek" fo:language="el" fo:country="GR" officeooo:rsid="007eefb4" style:font-size-complex="14pt" style:font-weight-complex="bold"/>
    </style:style>
    <style:style style:name="T137" style:family="text">
      <style:text-properties style:font-name="AncientGreek" fo:language="en" fo:country="US" officeooo:rsid="004d8357"/>
    </style:style>
    <style:style style:name="T138" style:family="text">
      <style:text-properties style:font-name="AncientGreek" fo:language="en" fo:country="US" officeooo:rsid="004edd4d"/>
    </style:style>
    <style:style style:name="T139" style:family="text">
      <style:text-properties officeooo:rsid="001fb1a6"/>
    </style:style>
    <style:style style:name="T140" style:family="text">
      <style:text-properties officeooo:rsid="0023c8d1"/>
    </style:style>
    <style:style style:name="T141" style:family="text">
      <style:text-properties officeooo:rsid="00356fa9"/>
    </style:style>
    <style:style style:name="T142" style:family="text">
      <style:text-properties officeooo:rsid="003cee3b"/>
    </style:style>
    <style:style style:name="T143" style:family="text">
      <style:text-properties officeooo:rsid="004edd4d"/>
    </style:style>
    <style:style style:name="T144" style:family="text">
      <style:text-properties officeooo:rsid="0061da48"/>
    </style:style>
    <style:style style:name="T145" style:family="text">
      <style:text-properties officeooo:rsid="006c0564"/>
    </style:style>
    <style:style style:name="T146" style:family="text">
      <style:text-properties officeooo:rsid="00795800"/>
    </style:style>
    <style:style style:name="T147" style:family="text">
      <style:text-properties officeooo:rsid="00809c8f"/>
    </style:style>
    <style:style style:name="T148" style:family="text">
      <style:text-properties officeooo:rsid="0087a6a2"/>
    </style:style>
    <style:style style:name="T149" style:family="text">
      <style:text-properties officeooo:rsid="008850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
      <table:table table:name="Table3" table:style-name="Table3">
        <table:table-column table:style-name="Table3.A"/>
        <table:table-column table:style-name="Table3.B"/>
        <table:table-row table:style-name="Table3.1">
          <table:table-cell table:style-name="Table3.A1" office:value-type="string">
            <text:p text:style-name="P100"><text:span text:style-name="AncientGreek_3a__20_Ἀρχαία_20_ἑλληνικά"><text:span text:style-name="T1">300. Πέρδιξ καὶ ἄνθρωπος</text:span></text:span></text:p>
            <text:p text:style-name="P87"><text:span text:style-name="AncientGreek_3a__20_Ἀρχαία_20_ἑλληνικά"><text:span text:style-name="T5">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3"><text:span text:style-name="AncientGreek_3a__20_Ἀρχαία_20_ἑλληνικά"><text:span text:style-name="T5">Ὁ μῦθος δηλοῖ ὅτι οἱ τοὺς φίλους προδιδόντες αὐτοὶ ἐν ταῖς ἐνέδραις ἐμπίπτουσιν.</text:span></text:span></text:p>
          </table:table-cell>
          <table:table-cell table:style-name="Table3.A1" office:value-type="string">
            <text:p text:style-name="P88"><text:span text:style-name="T14">A</text:span> Partridge And <text:span text:style-name="T14">A</text:span> Man</text:p>
            <text:p text:style-name="P22">A <text:span text:style-name="T18">certain person</text:span>, <text:span text:style-name="T18">having traped </text:span>a partridge, was about to <text:span text:style-name="T18">sacrifice it</text:span>. <text:span text:style-name="T18">And s</text:span>he begged him <text:span text:style-name="T18">to release her and she would lead many partridges to the hunter</text:span>. <text:span text:style-name="T18">And the hunter said </text:span>"<text:span text:style-name="T18">Rather because of this I shall sacrifice you because</text:span> you<text:span text:style-name="T18">r</text:span> <text:span text:style-name="T18">family you are willing </text:span><text:span text:style-name="T19">to ambush</text:span>."</text:p>
            <text:p text:style-name="P22"/>
            <text:p text:style-name="P28">This fable shows that the man who plots machinations against his friends will himself fall into pitfalls and danger.</text:p>
            <text:p text:style-name="P28"><text:span text:style-name="T18"/></text:p>
            <text:p text:style-name="P28"><text:span text:style-name="T18">ἐνεδρεύω: to lie in wait for, to lay or set an ambush</text:span></text:p>
          </table:table-cell>
        </table:table-row>
        <table:table-row table:style-name="Table3.1">
          <table:table-cell table:style-name="Table3.A1" office:value-type="string">
            <text:p text:style-name="P100"><text:span text:style-name="AncientGreek_3a__20_Ἀρχαία_20_ἑλληνικά"><text:span text:style-name="T1">301. Περιστερὰ διψῶσα</text:span></text:span></text:p>
            <text:p text:style-name="P87"><text:span text:style-name="AncientGreek_3a__20_Ἀρχαία_20_ἑλληνικά"><text:span text:style-name="T5">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87"><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88"><text:span text:style-name="T14">A</text:span> Thirsty Dove</text:p>
            <text:p text:style-name="P22">A dove <text:span text:style-name="T19">was held by </text:span>thirst<text:span text:style-name="T13"> </text:span><text:span text:style-name="T19">when he</text:span><text:span text:style-name="T13"> </text:span><text:span text:style-name="T19">saw </text:span>a <text:span text:style-name="T19">cup </text:span>of water painted<text:span text:style-name="T13"> </text:span><text:span text:style-name="T19">on</text:span><text:span text:style-name="T13"> </text:span><text:span text:style-name="T19">a tablet</text:span>, <text:span text:style-name="T21">s</text:span><text:span text:style-name="T19">he assumed it to be real</text:span>. <text:span text:style-name="T19">Becaus</text:span><text:span text:style-name="T20">e</text:span><text:span text:style-name="T19"> of which </text:span><text:span text:style-name="T21">being carrying </text:span><text:span text:style-name="T20">with much </text:span><text:span text:style-name="T21">force she collided unwittingly with the tablet. And it happened to her</text:span> <text:span text:style-name="T22">when her</text:span> wings <text:span text:style-name="T22">where crushed, </text:span>she fell to the ground and was taken by <text:span text:style-name="T22">a passer by</text:span>.</text:p>
            <text:p text:style-name="P22"/>
            <text:p text:style-name="P29"><text:span text:style-name="T22">Thus some </text:span>men <text:span text:style-name="T22">putting their hand to business th</text:span>oughtlessly <text:span text:style-name="T22">do not realize they hurle into </text:span>ruin.</text:p>
            <text:p text:style-name="P29"/>
            <text:p text:style-name="P29">ὁ ῥοῖζος: whistling or whizzing of an arrow, rushing motion, rush, swing</text:p>
            <text:p text:style-name="P29">ἐντινάσσω: hurl against, to be shaken, collide with<text:line-break/>θραύω: to break in pieces, shatter, shiver, to fly into pieces, θρύπτω<text:span text:style-name="T13"> </text:span><text:span text:style-name="T21">=</text:span><text:span text:style-name="T13"> </text:span>to break down, enfeeble</text:p>
          </table:table-cell>
        </table:table-row>
        <table:table-row table:style-name="Table3.1">
          <table:table-cell table:style-name="Table3.A1" office:value-type="string">
            <text:p text:style-name="P100"><text:span text:style-name="AncientGreek_3a__20_Ἀρχαία_20_ἑλληνικά"><text:span text:style-name="T1">302. Περιστερὰ καὶ κορώνη</text:span></text:span></text:p>
            <text:p text:style-name="P87"><text:span text:style-name="AncientGreek_3a__20_Ἀρχαία_20_ἑλληνικά"><text:span text:style-name="T5">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87"><text:span text:style-name="AncientGreek_3a__20_Ἀρχαία_20_ἑλληνικά"><text:span text:style-name="T5"/></text:span></text:p>
            <text:p text:style-name="P13"><text:span text:style-name="AncientGreek_3a__20_Ἀρχαία_20_ἑλληνικά"><text:span text:style-name="T5">Οὕτω καὶ τῶν οἰκετῶν δυστυχέστατοί εἰσιν ὅσοι ἐν τῇ δουλείᾳ τεκνοποιοῦσιν.</text:span></text:span></text:p>
          </table:table-cell>
          <table:table-cell table:style-name="Table3.A1" office:value-type="string">
            <text:p text:style-name="P88"><text:span text:style-name="T14">A</text:span> Dove And <text:span text:style-name="T14">A</text:span> <text:span text:style-name="T22">Raven</text:span></text:p>
            <text:p text:style-name="P30">A dove <text:span text:style-name="T22">being raised in </text:span>a <text:span text:style-name="T22">dove kennel</text:span> <text:span text:style-name="T22">has haughty </text:span>about <text:span text:style-name="T23">having many children</text:span>. <text:span text:style-name="T23">But a</text:span> crow hear<text:span text:style-name="T23">ing her words </text:span>said: “<text:span text:style-name="T23">But h</text:span>ey <text:span text:style-name="T23">you</text:span>, stop boasting about th<text:span text:style-name="T23">is</text:span>; for <text:span text:style-name="T23">by how much mor</text:span>e children you have, <text:span text:style-name="T23">by this much you will bemoan </text:span>more <text:span text:style-name="T23">servitude.”</text:span></text:p>
            <text:p text:style-name="P22"/>
            <text:p text:style-name="P22"><text:span text:style-name="T23">Thus also most unfortunate of slaves are those who produce </text:span>children in servitude.</text:p>
            <text:p text:style-name="P22"/>
            <text:p text:style-name="P24">τό περιστεροτροφεῖον: place where doves are reared</text:p>
            <text:p text:style-name="P24">ἡ πολυτεκνία: abundance of children</text:p>
            <text:p text:style-name="P24">φρυάσσομαι: of spirited, high-fed horses, neigh, whinny and prance to be wanton, haughty, insolent</text:p>
          </table:table-cell>
        </table:table-row>
        <text:soft-page-break/>
        <table:table-row table:style-name="Table3.1">
          <table:table-cell table:style-name="Table3.A4" office:value-type="string">
            <text:p text:style-name="P102">303. Πῆραι δύο</text:p>
            <text:p text:style-name="P86">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86"/>
            <text:p text:style-name="P86">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89">The Two Bags</text:p>
            <text:p text:style-name="P26">Prometheus <text:span text:style-name="T24">having </text:span>fashioned men <text:span text:style-name="T24">at one point </text:span>hung two bags <text:span text:style-name="T24">from them</text:span>, one <text:span text:style-name="T24">[</text:span>containing<text:span text:style-name="T24">]</text:span> the <text:span text:style-name="T24">wicked </text:span>of others, the other their own <text:span text:style-name="T24">[</text:span>faults<text:span text:style-name="T24">]</text:span>, and he placed the bag of the faults of others in front of them, while he suspended the other from behind. <text:span text:style-name="T25">Because of this</text:span>t<text:span text:style-name="T25"> it happened that men see the wicked of others from afar</text:span>, but do not perceive their own.</text:p>
            <text:p text:style-name="P22"/>
            <text:p text:style-name="P22"><text:span text:style-name="T25">Someone might</text:span> <text:span text:style-name="T25">make us of</text:span> this fable <text:span text:style-name="T25">with respect to busy body man</text:span>, <text:span text:style-name="T25">who being </text:span>blind in <text:span text:style-name="T25">his </text:span>own affairs, <text:span text:style-name="T25">has a care of </text:span>those <text:span text:style-name="T25">things </text:span>which <text:span text:style-name="T25">do not concern [them]</text:span>.</text:p>
            <text:p text:style-name="P22"/>
            <text:p text:style-name="P31">ὀθνεῖος , α, ον: strange, foreign</text:p>
            <text:p text:style-name="P31">ἀπαρτάω: to hang up from, to hang loose, to make dependent upon, to detach, separate, detached, disunited, to remove oneself, go away</text:p>
            <text:p text:style-name="P22">ἄποπτος , ον, out of sight of, far away from, <text:span text:style-name="T25">f</text:span>ar away, dimly seen<text:line-break/>τυφλώττω: to be blind, to be dim, faded, of paintings</text:p>
          </table:table-cell>
        </table:table-row>
        <table:table-row table:style-name="Table3.1">
          <table:table-cell table:style-name="Table3.A1" office:value-type="string">
            <text:p text:style-name="P3"><text:span text:style-name="AncientGreek_3a__20_Ἀρχαία_20_ἑλληνικά"><text:span text:style-name="T1">304. Πίθηξ καὶ ἁλιεῖς</text:span></text:span></text:p>
            <text:p text:style-name="P80"><text:span text:style-name="AncientGreek_3a__20_Ἀρχαία_20_ἑλληνικά"><text:span text:style-name="T5">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span></text:span></text:p>
            <text:p text:style-name="P80"><text:span text:style-name="AncientGreek_3a__20_Ἀρχαία_20_ἑλληνικά"><text:span text:style-name="T5"/></text:span></text:p>
            <text:p text:style-name="P80"><text:span text:style-name="AncientGreek_3a__20_Ἀρχαία_20_ἑλληνικά"><text:span text:style-name="T5">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88"><text:span text:style-name="T14">A</text:span>Monkey And <text:span text:style-name="T14">A</text:span> Fishermen</text:p>
            <text:p text:style-name="P22">A monkey <text:span text:style-name="T25">sitting in</text:span> a high tree, <text:span text:style-name="T25">when he saw </text:span>fishermen <text:span text:style-name="T25">casting a net upon</text:span> a river, <text:span text:style-name="T25">took notice <text:s/>of the t</text:span>hings <text:span text:style-name="T25">done by them</text:span>. <text:span text:style-name="T13">A</text:span><text:span text:style-name="T25">nd </text:span><text:span text:style-name="T26">leaving the net of them and for a little while </text:span>withdr<text:span text:style-name="T26">awing</text:span> to <text:span text:style-name="T26">eat</text:span>, descending from<text:span text:style-name="T13"> </text:span><text:span text:style-name="T26">the</text:span><text:span text:style-name="T13"> </text:span>tree, <text:span text:style-name="T26">he tried </text:span>to <text:span text:style-name="T26">imitate them.</text:span> <text:span text:style-name="T26">F</text:span>or <text:span text:style-name="T26">they say that </text:span>this animal <text:span text:style-name="T26">is inclinded to mimic. </text:span>But when <text:span text:style-name="T26">taking hold of the </text:span>nets<text:span text:style-name="T13"> </text:span><text:span text:style-name="T26">and being</text:span> caught <text:span text:style-name="T26">[</text:span>in them<text:span text:style-name="T26">]</text:span> <text:span text:style-name="T26">was </text:span>in danger of being <text:span text:style-name="T26">choked</text:span>. <text:span text:style-name="T26">And h</text:span>e said to himself: “<text:span text:style-name="T26">Well </text:span>I <text:span text:style-name="T26">at least have sufered justice.</text:span> <text:span text:style-name="T26">For </text:span>why did I undertake to fish <text:span text:style-name="T26">not </text:span>having learned <text:span text:style-name="T26">[it]</text:span>?”</text:p>
            <text:p text:style-name="P22"/>
            <text:p text:style-name="P22"><text:span text:style-name="T26">The account </text:span>shows that <text:span text:style-name="T26">the endeavor of things not fitting is not only </text:span><text:span text:style-name="T27">useless but also harmful</text:span>.</text:p>
          </table:table-cell>
        </table:table-row>
        <text:soft-page-break/>
        <table:table-row table:style-name="Table3.1">
          <table:table-cell table:style-name="Table3.A1" office:value-type="string">
            <text:p text:style-name="P4"><text:span text:style-name="AncientGreek_3a__20_Ἀρχαία_20_ἑλληνικά"><text:span text:style-name="T1">305.</text:span></text:span><text:span text:style-name="AncientGreek_3a__20_Ἀρχαία_20_ἑλληνικά"><text:span text:style-name="T3"> Πίθηκος καὶ δελφίς</text:span></text:span></text:p>
            <text:p text:style-name="P13"><text:span text:style-name="AncientGreek_3a__20_Ἀρχαία_20_ἑλληνικά"><text:span text:style-name="T5">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3"><text:span text:style-name="AncientGreek_3a__20_Ἀρχαία_20_ἑλληνικά"><text:span text:style-name="T5"/></text:span></text:p>
            <text:p text:style-name="P14"><text:span text:style-name="AncientGreek_3a__20_Ἀρχαία_20_ἑλληνικά"><text:span text:style-name="T5">Ὁ μῦθος πρὸς ἄνδρας οἳ τὴν ἀλήθειαν οὐκ εἰδότες ἀπατᾶν νομίζουσιν.</text:span></text:span></text:p>
          </table:table-cell>
          <table:table-cell table:style-name="Table3.A1" office:value-type="string">
            <text:p text:style-name="P89"><text:span text:style-name="T14">A</text:span> Monkey And <text:span text:style-name="T14">A</text:span> Dolphin</text:p>
            <text:p text:style-name="P26"><text:span text:style-name="T28">A</text:span> custom <text:span text:style-name="T28">being for those sailing</text:span> to<text:span text:style-name="T13"> </text:span><text:span text:style-name="T28">bring along</text:span> <text:span text:style-name="T28">small maltese dogs </text:span>and <text:span text:style-name="T28">monkeys</text:span> <text:span text:style-name="T28">for consoling during the journey,</text:span> a man who was sailing had a monkey with him. <text:span text:style-name="T28">And w</text:span>hen <text:span text:style-name="T28">they</text:span> arrived at Sunion, <text:span text:style-name="T28">a outcrop </text:span>of Attica, a violent storm <text:span text:style-name="T28">happened to come about</text:span>. <text:span text:style-name="T28">And t</text:span>he ship capsiz<text:span text:style-name="T28">ing</text:span> and everyone swam<text:span text:style-name="T28">ing</text:span> away, the monkey <text:span text:style-name="T28">also swam</text:span>. A<text:span text:style-name="T28">nd a</text:span> dolphin s<text:span text:style-name="T28">eeing</text:span> him, and <text:span text:style-name="T28">assuming he to be a </text:span>man, <text:span text:style-name="T28">going under he supported [him] carying</text:span> him <text:span text:style-name="T28">upon the </text:span>land. <text:span text:style-name="T13">A</text:span><text:span text:style-name="T28">nd when</text:span> he arrived at <text:span text:style-name="T28">the </text:span>Piraeus, <text:span text:style-name="T28">the state harbor of Athens</text:span>, he <text:span text:style-name="T28">enquired of </text:span>the monkey if<text:span text:style-name="T13"> </text:span><text:span text:style-name="T28">his people are</text:span> Athenian. <text:span text:style-name="T28">And </text:span><text:span text:style-name="T29">saying that he had illustrious parents there</text:span>, he asked if he also knew<text:span text:style-name="T13"> </text:span>Piraeus. <text:span text:style-name="T29">And the monkey assuming that he was speaking of a person, said actually rather a friend to be to him and close confidant.</text:span> <text:span text:style-name="T29">And t</text:span>he dolphin <text:span text:style-name="T29">being angered by so great a lie dunking him</text:span> <text:span text:style-name="T29">he killed [</text:span>him<text:span text:style-name="T29">]</text:span>.</text:p>
            <text:p text:style-name="P22"/>
            <text:p text:style-name="P22"><text:span text:style-name="T29">The</text:span> fable is<text:span text:style-name="T13"> </text:span><text:span text:style-name="T29">for</text:span><text:span text:style-name="T13"> </text:span>men who not knowing the truth, <text:span text:style-name="T29">are in the habbit of deceiving</text:span>.</text:p>
            <text:p text:style-name="P22">ἐπίνειον: port <text:span text:style-name="T28">of </text:span>the navy lies, the state harbour</text:p>
          </table:table-cell>
        </table:table-row>
        <table:table-row table:style-name="Table3.1">
          <table:table-cell table:style-name="Table3.A1" office:value-type="string">
            <text:p text:style-name="P3"><text:span text:style-name="AncientGreek_3a__20_Ἀρχαία_20_ἑλληνικά"><text:span text:style-name="T1">306. Πίθηκος καὶ κάμηλος</text:span></text:span></text:p>
            <text:p text:style-name="P13"><text:span text:style-name="AncientGreek_3a__20_Ἀρχαία_20_ἑλληνικά"><text:span text:style-name="T5">Ἐν συνόδῳ τῶν ἀλόγων ζῴων πίθηκος ἀναστὰς ὠρχήσατο. Σφόδρα δὲ αὐτοῦ εὐδοκιμοῦντος καὶ ὑπὸ πάντων </text:span></text:span><text:span text:style-name="AncientGreek_3a__20_Ἀρχαία_20_ἑλληνικά"><text:span text:style-name="T6">ἐπι</text:span></text:span><text:span text:style-name="AncientGreek_3a__20_Ἀρχαία_20_ἑλληνικά"><text:span text:style-name="T5">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διὰ φθόνον κρείττοσιν ἁμιλλωμένους ὁ λόγος εὔκαιρος.</text:span></text:span></text:p>
          </table:table-cell>
          <table:table-cell table:style-name="Table3.A1" office:value-type="string">
            <text:p text:style-name="P88"><text:span text:style-name="T14">A</text:span> Monkey And <text:span text:style-name="T14">A</text:span> Camel</text:p>
            <text:p text:style-name="P22">In an assembly of <text:span text:style-name="T29">foolish animals</text:span> a monkey <text:span text:style-name="T29">standing </text:span>up danced. <text:span text:style-name="T29">And h</text:span><text:span text:style-name="T30">e being very liked</text:span> and applauded by all<text:span text:style-name="T13"> </text:span><text:span text:style-name="T30">a</text:span><text:span text:style-name="T13"> </text:span>camel <text:span text:style-name="T30">beomg envious </text:span>wanted <text:span text:style-name="T30">to attain </text:span>the same <text:span text:style-name="T30">things</text:span>. <text:span text:style-name="T30">Because of which getting </text:span>up<text:span text:style-name="T13"> </text:span><text:span text:style-name="T30">she</text:span><text:span text:style-name="T13"> </text:span>tried <text:span text:style-name="T30">also herself to </text:span>dance. <text:span text:style-name="T30">But doing many strange things </text:span>the <text:span text:style-name="T30">anoyed </text:span>animals <text:span text:style-name="T30">drover her away beating her with clubs</text:span>.</text:p>
            <text:p text:style-name="P22"/>
            <text:p text:style-name="P22">Th<text:span text:style-name="T30">e account</text:span> is <text:span text:style-name="T30">well timed </text:span>for those who out of envy compete with <text:span text:style-name="T30">some who are better</text:span>.</text:p>
            <text:p text:style-name="P22"/>
            <text:p text:style-name="P22"><text:span text:style-name="T139">ἐπι</text:span>σημαίνω: to set a mark upon a person, of a disease, to have a mark set on one, to indicate, to mark for oneself, signify, indicate, to set one's seal to a thing, approve it</text:p>
          </table:table-cell>
        </table:table-row>
        <text:soft-page-break/>
        <table:table-row table:style-name="Table3.1">
          <table:table-cell table:style-name="Table3.A1" office:value-type="string">
            <text:p text:style-name="P3"><text:span text:style-name="AncientGreek_3a__20_Ἀρχαία_20_ἑλληνικά"><text:span text:style-name="T1">307. Πιθήκου παῖδες</text:span></text:span></text:p>
            <text:p text:style-name="P13"><text:span text:style-name="AncientGreek_3a__20_Ἀρχαία_20_ἑλληνικά"><text:span text:style-name="T5">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άσης προνοίας ἡ τύχη δυνατωτέρα καθέστηκε.</text:span></text:span></text:p>
          </table:table-cell>
          <table:table-cell table:style-name="Table3.A1" office:value-type="string">
            <text:p text:style-name="P91">A Monkey’s Children</text:p>
            <text:p text:style-name="P22">Monkeys, <text:span text:style-name="T31">they</text:span> <text:span text:style-name="T31">say</text:span>, give birth to two <text:span text:style-name="T31">[babies],</text:span> <text:span text:style-name="T31">one </text:span>of these two <text:span text:style-name="T31">offspring</text:span> they cherish and nurture <text:span text:style-name="T31">with care</text:span>, <text:span text:style-name="T31">the other one</text:span> they hate and neglect. <text:span text:style-name="T31">And it came about according to divine fate</text:span> that the <text:span text:style-name="T31">one happily cared for </text:span>and <text:span text:style-name="T31">held firmly beside the mother su</text:span>ffocated, and the<text:span text:style-name="T13"> </text:span><text:span text:style-name="T31">neglected one</text:span><text:span text:style-name="T13"> </text:span><text:span text:style-name="T31">reached maturity</text:span>.</text:p>
            <text:p text:style-name="P22"/>
            <text:p text:style-name="P22"><text:span text:style-name="T31">The account</text:span> shows that fortune is more powerful than <text:span text:style-name="T31">any </text:span>foresight.</text:p>
            <text:p text:style-name="P22"/>
            <text:p text:style-name="P22">στερρῶς <text:span text:style-name="T31">= στερρός: stiff, firm, solid, strong, stiff with age, hard, rugged, uneasy, stubborn, obdurate, hard, στερρῶς, stiffly, obstinately<text:line-break/>ἀγκαλίζομαι: to embrace</text:span></text:p>
          </table:table-cell>
        </table:table-row>
        <table:table-row table:style-name="Table3.1">
          <table:table-cell table:style-name="Table3.A1" office:value-type="string">
            <text:p text:style-name="P3"><text:span text:style-name="AncientGreek_3a__20_Ἀρχαία_20_ἑλληνικά"><text:span text:style-name="T1">308. Πλέοντες</text:span></text:span></text:p>
            <text:p text:style-name="P13"><text:span text:style-name="AncientGreek_3a__20_Ἀρχαία_20_ἑλληνικά"><text:span text:style-name="T5">Ἐμβάντες τινὲς εἰς σκάφος ἔπλεον. Γενομένων δὲ αὐτῶν πελαγίων, συνέβη χειμῶνα ἐξαίσιον γενέσθαι καὶ τὴν ναῦν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92">Passengers</text:p>
            <text:p text:style-name="P22"><text:span text:style-name="T32">Some passenger set sail in a barque</text:span>. When they were at sea, <text:span text:style-name="T33">it came ab</text:span>out <text:span text:style-name="T33">that a storm arose</text:span>, and the ship was about to sink. One of the passengers tearing his clothes <text:span text:style-name="T34">called upon the </text:span>gods of his country with <text:span text:style-name="T34">lamentation </text:span>and groans and <text:span text:style-name="T13">promis</text:span><text:span text:style-name="T34">ing to pay back kindnesses</text:span>, if they<text:span text:style-name="T13"> </text:span><text:span text:style-name="T34">would be </text:span>saved. <text:span text:style-name="T34">And </text:span>the storm ceas<text:span text:style-name="T34">ing</text:span> and<text:span text:style-name="T13"> </text:span><text:span text:style-name="T34">a new calm arising</text:span>, <text:span text:style-name="T34">turning to a feast</text:span>,<text:span text:style-name="T13"> </text:span><text:span text:style-name="T34">they</text:span><text:span text:style-name="T13"> </text:span><text:span text:style-name="T34">both danced and skipped</text:span>, <text:span text:style-name="T34">seeing that they had escaped from an unexpected danger. And the captain being firm</text:span>, said to them: “<text:span text:style-name="T34">But oh</text:span> friends,<text:span text:style-name="T13"> </text:span><text:span text:style-name="T34">we ought to </text:span>rejoice <text:span text:style-name="T35">as if by chance a storm will again happen</text:span>.”</text:p>
            <text:p text:style-name="P22"/>
            <text:p text:style-name="P22">The <text:span text:style-name="T35">account </text:span>teaches not<text:span text:style-name="T13"> </text:span><text:span text:style-name="T35">to</text:span><text:span text:style-name="T13"> </text:span>be <text:span text:style-name="T35">exceedingly elated <text:s/>in </text:span>one's successes<text:span text:style-name="T13"> </text:span><text:span text:style-name="T35">considering the</text:span><text:span text:style-name="T13"> </text:span>inconstancy of fortune.</text:p>
            <text:p text:style-name="P22"/>
            <text:p text:style-name="P22">πελάγιος: of the sea, of animals, living in the sea, out at sea, on the open sea, of seamen or ships</text:p>
            <text:p text:style-name="P32">μικροῦ <text:span text:style-name="T34">= </text:span><text:span text:style-name="T140">δεῖ ὀλίγου = </text:span><text:span text:style-name="T34">to lack little, almost<text:line-break/>γηθέω: to rejoice</text:span></text:p>
            <text:p text:style-name="P32"><text:span text:style-name="T34">εὐμετάβλητος, ον: easily changed, changeable</text:span></text:p>
          </table:table-cell>
        </table:table-row>
        <text:soft-page-break/>
        <table:table-row table:style-name="Table3.1">
          <table:table-cell table:style-name="Table3.A4" office:value-type="string">
            <text:p text:style-name="P3"><text:span text:style-name="AncientGreek_3a__20_Ἀρχαία_20_ἑλληνικά"><text:span text:style-name="T1">309. Πλούσιος καὶ βυρσοδέψης</text:span></text:span></text:p>
            <text:p text:style-name="P13"><text:span text:style-name="AncientGreek_3a__20_Ἀρχαία_20_ἑλληνικά"><text:span text:style-name="T5">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συνήθεια καὶ τὰ δυσχερῆ τῶν πραγμάτων καταπραΰνει.</text:span></text:span></text:p>
          </table:table-cell>
          <table:table-cell table:style-name="Table3.A4" office:value-type="string">
            <text:p text:style-name="P88">The Rich And The Tanner</text:p>
            <text:p text:style-name="P22">A rich man <text:span text:style-name="T36">lived next to</text:span> a tanner. <text:span text:style-name="T36">Not being able to bear the bad smell,</text:span> he kept<text:span text:style-name="T13"> </text:span><text:span text:style-name="T36">proposing to him each time</text:span> to move. <text:span text:style-name="T36">And he continually postponed him saying after a little time he will </text:span>move. <text:span text:style-name="T36">And as this continually happened</text:span>, it happened<text:span text:style-name="T13"> </text:span><text:span text:style-name="T36">as time progressed </text:span>that the rich man <text:span text:style-name="T36">becoming accustomed to</text:span> the smell <text:span text:style-name="T37">it no longer </text:span><text:span text:style-name="T36">bothered him</text:span>.</text:p>
            <text:p text:style-name="P22"/>
            <text:p text:style-name="P22"><text:span text:style-name="T37">The account</text:span> shows that <text:span text:style-name="T37">one’s </text:span>habit softens unpleasantness.</text:p>
            <text:p text:style-name="P22"/>
            <text:p text:style-name="P22">διαναβάλλομαι: <text:span text:style-name="T36">to </text:span>delay again and again, <text:span text:style-name="T36">to </text:span>delay</text:p>
            <text:p text:style-name="P33">ἠθάς, άδος: accustomed to a thing, acquainted with it, accustomed, usual, of animals, tame, domestic</text:p>
            <text:p text:style-name="P33">δυσχερής , ές: hard <text:span text:style-name="T37">to </text:span>manage, annoying, unpopular, disagreeable, difficult, contradictory, difficulties in an argument, ill tempered, unfriendly, offensive</text:p>
          </table:table-cell>
        </table:table-row>
        <table:table-row table:style-name="Table3.1">
          <table:table-cell table:style-name="Table3.A1" office:value-type="string">
            <text:p text:style-name="P3"><text:span text:style-name="AncientGreek_3a__20_Ἀρχαία_20_ἑλληνικά"><text:span text:style-name="T1">310. Πλούσιος καὶ θρηνῳδοί</text:span></text:span></text:p>
            <text:p text:style-name="P13"><text:span text:style-name="AncientGreek_3a__20_Ἀρχαία_20_ἑλληνικά"><text:span text:style-name="T5">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88">The Rich And The Mourners</text:p>
            <text:p text:style-name="P22">A rich man <text:span text:style-name="T38">having</text:span> two daughters <text:span text:style-name="T38">one </text:span>of them <text:span text:style-name="T38">having died</text:span>, he hired hired <text:span text:style-name="T38">the </text:span>mourners.<text:span text:style-name="T13"> </text:span><text:span text:style-name="T38">And the</text:span><text:span text:style-name="T13"> </text:span>other daughter sa<text:span text:style-name="T38">ying</text:span> to her mother: "<text:span text:style-name="T38">Unhappy we are</text:span>: <text:span text:style-name="T38">seeing that </text:span>we<text:span text:style-name="T13"> </text:span><text:span text:style-name="T38">ourselves</text:span><text:span text:style-name="T13"> </text:span><text:span text:style-name="T38">of </text:span>who<text:span text:style-name="T38">m there is suffering</text:span> do not know how to lament, <text:span text:style-name="T38">but</text:span> these women <text:span text:style-name="T38">who are not related to us at all</text:span> <text:span text:style-name="T38">beat there [chests] </text:span>and cry with so <text:span text:style-name="T38">exceedingly</text:span>.” The <text:span text:style-name="T38">[</text:span>mother<text:span text:style-name="T38">]</text:span> repl<text:span text:style-name="T38">ying said</text:span> "<text:span text:style-name="T38">But d</text:span>on't <text:span text:style-name="T38">be surprised</text:span>, child, if <text:span text:style-name="T38">so pitifuly they l</text:span>ament. <text:span text:style-name="T38">For </text:span>they do<text:span text:style-name="T13"> </text:span><text:span text:style-name="T38">this</text:span><text:span text:style-name="T13"> </text:span>for money."</text:p>
            <text:p text:style-name="P22"/>
            <text:p text:style-name="P34"><text:span text:style-name="T39">T</text:span>hus <text:span text:style-name="T39">some</text:span> <text:span text:style-name="T39">people</text:span>, <text:span text:style-name="T39">because of love of silver</text:span> do not hesitate <text:span text:style-name="T39">to make a profit out of others misfortunes</text:span>.</text:p>
            <text:p text:style-name="P34"/>
            <text:p text:style-name="P34">προσήκω: to belong to, <text:span text:style-name="T38">to be related, to be akin</text:span></text:p>
            <text:p text:style-name="P22"><text:span text:style-name="T38">ἐργολαβέω: contract for the execution of work, make profit out of</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1. Ποιμὴν καὶ θάλασσα</text:span></text:span></text:p>
            <text:p text:style-name="P13"><text:span text:style-name="AncientGreek_3a__20_Ἀρχαία_20_ἑλληνικά"><text:span text:style-name="T5">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τὰ παθήματα τοῖς ἀνθρώποις μαθήματα γίνεται.</text:span></text:span></text:p>
          </table:table-cell>
          <table:table-cell table:style-name="Table3.A1" office:value-type="string">
            <text:p text:style-name="P88">The Shepherd And The Sea</text:p>
            <text:p text:style-name="P35">A shepherd grazing a herd <text:span text:style-name="T39">on a sea side spot</text:span>, <text:span text:style-name="T39">having </text:span><text:span text:style-name="T13">see</text:span><text:span text:style-name="T39">n the ocean being calm</text:span>, <text:span text:style-name="T39">he desired </text:span>to sail<text:span text:style-name="T13"> </text:span><text:span text:style-name="T39">for</text:span><text:span text:style-name="T13"> </text:span>trade. <text:span text:style-name="T39">Therefore selling</text:span> his sheep<text:span text:style-name="T13"> </text:span><text:span text:style-name="T39">and buying </text:span>dates <text:span text:style-name="T40">he</text:span> set sail. But a violent storm <text:span text:style-name="T40">came about</text:span> and the ship <text:span text:style-name="T40">being in danger </text:span>of sinking, <text:span text:style-name="T40">throwing </text:span>all his cargo into the sea <text:span text:style-name="T40">was saved </text:span>with difficulty <text:span text:style-name="T40">in </text:span>his empty ship. <text:span text:style-name="T40">And a</text:span>fter <text:span text:style-name="T40">not a few days</text:span><text:span text:style-name="T13"> </text:span>a<text:span text:style-name="T13"> </text:span><text:span text:style-name="T40">person</text:span><text:span text:style-name="T13"> </text:span><text:span text:style-name="T40">passing by and marveling at the calmness of the sea (for she happened to be calm)</text:span><text:span text:style-name="T13"> </text:span><text:span text:style-name="T40">[the shephard] responding</text:span><text:span text:style-name="T13"> </text:span><text:span text:style-name="T40">said</text:span>: “<text:span text:style-name="T40">O</text:span>h my dear fellow, <text:span text:style-name="T40">she desires dates again as it seems</text:span>, <text:span text:style-name="T40">and because of this she appears</text:span> calm.”</text:p>
            <text:p text:style-name="P22"/>
            <text:p text:style-name="P22"><text:span text:style-name="T40">The</text:span> fable shows that <text:span text:style-name="T41">sufferings become lessons</text:span> for <text:span text:style-name="T41">people</text:span>.</text:p>
            <text:p text:style-name="P22"/>
            <text:p text:style-name="P22">βάλανος: an acorn, the fruit of the φηγός <text:span text:style-name="T39">(wild oak)</text:span>, the date, an iron peg, a bolt-pin<text:line-break/>λωίων: more desirable, more agreeable, and (generally) better, comp. of ἀγαθός, ὦ λῷστε my good friend,</text:p>
          </table:table-cell>
        </table:table-row>
        <table:table-row table:style-name="Table3.1">
          <table:table-cell table:style-name="Table3.A1" office:value-type="string">
            <text:p text:style-name="P3"><text:span text:style-name="AncientGreek_3a__20_Ἀρχαία_20_ἑλληνικά"><text:span text:style-name="T1">312. Ποιμὴν καὶ κύων τὰ πρόβατα σαίνων</text:span></text:span></text:p>
            <text:p text:style-name="P13"><text:span text:style-name="AncientGreek_3a__20_Ἀρχαία_20_ἑλληνικά"><text:span text:style-name="T5">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ἄνδρα κόλακα ὁ λόγος εὔκαιρος.</text:span></text:span></text:p>
          </table:table-cell>
          <table:table-cell table:style-name="Table3.A1" office:value-type="string">
            <text:p text:style-name="P88"><text:span text:style-name="T14">A</text:span> Shepherd And <text:span text:style-name="T14">A</text:span> Dog<text:span text:style-name="T13"> </text:span><text:span text:style-name="T43">Courting</text:span><text:span text:style-name="T42"> His Sheep</text:span></text:p>
            <text:p text:style-name="P22">A shepherd who had a very large dog <text:span text:style-name="T43">was in the habit of throwing</text:span> stillborn lambs and dead sheep to him. <text:span text:style-name="T43">And </text:span>one day when the flock <text:span text:style-name="T43">was entering</text:span>, the shepherd s<text:span text:style-name="T43">eeing</text:span> his dog approaching the sheep and <text:span text:style-name="T43">courting </text:span>them <text:span text:style-name="T43">said:</text:span> "<text:span text:style-name="T43">But h</text:span>ey you!<text:span text:style-name="T13"> </text:span><text:span text:style-name="T43">What you wish for such as these may it come about upon your</text:span> head!”</text:p>
            <text:p text:style-name="P22"/>
            <text:p text:style-name="P22">Th<text:span text:style-name="T43">e</text:span> <text:span text:style-name="T43">account is timely for a man who flaters</text:span>.</text:p>
          </table:table-cell>
        </table:table-row>
        <text:soft-page-break/>
        <table:table-row table:style-name="Table3.1">
          <table:table-cell table:style-name="Table3.A1" office:value-type="string">
            <text:p text:style-name="P3"><text:span text:style-name="AncientGreek_3a__20_Ἀρχαία_20_ἑλληνικά"><text:span text:style-name="T1">313. Ποιμὴν καὶ λυκιδεῖς</text:span></text:span></text:p>
            <text:p text:style-name="P13"><text:span text:style-name="AncientGreek_3a__20_Ἀρχαία_20_ἑλληνικά"><text:span text:style-name="T5">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88"><text:span text:style-name="T14">A</text:span> Shepherd And <text:span text:style-name="T14">Some</text:span> <text:span text:style-name="T44">Wolf </text:span>Cubs</text:p>
            <text:p text:style-name="P36">A shepherd <text:span text:style-name="T43">finding</text:span> wolf cubs<text:span text:style-name="T13"> </text:span><text:span text:style-name="T43">raised </text:span>them with <text:span text:style-name="T43">much </text:span>care, <text:span text:style-name="T43">assuming </text:span>that <text:span text:style-name="T43">coming to maturity</text:span> they would not only <text:span text:style-name="T43">keep watch over </text:span>his own sheep but also <text:span text:style-name="T43">snatching</text:span> others <text:span text:style-name="T43">they would bring them </text:span>to him. But as soon as they had <text:span text:style-name="T43">grown</text:span>, <text:span text:style-name="T43">at first obtaining fearlessness they </text:span>began to <text:span text:style-name="T43">destroy </text:span>his flock. <text:span text:style-name="T43">And w</text:span>hen he perceived <text:span text:style-name="T43">these things groaning he </text:span>said: “<text:span text:style-name="T43">But </text:span>I<text:span text:style-name="T13"> </text:span><text:span text:style-name="T43">at least</text:span><text:span text:style-name="T13"> </text:span><text:span text:style-name="T43">have suffered justice. For </text:span>why did I<text:span text:style-name="T13"> </text:span><text:span text:style-name="T44">when</text:span><text:span text:style-name="T13"> </text:span><text:span text:style-name="T43">these</text:span><text:span text:style-name="T13"> </text:span><text:span text:style-name="T44">were</text:span><text:span text:style-name="T43"> infants </text:span><text:span text:style-name="T44">save whom actully being grown ought to be killed.”</text:span></text:p>
            <text:p text:style-name="P22"/>
            <text:p text:style-name="P22"><text:span text:style-name="T13">T</text:span><text:span text:style-name="T44">hus those who save the wicked do not realize they are strengthing them first against themselves.</text:span></text:p>
          </table:table-cell>
        </table:table-row>
        <table:table-row table:style-name="Table3.1">
          <table:table-cell table:style-name="Table3.A1" office:value-type="string">
            <text:p text:style-name="P3"><text:span text:style-name="AncientGreek_3a__20_Ἀρχαία_20_ἑλληνικά"><text:span text:style-name="T1">314. Ποιμὴν καὶ λύκο</text:span></text:span><text:span text:style-name="AncientGreek_3a__20_Ἀρχαία_20_ἑλληνικά"><text:span text:style-name="T2">ς</text:span></text:span><text:span text:style-name="AncientGreek_3a__20_Ἀρχαία_20_ἑλληνικά"><text:span text:style-name="T1"> σὺν κυσὶ τρεφόμενος</text:span></text:span></text:p>
            <text:p text:style-name="P13"><text:span text:style-name="AncientGreek_3a__20_Ἀρχαία_20_ἑλληνικά"><text:span text:style-name="T5">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φύσις πονηρὰ χρηστὸν ἦθος οὐ τρέφει.</text:span></text:span></text:p>
          </table:table-cell>
          <table:table-cell table:style-name="Table3.A1" office:value-type="string">
            <text:p text:style-name="P88"><text:span text:style-name="T44">A</text:span> Shepherd And <text:span text:style-name="T44">A</text:span> Wolf <text:span text:style-name="T44">Raised</text:span> With Dogs</text:p>
            <text:p text:style-name="P22">A shepherd, having found a <text:span text:style-name="T46">wolf’s </text:span>newborn cub <text:span text:style-name="T46">and </text:span>t<text:span text:style-name="T46">aking</text:span> <text:span text:style-name="T46">[</text:span>him<text:span text:style-name="T46">]</text:span> away raised <text:span text:style-name="T46">[</text:span>him<text:span text:style-name="T46">]</text:span> with his dogs. <text:span text:style-name="T46">And w</text:span>hen the cub <text:span text:style-name="T46">had grown</text:span>, if <text:span text:style-name="T46">ever </text:span>a wolf took a sheep, with the dogs <text:span text:style-name="T46">he himself chased it</text:span>. <text:span text:style-name="T48">And </text:span>sometimes the dogs <text:span text:style-name="T48">not being able to catch </text:span>the wolf and <text:span text:style-name="T48">because of these things turning back</text:span>, he followed until ca<text:span text:style-name="T48">tching</text:span> him,<text:span text:style-name="T13"> </text:span><text:span text:style-name="T48">just like</text:span><text:span text:style-name="T13"> </text:span>a wolf, <text:span text:style-name="T48">had </text:span>his share of the <text:span text:style-name="T48">catch.</text:span> <text:span text:style-name="T48">T</text:span>hen <text:span text:style-name="T48">he returned</text:span>. <text:span text:style-name="T48">And i</text:span>f a wolf<text:span text:style-name="T13"> </text:span><text:span text:style-name="T48">would</text:span><text:span text:style-name="T13"> </text:span>not <text:span text:style-name="T48">steal </text:span>a sheep <text:span text:style-name="T48">from without</text:span>,<text:span text:style-name="T48"> in secret sacrificing [one] together with </text:span>the dogs <text:span text:style-name="T48">he feasted until </text:span>the shepherd guess<text:span text:style-name="T48">ing</text:span> and <text:span text:style-name="T48">understanding that which had been done</text:span>, hanging him <text:span text:style-name="T48">in a tree killed him</text:span>.</text:p>
            <text:p text:style-name="P22"/>
            <text:p text:style-name="P22"><text:span text:style-name="T48">The</text:span> fable shows that a perverse nature<text:span text:style-name="T48"> does not nurture</text:span> an honest character.</text:p>
            <text:p text:style-name="P22"/>
            <text:p text:style-name="P22">νεογνός , ή, όν <text:span text:style-name="T46">= new-born</text:span></text:p>
            <text:p text:style-name="P38"><text:span text:style-name="T46">ἔσθ' ὅ</text:span><text:span text:style-name="T141">τε</text:span><text:span text:style-name="T46">, ἔστιν ὅ</text:span><text:span text:style-name="T141">τε </text:span><text:span text:style-name="T47">= </text:span><text:span text:style-name="T46">there are times when, sometimes, now and then</text:span></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3">Ποιμὴν καὶ λύκου σκύμνος</text:span></text:span></text:p>
            <text:p text:style-name="P68"><text:span text:style-name="AncientGreek_3a__20_Ἀρχαία_20_ἑλληνικά"><text:span text:style-name="T5">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text:span></text:span><text:span text:style-name="AncientGreek_3a__20_Ἀρχαία_20_ἑλληνικά"><text:span text:style-name="T7">μιω</text:span></text:span><text:span text:style-name="AncientGreek_3a__20_Ἀρχαία_20_ἑλληνικά"><text:span text:style-name="T135">θῇ</text:span></text:span><text:span text:style-name="AncientGreek_3a__20_Ἀρχαία_20_ἑλληνικά"><text:span text:style-name="T5">ς. » </text:span></text:span></text:p>
            <text:p text:style-name="P68"><text:span text:style-name="AncientGreek_3a__20_Ἀρχαία_20_ἑλληνικά"><text:span text:style-name="T5"/></text:span></text:p>
            <text:p text:style-name="P68"><text:span text:style-name="AncientGreek_3a__20_Ἀρχαία_20_ἑλληνικά"><text:span text:style-name="T5">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88"><text:span text:style-name="T45">A</text:span> Shepherd And <text:span text:style-name="T45">A Wolf’s</text:span> Cub</text:p>
            <text:p text:style-name="P37">A shepherd, having found a <text:span text:style-name="T45">small</text:span> wolf<text:span text:style-name="T13"> </text:span><text:span text:style-name="T45">nurtured it,</text:span><text:span text:style-name="T13"> </text:span>then, when he had become cub, he taught <text:span text:style-name="T45">[</text:span>him<text:span text:style-name="T45">]</text:span> to take sheep from the <text:span text:style-name="T45">nearby </text:span>herds. The wolf <text:span text:style-name="T45">having been trained said</text:span>: “<text:span text:style-name="T46">See to it that you somehow not loose many of your own sheep having accustomed me to snatching away.</text:span></text:p>
            <text:p text:style-name="P37"><text:span text:style-name="T46"/></text:p>
            <text:p text:style-name="P37"><text:span text:style-name="T46">Becuase those</text:span> who<text:span text:style-name="T46"> are cleaver at stealing by nature also learning</text:span> <text:span text:style-name="T46">to be greedy often harm those who taught them</text:span>.</text:p>
          </table:table-cell>
        </table:table-row>
        <table:table-row table:style-name="Table3.1">
          <table:table-cell table:style-name="Table3.A1" office:value-type="string">
            <text:p text:style-name="P100"><text:span text:style-name="AncientGreek_3a__20_Ἀρχαία_20_ἑλληνικά"><text:span text:style-name="T1">316. Ποιμὴν καὶ πρόβατα</text:span></text:span></text:p>
            <text:p text:style-name="P87"><text:span text:style-name="AncientGreek_3a__20_Ἀρχαία_20_ἑλληνικά"><text:span text:style-name="T5">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3"><text:span text:style-name="AncientGreek_3a__20_Ἀρχαία_20_ἑλληνικά"><text:span text:style-name="T5">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88">The Shepherd And His Sheep</text:p>
            <text:p text:style-name="P22">A shepherd, having led his sheep into an oak<text:span text:style-name="T50">tree forest</text:span> <text:span text:style-name="T50">when he </text:span>saw a <text:span text:style-name="T50">very large</text:span> oak <text:span text:style-name="T50">full of </text:span>acorns spread<text:span text:style-name="T50">ing</text:span> his cloak underneath climbed <text:span text:style-name="T51">up on it</text:span> and shook<text:span text:style-name="T13"> </text:span><text:span text:style-name="T51">down</text:span><text:span text:style-name="T13"> </text:span>the fruit. <text:span text:style-name="T51">And t</text:span>he sheep eating the acorns also <text:span text:style-name="T51">without noticing devoured </text:span>the coat. <text:span text:style-name="T51">And t</text:span>he shepherd having descended<text:span text:style-name="T13"> </text:span><text:span text:style-name="T51">when he saw</text:span> <text:span text:style-name="T51">what happened said</text:span>: “<text:span text:style-name="T51">Oh most w</text:span>icked <text:span text:style-name="T51">animals, offering</text:span><text:span text:style-name="T13"> </text:span>wool to <text:span text:style-name="T51">the rest for</text:span> cloth<text:span text:style-name="T51">ing</text:span>, <text:span text:style-name="T51">even the cloak of </text:span>me who feeds <text:span text:style-name="T51">[</text:span>you<text:span text:style-name="T51">]</text:span>, you have taken away.”</text:p>
            <text:p text:style-name="P22"/>
            <text:p text:style-name="P22"><text:span text:style-name="T51">Thus ma</text:span>ny people <text:span text:style-name="T52">because of ignorance being kind to those who are not even related produce worthless things against there relatives</text:span>.</text:p>
            <text:p text:style-name="P22"/>
            <text:p text:style-name="P39">ὁ δρυμών, ῶνος: <text:span text:style-name="T49">oaktree forest</text:span></text:p>
          </table:table-cell>
        </table:table-row>
        <table:table-row table:style-name="Table3.1">
          <table:table-cell table:style-name="Table3.A1" office:value-type="string">
            <text:p text:style-name="P3"><text:span text:style-name="AncientGreek_3a__20_Ἀρχαία_20_ἑλληνικά"><text:span text:style-name="T1">317. Ποιμὴν λύκον εἰς μάνδραν εἰσάγων καὶ κύων</text:span></text:span></text:p>
            <text:p text:style-name="P68"><text:span text:style-name="AncientGreek_3a__20_Ἀρχαία_20_ἑλληνικά"><text:span text:style-name="T5">Μάνδρας ἔσω πρόβατα ποιμὴν εἰσάγων μετ’ αὐτῶν καὶ λύκον ἤμελλε συγκλεῖσαι, εἰ μὴ <text:s/>ὁ κύων ἰδὼν πρὸς αὐτὸν εἶπεν· « Πῶς τὰ πρόβατα τῆς ποίμνης θέλων σῶσαι τόνδε τὸν λύκον συνεισάγεις τῇ ποίμνῃ ; » </text:span></text:span></text:p>
            <text:p text:style-name="P68"><text:span text:style-name="AncientGreek_3a__20_Ἀρχαία_20_ἑλληνικά"><text:span text:style-name="T5"/></text:span></text:p>
            <text:p text:style-name="P68"><text:span text:style-name="AncientGreek_3a__20_Ἀρχαία_20_ἑλληνικά"><text:span text:style-name="T5">Ὅτι μεγίστην βλάβην καὶ θανάτου παραιτίαν οἶδε ποιεῖν τῶν κακῶν ἡ συνοίκησις.</text:span></text:span></text:p>
          </table:table-cell>
          <table:table-cell table:style-name="Table3.A1" office:value-type="string">
            <text:p text:style-name="P88"><text:span text:style-name="T14">A</text:span> Shepherd <text:span text:style-name="T14">Introducing</text:span> <text:span text:style-name="T14">A</text:span> Wolf Into The <text:span text:style-name="T52">Pen</text:span> And <text:span text:style-name="T14">A</text:span> Dog</text:p>
            <text:p text:style-name="P22">A shepherd<text:span text:style-name="T13"> </text:span><text:span text:style-name="T52">bringing his</text:span><text:span text:style-name="T13"> </text:span>sheep in<text:span text:style-name="T52">to</text:span><text:span text:style-name="T13"> </text:span><text:span text:style-name="T52">a</text:span><text:span text:style-name="T13"> </text:span><text:span text:style-name="T52">pen </text:span>was <text:span text:style-name="T52">about </text:span>to lock up a wolf with them, if his dog <text:span text:style-name="T52">observing </text:span>had not said to him: "How <text:span text:style-name="T52">is it that you bring this wolf into the herd who wishs to keep safe the sheep of the herd?”</text:span></text:p>
            <text:p text:style-name="P22"><text:span text:style-name="T52"/></text:p>
            <text:p text:style-name="P40"><text:span text:style-name="T53">Because t</text:span>he society of the wicked<text:span text:style-name="T13"> </text:span><text:span text:style-name="T53">knows how to produce t</text:span>he greatest <text:span text:style-name="T53">harm </text:span>and even <text:span text:style-name="T53">a cause of </text:span>death.</text:p>
            <text:p text:style-name="P40"/>
            <text:p text:style-name="P40">ἡ μάνδρα: <text:span text:style-name="T52">animal pen</text:span>, stable</text:p>
          </table:table-cell>
        </table:table-row>
        <text:soft-page-break/>
        <table:table-row table:style-name="Table3.1">
          <table:table-cell table:style-name="Table3.A1" office:value-type="string">
            <text:p text:style-name="P3"><text:span text:style-name="AncientGreek_3a__20_Ἀρχαία_20_ἑλληνικά"><text:span text:style-name="T1">318. Ποιμὴν παίζων</text:span></text:span></text:p>
            <text:p text:style-name="P13"><text:span text:style-name="AncientGreek_3a__20_Ἀρχαία_20_ἑλληνικά"><text:span text:style-name="T5">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88"><text:span text:style-name="T14">A</text:span> Shepherd <text:span text:style-name="T14">Playing</text:span></text:p>
            <text:p text:style-name="P41">A shepherd<text:span text:style-name="T54"> driving</text:span> his flock quite a distance from the village, constantly indulged in the following joke. <text:span text:style-name="T54">For </text:span>calling the <text:span text:style-name="T54">villagers </text:span>to his aid,<text:span text:style-name="T13"> </text:span><text:span text:style-name="T54">he shouted</text:span><text:span text:style-name="T13"> </text:span>that wolves were attacking his sheep. <text:span text:style-name="T54">And t</text:span>wo or three times<text:span text:style-name="T13"> </text:span><text:span text:style-name="T54">being frightened from the </text:span>village and rush<text:span text:style-name="T54">ing</text:span> out, then<text:span text:style-name="T13"> </text:span><text:span text:style-name="T54">returning</text:span><text:span text:style-name="T13"> </text:span><text:span text:style-name="T54">with laughter </text:span>it happened<text:span text:style-name="T13"> </text:span><text:span text:style-name="T54">the last time</text:span><text:span text:style-name="T13"> </text:span>that wolves <text:span text:style-name="T54">in truth attacked</text:span>. <text:span text:style-name="T54">And cutting apart</text:span> the herd <text:span text:style-name="T54">and </text:span>the shepherd <text:span text:style-name="T54">calling </text:span><text:span text:style-name="T142">the villagers </text:span>for help the<text:span text:style-name="T54">y</text:span>, <text:span text:style-name="T54">assuming </text:span>that he was joking as usual, cared <text:span text:style-name="T54">less</text:span>. <text:span text:style-name="T54">And thus it</text:span> happened<text:span text:style-name="T13"> </text:span><text:span text:style-name="T54">for him</text:span><text:span text:style-name="T13"> </text:span>that he <text:span text:style-name="T54">was deprived of </text:span>his sheep.</text:p>
            <text:p text:style-name="P22"/>
            <text:p text:style-name="P41"><text:span text:style-name="T54">The</text:span> <text:span text:style-name="T54">account </text:span>shows that liars <text:span text:style-name="T54">profit this </text:span>one thing, n<text:span text:style-name="T54">ot</text:span> even when they tell the truth to be believed.</text:p>
          </table:table-cell>
        </table:table-row>
        <table:table-row table:style-name="Table3.1">
          <table:table-cell table:style-name="Table3.A1" office:value-type="string">
            <text:p text:style-name="P12"><text:span text:style-name="AncientGreek_3a__20_Ἀρχαία_20_ἑλληνικά"><text:span text:style-name="T5"/></text:span></text:p>
            <text:p text:style-name="P81"><text:span text:style-name="AncientGreek_3a__20_Ἀρχαία_20_ἑλληνικά"><text:span text:style-name="T1">319. Πόλεμος καὶ Ὕβρις</text:span></text:span></text:p>
            <text:p text:style-name="P87"><text:span text:style-name="AncientGreek_3a__20_Ἀρχαία_20_ἑλληνικά"><text:span text:style-name="T5">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87"><text:span text:style-name="AncientGreek_3a__20_Ἀρχαία_20_ἑλληνικά"><text:span text:style-name="T5"/></text:span></text:p>
            <text:p text:style-name="P13"><text:span text:style-name="AncientGreek_3a__20_Ἀρχαία_20_ἑλληνικά"><text:span text:style-name="T5">Ὅτι ἔνθα ἂν προέλθῃ ὕβρις ἢ ἐν πόλει ἢ ἐν ἔθνεσι, πόλεμος καὶ μάχαι εὐθὺς μετ’ αὐτὴν ἀκολουθεῖ.</text:span></text:span></text:p>
          </table:table-cell>
          <table:table-cell table:style-name="Table3.A1" office:value-type="string">
            <text:p text:style-name="P88"><text:span text:style-name="T14">A</text:span> God Of War And <text:span text:style-name="T14">Hubris</text:span></text:p>
            <text:p text:style-name="P42">All the gods <text:span text:style-name="T55">married</text:span> <text:span text:style-name="T55">whom each had received </text:span>by <text:span text:style-name="T55">drawing lots</text:span>. <text:span text:style-name="T55">T</text:span>he god of war<text:span text:style-name="T13"> </text:span><text:span text:style-name="T55">was present at</text:span><text:span text:style-name="T13"> </text:span>last draw. <text:span text:style-name="T55">And he received </text:span>only <text:span text:style-name="T55">Hubris</text:span>. He <text:span text:style-name="T55">being smitten </text:span>with her married <text:span text:style-name="T55">[</text:span>her<text:span text:style-name="T55">]</text:span>. <text:span text:style-name="T55">And </text:span>he <text:span text:style-name="T55">follows </text:span>her <text:span text:style-name="T55">everywhere </text:span>she <text:span text:style-name="T55">journeys</text:span>.</text:p>
            <text:p text:style-name="P22"/>
            <text:p text:style-name="P22"><text:span text:style-name="T55">Because w</text:span>herever <text:span text:style-name="T55">hubris would proceed</text:span>, in a city or among nations, war and combat immediately follow <text:span text:style-name="T55">follow after her</text:span>.</text:p>
          </table:table-cell>
        </table:table-row>
        <table:table-row table:style-name="Table3.1">
          <table:table-cell table:style-name="Table3.A1" office:value-type="string">
            <text:p text:style-name="P100"><text:span text:style-name="AncientGreek_3a__20_Ἀρχαία_20_ἑλληνικά"><text:span text:style-name="T1">320. Ποταμὸς καὶ βύρσα</text:span></text:span></text:p>
            <text:p text:style-name="P87"><text:span text:style-name="AncientGreek_3a__20_Ἀρχαία_20_ἑλληνικά"><text:span text:style-name="T5">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3"><text:span text:style-name="AncientGreek_3a__20_Ἀρχαία_20_ἑλληνικά"><text:span text:style-name="T5">Ὅτι τολμηρὸν ἄνδρα καὶ αὐθάδη πολλάκις εἰς γῆν κατήγαγε συμφορὰ βίου.</text:span></text:span></text:p>
          </table:table-cell>
          <table:table-cell table:style-name="Table3.A1" office:value-type="string">
            <text:p text:style-name="P88"><text:span text:style-name="T55">A</text:span> River And <text:span text:style-name="T55">A</text:span> <text:span text:style-name="T59">Hide</text:span></text:p>
            <text:p text:style-name="P22">A river, seeing an ox hide that <text:span text:style-name="T55">was</text:span> <text:span text:style-name="T55">being </text:span>carrying <text:span text:style-name="T55">by </text:span>it, asked: <text:span text:style-name="T55">what are you called?” and she replying</text:span> "<text:span text:style-name="T56">I am called</text:span> <text:span text:style-name="T56">Hard.</text:span>" <text:span text:style-name="T57">Having splashed against [her] with its current said</text:span>: "<text:span text:style-name="T57">Seek something else to be called</text:span>," <text:span text:style-name="T57">For </text:span>I <text:span text:style-name="T57">now will make you </text:span>soft.”</text:p>
            <text:p text:style-name="P22"/>
            <text:p text:style-name="P22"><text:span text:style-name="T57">Because a</text:span><text:span text:style-name="T13"> </text:span><text:span text:style-name="T57">daring </text:span><text:span text:style-name="T58">and proud </text:span><text:span text:style-name="T57">man</text:span><text:span text:style-name="T13"> </text:span><text:span text:style-name="T58">life’s misfortune often leading down into the earth</text:span>.</text:p>
            <text:p text:style-name="P22"/>
            <text:p text:style-name="P22">βόειος , α, ον: of an ox or oxen, esp. of ox-hide</text:p>
            <text:p text:style-name="P22">σκληρός: hard, harsh, stiff, unyielding, austere, severe</text:p>
            <text:p text:style-name="P22">ἐπικαχλάζω: <text:span text:style-name="T56">to s</text:span>plash against</text:p>
            <text:p text:style-name="P22">αὐθάδης, ες: self-willed, stubborn</text:p>
          </table:table-cell>
        </table:table-row>
        <text:soft-page-break/>
        <table:table-row table:style-name="Table3.1">
          <table:table-cell table:style-name="Table3.A1" office:value-type="string">
            <text:p text:style-name="P3"><text:span text:style-name="AncientGreek_3a__20_Ἀρχαία_20_ἑλληνικά"><text:span text:style-name="T5"><text:s/></text:span></text:span><text:span text:style-name="AncientGreek_3a__20_Ἀρχαία_20_ἑλληνικά"><text:span text:style-name="T1">321. Πρόβατον κειρόμενον</text:span></text:span></text:p>
            <text:p text:style-name="P13"><text:span text:style-name="AncientGreek_3a__20_Ἀρχαία_20_ἑλληνικά"><text:span text:style-name="T5">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Πρὸς τοὺς ἀφυῶς ταῖς τέχναις προσφερομένους ὁ λόγος ἁρμόδιός ἐστι.</text:span></text:span></text:p>
          </table:table-cell>
          <table:table-cell table:style-name="Table3.A1" office:value-type="string">
            <text:p text:style-name="P88"><text:span text:style-name="T14">A </text:span>Sheared Sheep</text:p>
            <text:p text:style-name="P22">A sheep being <text:span text:style-name="T59">strangely</text:span> sheared said to the shearer: “If you <text:span text:style-name="T58">seek</text:span> wool, cut higher; <text:span text:style-name="T58">but if</text:span><text:span text:style-name="T13"> </text:span><text:span text:style-name="T58">you want meat</text:span>, <text:span text:style-name="T58">having sacrificed</text:span> me once and for all,<text:span text:style-name="T13"> </text:span><text:span text:style-name="T59">cease from</text:span><text:span text:style-name="T13"> </text:span>torturing me <text:span text:style-name="T59">little by little</text:span>.”</text:p>
            <text:p text:style-name="P22"/>
            <text:p text:style-name="P22"><text:span text:style-name="T59">The account</text:span> <text:span text:style-name="T59">is harmonious for </text:span>those who <text:span text:style-name="T59">indurlge </text:span>in their trade <text:span text:style-name="T59">strangley</text:span>.</text:p>
          </table:table-cell>
        </table:table-row>
        <table:table-row table:style-name="Table3.1">
          <table:table-cell table:style-name="Table3.A1" office:value-type="string">
            <text:p text:style-name="P98"><text:span text:style-name="AncientGreek_3a__20_Ἀρχαία_20_ἑλληνικά"><text:span text:style-name="T1">322. Προμηθεὺς καὶ ἄνθρωποι</text:span></text:span></text:p>
            <text:p text:style-name="P84"><text:span text:style-name="AncientGreek_3a__20_Ἀρχαία_20_ἑλληνικά"><text:span text:style-name="T5">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84"><text:span text:style-name="AncientGreek_3a__20_Ἀρχαία_20_ἑλληνικά"><text:span text:style-name="T5"/></text:span></text:p>
            <text:p text:style-name="P13"><text:span text:style-name="AncientGreek_3a__20_Ἀρχαία_20_ἑλληνικά"><text:span text:style-name="T5">Πρὸς ἄνδρα σκαιὸν καὶ θηριώδη ὁ λόγος εὔκαιρος.</text:span></text:span></text:p>
          </table:table-cell>
          <table:table-cell table:style-name="Table3.A1" office:value-type="string">
            <text:p text:style-name="P88">Prometheus And Men</text:p>
            <text:p text:style-name="P22">Prometheus, on the order of Zeus <text:span text:style-name="T60">formed </text:span>men and beasts. But Zeus, <text:span text:style-name="T60">seeing</text:span> the<text:span text:style-name="T13"> </text:span><text:span text:style-name="T60">irational animals </text:span>were <text:span text:style-name="T60">by </text:span>much more numerous commanded him <text:span text:style-name="T60">destroying some of the beasts to </text:span><text:span text:style-name="T61">re</text:span><text:span text:style-name="T60">stamp mankind</text:span>. <text:span text:style-name="T61">But doing what he order it happened</text:span> those <text:span text:style-name="T61">who</text:span> <text:span text:style-name="T61">had not been formed </text:span>from the beginning<text:span text:style-name="T13"> </text:span><text:span text:style-name="T62">as men</text:span><text:span text:style-name="T13"> </text:span>have the form of <text:span text:style-name="T13">m</text:span><text:span text:style-name="T62">e</text:span><text:span text:style-name="T13">n</text:span>, but <text:span text:style-name="T61">beastly</text:span><text:span text:style-name="T13"> </text:span>soul<text:span text:style-name="T61">s</text:span>.</text:p>
            <text:p text:style-name="P22"/>
            <text:p text:style-name="P22">The <text:span text:style-name="T62">account is timely for</text:span><text:span text:style-name="T63"> shadey</text:span> and brutal men.</text:p>
            <text:p text:style-name="P22"/>
            <text:p text:style-name="P22">θηριώδης , ες: full of wild beasts, savage, brutal, malignant</text:p>
          </table:table-cell>
        </table:table-row>
        <table:table-row table:style-name="Table3.1">
          <table:table-cell table:style-name="Table3.A1" office:value-type="string">
            <text:p text:style-name="P3"><text:span text:style-name="AncientGreek_3a__20_Ἀρχαία_20_ἑλληνικά"><text:span text:style-name="T1">323. Ῥόδον καὶ ἀμάραντον</text:span></text:span></text:p>
            <text:p text:style-name="P13"><text:span text:style-name="AncientGreek_3a__20_Ἀρχαία_20_ἑλληνικά"><text:span text:style-name="T5">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88"><text:span text:style-name="T63">A</text:span> Rose And <text:span text:style-name="T63">An </text:span>Amaranth</text:p>
            <text:p text:style-name="P22">An amaranth <text:span text:style-name="T63">growing</text:span> next to a rose said: “<text:span text:style-name="T63">What a well formed flower are </text:span>you! <text:span text:style-name="T63">Y</text:span>ou are <text:span text:style-name="T63">the longing</text:span> of gods and men. I congratulate you on your beauty and your perfume. <text:span text:style-name="T63">And it said: “</text:span>I, <text:span text:style-name="T64">Oh Amaranth, </text:span>live <text:span text:style-name="T64">for a little while</text:span>, and even if <text:span text:style-name="T64">no one picks me</text:span>, I wither. <text:span text:style-name="T64">B</text:span>ut you <text:span text:style-name="T64">are in bloom and continually live </text:span>so young.”</text:p>
            <text:p text:style-name="P22"/>
            <text:p text:style-name="P22"><text:span text:style-name="T64">Because i</text:span>t is better <text:span text:style-name="T64">being contented</text:span> with little <text:span text:style-name="T64">to remain a little while </text:span>than to liv<text:span text:style-name="T65">ing</text:span> in luxury for a<text:span text:style-name="T13"> </text:span><text:span text:style-name="T65">little</text:span><text:span text:style-name="T13"> </text:span>while to <text:span text:style-name="T65">encounter</text:span> a change of fortune <text:span text:style-name="T65">or</text:span> even death.</text:p>
            <text:p text:style-name="P22"/>
            <text:p text:style-name="P43">ὀλιγαρκέω: <text:span text:style-name="T64">to be contented with little</text:span></text:p>
            <text:p text:style-name="P43"><text:span text:style-name="T64">μεταβολῆς δυστυχοῦς </text:span><text:span text:style-name="T65">= fem. gen. (ἡ μεταβολή δυστυχής)</text:span></text:p>
          </table:table-cell>
        </table:table-row>
        <text:soft-page-break/>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3"><text:span text:style-name="AncientGreek_3a__20_Ἀρχαία_20_ἑλληνικά"><text:span text:style-name="T5">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88"><text:span text:style-name="T14">A</text:span> <text:span text:style-name="T13">P</text:span><text:span text:style-name="T14">omegranate</text:span> <text:span text:style-name="T14">Tree</text:span>, <text:span text:style-name="T14">An</text:span> <text:span text:style-name="T15">Apple</text:span> <text:span text:style-name="T14">Tree</text:span>, <text:span text:style-name="T14">An</text:span> <text:span text:style-name="T15">Olive</text:span><text:span text:style-name="T13"> </text:span><text:span text:style-name="T14">Tree</text:span><text:span text:style-name="T13"> </text:span><text:span text:style-name="T15">And</text:span> <text:span text:style-name="T14">A</text:span> <text:span text:style-name="T16">Thorn Bush</text:span></text:p>
            <text:p text:style-name="P22"><text:span text:style-name="T65">A</text:span> pomegranate, <text:span text:style-name="T65">an </text:span>apple and <text:span text:style-name="T65">an </text:span>olive tree <text:span text:style-name="T65">were arguing </text:span><text:span text:style-name="T66">about fruitfulness</text:span>. <text:span text:style-name="T13">A</text:span><text:span text:style-name="T66">nd a</text:span><text:span text:style-name="T13">s</text:span> the <text:span text:style-name="T66">quarel</text:span> <text:span text:style-name="T66">kindled much</text:span>, a bramble listening from the <text:span text:style-name="T66">near by </text:span>hedge said: "<text:span text:style-name="T66">But Oh </text:span>friends, let's <text:span text:style-name="T66">cease from ever </text:span>quarreling."</text:p>
            <text:p text:style-name="P22"/>
            <text:p text:style-name="P22"><text:span text:style-name="T66">Thus </text:span>, <text:span text:style-name="T66">on the side of revolutions of those greater than them even those worthy of nothing t</text:span>ry <text:span text:style-name="T66">seem to be something </text:span>important.</text:p>
            <text:p text:style-name="P22"/>
            <text:p text:style-name="P22">ἀναφθέντος <text:span text:style-name="T66">= </text:span>ἀνάπτω: <text:span text:style-name="T66">to kindle</text:span></text:p>
          </table:table-cell>
        </table:table-row>
        <table:table-row table:style-name="Table3.1">
          <table:table-cell table:style-name="Table3.A1" office:value-type="string">
            <text:p text:style-name="P100"><text:span text:style-name="AncientGreek_3a__20_Ἀρχαία_20_ἑλληνικά"><text:span text:style-name="T1">325. Σαλπιγκτής</text:span></text:span></text:p>
            <text:p text:style-name="P87"><text:span text:style-name="AncientGreek_3a__20_Ἀρχαία_20_ἑλληνικά"><text:span text:style-name="T5">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87"><text:span text:style-name="AncientGreek_3a__20_Ἀρχαία_20_ἑλληνικά"><text:span text:style-name="T5"/></text:span></text:p>
            <text:p text:style-name="P13"><text:span text:style-name="AncientGreek_3a__20_Ἀρχαία_20_ἑλληνικά"><text:span text:style-name="T5">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88"><text:span text:style-name="T17">A</text:span> T<text:span text:style-name="T15">rupmeteer</text:span></text:p>
            <text:p text:style-name="P22">A trumpet<text:span text:style-name="T67">er mustering the army and being tak</text:span>en by the enemies, shouted: “<text:span text:style-name="T13">Do</text:span><text:span text:style-name="T67">n’</text:span><text:span text:style-name="T13">t</text:span> kill me, <text:span text:style-name="T67">oh men</text:span>, <text:span text:style-name="T67">randomly </text:span>and without cause; for I have killed none of you. <text:span text:style-name="T67">For besided </text:span>this copper I have nothing<text:span text:style-name="T67"> else</text:span>. But <text:span text:style-name="T67">they said to him</text:span>: "<text:span text:style-name="T67">Well because of this rather more will you be put to death</text:span>, <text:span text:style-name="T67">because you not </text:span>being able to make war, you incit<text:span text:style-name="T67">e</text:span> everyone to battle."</text:p>
            <text:p text:style-name="P22"/>
            <text:p text:style-name="P22"><text:span text:style-name="T67">The </text:span>fable shows that<text:span text:style-name="T67"> they stumble more who</text:span> incite <text:span text:style-name="T67">the </text:span>wicked and cruel <text:span text:style-name="T67">leaders</text:span> to <text:span text:style-name="T67">doing </text:span>evil.</text:p>
          </table:table-cell>
        </table:table-row>
        <table:table-row table:style-name="Table3.1">
          <table:table-cell table:style-name="Table3.A1" office:value-type="string">
            <text:p text:style-name="P3"><text:span text:style-name="AncientGreek_3a__20_Ἀρχαία_20_ἑλληνικά"><text:span text:style-name="T1">326. Σπάλαξ καὶ μήτηρ</text:span></text:span></text:p>
            <text:p text:style-name="P13"><text:span text:style-name="AncientGreek_3a__20_Ἀρχαία_20_ἑλληνικά"><text:span text:style-name="T5">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88"><text:span text:style-name="T67">A </text:span>Mole And <text:span text:style-name="T67">A </text:span>Mother</text:p>
            <text:p text:style-name="P22">A mole <text:span text:style-name="T68">(and this animal is blind) said to its </text:span>mother that it s<text:span text:style-name="T68">ees</text:span>. <text:span text:style-name="T68">And she </text:span>test<text:span text:style-name="T68">ing</text:span> him, <text:span text:style-name="T68">giving</text:span> him a grain of incense asked <text:span text:style-name="T68">[</text:span>him<text:span text:style-name="T68">]</text:span> what<text:span text:style-name="T68">ever</text:span> it <text:span text:style-name="T68">might be.</text:span> <text:span text:style-name="T68">And when he said it is a pebble, said. </text:span>"<text:span text:style-name="T68">Oh child</text:span>, <text:span text:style-name="T68">not only have you ben deprived of sight, but also you have cast off smell</text:span>"</text:p>
            <text:p text:style-name="P22"/>
            <text:p text:style-name="P22"><text:span text:style-name="T68">Thus </text:span>some braggarts <text:span text:style-name="T69">until now </text:span>promise the impossible <text:span text:style-name="T69">yet</text:span> are <text:span text:style-name="T69">rebuked </text:span>in the <text:span text:style-name="T69">smallest cases</text:span>.</text:p>
            <text:p text:style-name="P22"/>
            <text:p text:style-name="P44">ὁ χόνδρος: granule or lump, <text:span text:style-name="T68">grains</text:span> of wheat or spelt, gristle, cartilage</text:p>
          </table:table-cell>
        </table:table-row>
        <text:soft-page-break/>
        <table:table-row table:style-name="Table3.1">
          <table:table-cell table:style-name="Table3.A1" office:value-type="string">
            <text:p text:style-name="P3"><text:span text:style-name="AncientGreek_3a__20_Ἀρχαία_20_ἑλληνικά"><text:span text:style-name="T1">327. Σῦς ἄγριος καὶ ἀλώπηξ</text:span></text:span></text:p>
            <text:p text:style-name="P13"><text:span text:style-name="AncientGreek_3a__20_Ἀρχαία_20_ἑλληνικά"><text:span text:style-name="T5">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ιδάσκει δεῖν πρὸ τῶν κινδύνων τὰς παρασκευὰς ποιεῖσθαι.</text:span></text:span></text:p>
          </table:table-cell>
          <table:table-cell table:style-name="Table3.A1" office:value-type="string">
            <text:p text:style-name="P88"><text:span text:style-name="T69">A</text:span> <text:span text:style-name="T69">Wild Hog</text:span> And <text:span text:style-name="T69">A </text:span>Fox</text:p>
            <text:p text:style-name="P65"><text:span text:style-name="T134">A </text:span><text:span text:style-name="T137">wild hog standing </text:span><text:span text:style-name="T134">n</text:span><text:span text:style-name="T137">ext to </text:span><text:span text:style-name="T134">a tree </text:span><text:span text:style-name="T137">sharpened it</text:span><text:span text:style-name="T134">s </text:span><text:span text:style-name="T137">teeth</text:span><text:span text:style-name="T134">. </text:span><text:span text:style-name="T137">And a</text:span><text:span text:style-name="T134"> fox ask</text:span><text:span text:style-name="T137">ing</text:span><text:span text:style-name="T134"> him why </text:span><text:span text:style-name="T137">the cause through which, </text:span><text:span text:style-name="T138">when </text:span><text:span text:style-name="T137">ne</text:span><text:span text:style-name="T134">ither </text:span><text:span text:style-name="T137">a </text:span><text:span text:style-name="T134">hunter nor danger </text:span><text:span text:style-name="T137">attacked</text:span><text:span text:style-name="T134"> him, he sharpened his tusks </text:span><text:span text:style-name="T138">he said</text:span><text:span text:style-name="T134">. “</text:span><text:span text:style-name="T138">But I myself</text:span><text:span text:style-name="T134"> </text:span><text:span text:style-name="T138">do this not in vain.</text:span><text:span text:style-name="T134"> </text:span><text:span text:style-name="T138">F</text:span><text:span text:style-name="T134">or if </text:span><text:span text:style-name="T138">danger ever takes hold of me.</text:span><text:span text:style-name="T134"> I will not then </text:span><text:span text:style-name="T138">be at leasure concerning </text:span><text:span text:style-name="T134">sharpen</text:span><text:span text:style-name="T138">ing</text:span><text:span text:style-name="T134"> them; but </text:span><text:span text:style-name="T138">I shall make use of them being ready</text:span><text:span text:style-name="T134">.”</text:span></text:p>
            <text:p text:style-name="P22"/>
            <text:p text:style-name="P45"><text:span text:style-name="T70">The</text:span> <text:span text:style-name="T70">account </text:span>teaches that <text:span text:style-name="T70">one ought to make preperations before dangers.</text:span></text:p>
            <text:p text:style-name="P45"/>
            <text:p text:style-name="P45"><text:span text:style-name="T143">ἀ</text:span>κονάω: to sharpen, <text:span text:style-name="T69">to </text:span>whet</text:p>
          </table:table-cell>
        </table:table-row>
        <table:table-row table:style-name="Table3.1">
          <table:table-cell table:style-name="Table3.A1" office:value-type="string">
            <text:p text:style-name="P3"><text:span text:style-name="AncientGreek_3a__20_Ἀρχαία_20_ἑλληνικά"><text:span text:style-name="T1">328. Σῦς ἄγριος καὶ ἵππος καὶ κυνηγέτης</text:span></text:span></text:p>
            <text:p text:style-name="P13"><text:span text:style-name="AncientGreek_3a__20_Ἀρχαία_20_ἑλληνικά"><text:span text:style-name="T5">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88"><text:span text:style-name="T15">A </text:span><text:span text:style-name="T71">Wild Hog</text:span>, <text:span text:style-name="T15">A</text:span> Horse And <text:span text:style-name="T15">A</text:span> Hunter</text:p>
            <text:p text:style-name="P22"><text:span text:style-name="T71">A wild hog</text:span> and <text:span text:style-name="T71">a </text:span>horse <text:span text:style-name="T71">grazed in </text:span>the same <text:span text:style-name="T71">place</text:span>. <text:span text:style-name="T13">A</text:span><text:span text:style-name="T71">nd </text:span><text:span text:style-name="T72">each time when </text:span>the boar destroyed the grass and clouded the water, the horse wanting <text:span text:style-name="T72">to pay </text:span>him <text:span text:style-name="T72">back</text:span>, <text:span text:style-name="T72">took </text:span>a hunter <text:span text:style-name="T72">as an ally</text:span>. <text:span text:style-name="T72">And as he was saying not any other way to be able to help him if he would not endure a bridle and to receive him as a rider, </text:span>the horse submitted to <text:span text:style-name="T72">everything</text:span>. <text:span text:style-name="T72">And </text:span>the hunter mounted on <text:span text:style-name="T72">him and </text:span><text:span text:style-name="T73">conquered the boar</text:span>, and, <text:span text:style-name="T73">leading forth the horse he bound him to the manger</text:span>.</text:p>
            <text:p text:style-name="P22"/>
            <text:p text:style-name="P22">Thus many people<text:span text:style-name="T73"> because of irational </text:span>anger, <text:span text:style-name="T73">as long as they would take avenge on there enemies</text:span>, throw themselves under others.</text:p>
          </table:table-cell>
        </table:table-row>
        <text:soft-page-break/>
        <table:table-row table:style-name="Table3.1">
          <table:table-cell table:style-name="Table3.A1" office:value-type="string">
            <text:p text:style-name="P3"><text:span text:style-name="AncientGreek_3a__20_Ἀρχαία_20_ἑλληνικά"><text:span text:style-name="T1">329. Σῦς καὶ κύων <text:s/>ἀλλήλαις λοιδορούμεναι</text:span></text:span></text:p>
            <text:p text:style-name="P13"><text:span text:style-name="AncientGreek_3a__20_Ἀρχαία_20_ἑλληνικά"><text:span text:style-name="T5">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88"><text:span text:style-name="T15">A</text:span> <text:span text:style-name="T73">Hog</text:span> A<text:span text:style-name="T15">nd A </text:span><text:span text:style-name="T73">Bitch</text:span> <text:span text:style-name="T15">Insulding Eachother</text:span></text:p>
            <text:p text:style-name="P22"><text:span text:style-name="T73">A</text:span> sow and <text:span text:style-name="T73">a</text:span> <text:span text:style-name="T73">bitch</text:span><text:span text:style-name="T13"> </text:span><text:span text:style-name="T73">kept insulted eachother</text:span>. <text:span text:style-name="T73">And t</text:span>he sow swore by Aphrodite <text:span text:style-name="T73">truly she will </text:span>tear the <text:span text:style-name="T73">dog</text:span> to pieces <text:span text:style-name="T73">with her teeth</text:span>. <text:span text:style-name="T73">And t</text:span>he dog <text:span text:style-name="T73">feigning ignorance with this said:</text:span> " It's good<text:span text:style-name="T13"> </text:span><text:span text:style-name="T74">the you make an oath for us</text:span><text:span text:style-name="T13"> </text:span>by Aphrodite.<text:span text:style-name="T13"> </text:span><text:span text:style-name="T74">For you would seem to be loved as much as possible by her</text:span>, she who <text:span text:style-name="T75">doesn’t even at all allow</text:span> into her temple <text:span text:style-name="T75">he who </text:span>has tasted <text:span text:style-name="T75">of </text:span>your impure flesh.” <text:span text:style-name="T75">And the sow <text:s/>[said] </text:span>“<text:span text:style-name="T13">Th</text:span><text:span text:style-name="T75">erefore because of this</text:span> <text:span text:style-name="T75">it </text:span>is <text:span text:style-name="T75">more clear </text:span>the goddess loves me. <text:span text:style-name="T75">For </text:span>she absolutely repels <text:span text:style-name="T75">he who</text:span> kills me or <text:span text:style-name="T75">otherwise insults</text:span> me in any way. <text:span text:style-name="T75">However</text:span>, you smell bad, both <text:span text:style-name="T75">living </text:span>and <text:span text:style-name="T75">having died</text:span>.”</text:p>
            <text:p text:style-name="P22"/>
            <text:p text:style-name="P22"><text:span text:style-name="T75">The </text:span>fable shows that wise orators <text:span text:style-name="T75">with ease of method</text:span> <text:span text:style-name="T75">transform</text:span> the insults of their enemies <text:span text:style-name="T75">into </text:span>praise.</text:p>
            <text:p text:style-name="P22"/>
            <text:p text:style-name="P22">ἦ μήν<text:span text:style-name="T13"> </text:span><text:span text:style-name="T73">=</text:span> ἦ μέν: now verily, full surely</text:p>
            <text:p text:style-name="P22">εὐμέθοδος, ον: easily compassed or easily discovered, well-arranged, of persons, scientific,</text:p>
          </table:table-cell>
        </table:table-row>
        <table:table-row table:style-name="Table3.1">
          <table:table-cell table:style-name="Table3.A1" office:value-type="string">
            <text:p text:style-name="P5"><text:span text:style-name="AncientGreek_3a__20_Ἀρχαία_20_ἑλληνικά"><text:span text:style-name="T1">330. Σφῆκες καὶ πέρδικες καὶ γεωργός</text:span></text:span></text:p>
            <text:p text:style-name="P15"><text:span text:style-name="AncientGreek_3a__20_Ἀρχαία_20_ἑλληνικά"><text:span text:style-name="T5">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15"><text:span text:style-name="AncientGreek_3a__20_Ἀρχαία_20_ἑλληνικά"><text:span text:style-name="T5"/></text:span></text:p>
            <text:p text:style-name="P15"><text:span text:style-name="AncientGreek_3a__20_Ἀρχαία_20_ἑλληνικά"><text:span text:style-name="T5">Ὁ μῦθος πρὸς ἄνδρας ἐξώλεις ὠφελεῖν μὲν ἐπαγγελλομένους, βλάπτοντας δὲ μεγάλα.</text:span></text:span></text:p>
          </table:table-cell>
          <table:table-cell table:style-name="Table3.A1" office:value-type="string">
            <text:p text:style-name="P88">Wasps, Partridges And <text:span text:style-name="T15">A</text:span> <text:span text:style-name="T75">Farmer</text:span></text:p>
            <text:p text:style-name="P22">Wasps and partridges<text:span text:style-name="T13"> </text:span><text:span text:style-name="T75">being held</text:span><text:span text:style-name="T13"> </text:span>by thirst, came to a plowman <text:span text:style-name="T75">requesting from</text:span> him<text:span text:style-name="T13"> </text:span><text:span text:style-name="T75">[something]</text:span><text:span text:style-name="T13"> </text:span>to drink, promising in exchange<text:span text:style-name="T13"> </text:span><text:span text:style-name="T75">of</text:span><text:span text:style-name="T13"> </text:span>a little water to <text:span text:style-name="T75">repay this favor. T</text:span>he partridges digging his vineyard, and the wasps going around <text:span text:style-name="T76">in circles </text:span>to ward off the thieves with their goads. <text:span text:style-name="T76">But t</text:span>he <text:span text:style-name="T76">farmer</text:span> <text:span text:style-name="T76">said</text:span>: "But I have two oxen which do everything without promising anything: it is therefore better that I give<text:span text:style-name="T13"> </text:span><text:span text:style-name="T76">[water] to</text:span><text:span text:style-name="T13"> </text:span>them than to you."</text:p>
            <text:p text:style-name="P22"/>
            <text:p text:style-name="P22"><text:span text:style-name="T76">The</text:span> fable is <text:span text:style-name="T76">for</text:span> corrupt men who <text:span text:style-name="T76">promising to aid</text:span><text:span text:style-name="T13"> </text:span><text:span text:style-name="T76">but</text:span><text:span text:style-name="T13"> </text:span><text:span text:style-name="T76">greatly harming</text:span>.</text:p>
            <text:p text:style-name="P22"/>
            <text:p text:style-name="P22">πέρδιξ, ικος : <text:span text:style-name="T76">partridge</text:span></text:p>
            <text:p text:style-name="P22"><text:span text:style-name="T76">ἀποσοβέω: to scare away, as one does birds, keep off from oneself, to be scared, to be off in a hurry</text:span></text:p>
            <text:p text:style-name="P22"><text:span text:style-name="T76">ἐξώλης , ες: utterly destroyed, ruined, pernicious, abominable,</text:span></text:p>
          </table:table-cell>
        </table:table-row>
        <text:soft-page-break/>
        <table:table-row table:style-name="Table3.1">
          <table:table-cell table:style-name="Table3.A1" office:value-type="string">
            <text:p text:style-name="P6"><text:span text:style-name="AncientGreek_3a__20_Ἀρχαία_20_ἑλληνικά"><text:span text:style-name="T1">331. Σφὴξ καὶ ὄφις</text:span></text:span></text:p>
            <text:p text:style-name="P16"><text:span text:style-name="AncientGreek_3a__20_Ἀρχαία_20_ἑλληνικά"><text:span text:style-name="T5">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Ὁ λόγος δηλοῖ ὅτι τινὲς τοῖς ἐχθροῖς αἱροῦνται συναποθνῄσκειν.</text:span></text:span></text:p>
          </table:table-cell>
          <table:table-cell table:style-name="Table3.A1" office:value-type="string">
            <text:p text:style-name="P88"><text:span text:style-name="T15">A</text:span> Wasp And <text:span text:style-name="T15">A</text:span> Snake</text:p>
            <text:p text:style-name="P46"><text:span text:style-name="T76">A</text:span> wasp s<text:span text:style-name="T76">itting</text:span> on the head of a snake and <text:span text:style-name="T76">constantly striking it with its stinger</text:span> <text:span text:style-name="T77">distressed [it]</text:span>. <text:span text:style-name="T77">And t</text:span>he snake <text:span text:style-name="T77">being in great suffering and being </text:span>unable to avenge itself o<text:span text:style-name="T77">f</text:span> its enemy, p<text:span text:style-name="T77">laced</text:span> its head under the wheel of a cart and thus died with the wasp.</text:p>
            <text:p text:style-name="P22"/>
            <text:p text:style-name="P22"><text:span text:style-name="T77">The</text:span> <text:span text:style-name="T77">account </text:span>shows that some people <text:span text:style-name="T77">choose to die with their enemies</text:span>.</text:p>
            <text:p text:style-name="P22"/>
            <text:p text:style-name="P22">χειμάζω: expose to the winter, pass winter, raise a storm, distress, <text:span text:style-name="T77">s</text:span>uffer grievously<text:line-break/>περιώδυνος , ον: exceeding painful, suffering great pain</text:p>
          </table:table-cell>
        </table:table-row>
        <table:table-row table:style-name="Table3.1">
          <table:table-cell table:style-name="Table3.A1" office:value-type="string">
            <text:p text:style-name="P6"><text:span text:style-name="AncientGreek_3a__20_Ἀρχαία_20_ἑλληνικά"><text:span text:style-name="T1">332. Ταῦρος καὶ αἶγες ἄγριαι</text:span></text:span></text:p>
            <text:p text:style-name="P16"><text:span text:style-name="AncientGreek_3a__20_Ἀρχαία_20_ἑλληνικά"><text:span text:style-name="T5">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16"><text:span text:style-name="AncientGreek_3a__20_Ἀρχαία_20_ἑλληνικά"><text:span text:style-name="T5"/></text:span></text:p>
            <text:p text:style-name="P16"><text:span text:style-name="AncientGreek_3a__20_Ἀρχαία_20_ἑλληνικά"><text:span text:style-name="T5">Οὕτω πολλοὶ διὰ φόβον τῶν κρειττόνων καὶ τὰς ἐκ τῶν ἡττόνων ὕβρεις ὑπομένουσιν.</text:span></text:span></text:p>
          </table:table-cell>
          <table:table-cell table:style-name="Table3.A1" office:value-type="string">
            <text:p text:style-name="P88"><text:span text:style-name="T15">A</text:span> Bull And Wild Goats</text:p>
            <text:p text:style-name="P22">A bull pursued by a lion took refuge in a <text:span text:style-name="T78">cave</text:span> <text:span text:style-name="T78">in which</text:span> there were wild goats. <text:span text:style-name="T78">Being s</text:span>truck and <text:span text:style-name="T78">stabed </text:span>by them, he said: “<text:span text:style-name="T78">But not fearing you do </text:span>I endure your blows, but the <text:span text:style-name="T78">lion standing before </text:span>the cave. »</text:p>
            <text:p text:style-name="P22"/>
            <text:p text:style-name="P22"><text:span text:style-name="T78">T</text:span>hus <text:span text:style-name="T78">many endure the insults of lesser people because of the fear of the greater people</text:span>.</text:p>
          </table:table-cell>
        </table:table-row>
        <table:table-row table:style-name="Table3.1">
          <table:table-cell table:style-name="Table3.A1" office:value-type="string">
            <text:p text:style-name="P7"><text:span text:style-name="AncientGreek_3a__20_Ἀρχαία_20_ἑλληνικά"><text:span text:style-name="T1">333. Ταὼν καὶ γέρανος</text:span></text:span></text:p>
            <text:p text:style-name="P17"><text:span text:style-name="AncientGreek_3a__20_Ἀρχαία_20_ἑλληνικά"><text:span text:style-name="T5">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17"><text:span text:style-name="AncientGreek_3a__20_Ἀρχαία_20_ἑλληνικά"><text:span text:style-name="T5"/></text:span></text:p>
            <text:p text:style-name="P17"><text:span text:style-name="AncientGreek_3a__20_Ἀρχαία_20_ἑλληνικά"><text:span text:style-name="T5">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88"><text:span text:style-name="T15">A</text:span> Peacock And <text:span text:style-name="T15">A</text:span> Crane</text:p>
            <text:p text:style-name="P22"><text:span text:style-name="T78">A</text:span> peacock <text:span text:style-name="T79">made fun </text:span>of <text:span text:style-name="T79">a </text:span>crane and <text:span text:style-name="T79">teased him about his</text:span> color <text:span text:style-name="T79">saying that: “</text:span>I am dressed in gold and purple, <text:span text:style-name="T79">but </text:span>you wear <text:span text:style-name="T79">nothing </text:span>beautiful on your wings”. <text:span text:style-name="T79">And he said: </text:span>“But I <text:span text:style-name="T79">cry out near</text:span> the stars and I <text:span text:style-name="T79">fly</text:span> to the <text:span text:style-name="T79">heavenly </text:span>heights. <text:span text:style-name="T79">But </text:span>you, like <text:span text:style-name="T79">a </text:span>rooster, walk <text:span text:style-name="T79">below </text:span>with the hens.”</text:p>
            <text:p text:style-name="P22"/>
            <text:p text:style-name="P47"><text:span text:style-name="T79">Because it</text:span> is better to be<text:span text:style-name="T13"> </text:span><text:span text:style-name="T80">somone</text:span><text:span text:style-name="T13"> </text:span><text:span text:style-name="T80">amired</text:span> in poor clothing than to live without glory<text:span text:style-name="T80"> priding onself in wealth</text:span>.</text:p>
            <text:p text:style-name="P47"><text:span text:style-name="T125"/></text:p>
            <text:p text:style-name="P47"><text:span text:style-name="T125">ταώς/ταών: a peacock </text:span><text:span text:style-name="T126">(</text:span><text:span text:style-name="T127">nom</text:span><text:span text:style-name="T126">.)</text:span></text:p>
            <text:p text:style-name="P22"><text:span text:style-name="T126">ἵπταμαι </text:span><text:span text:style-name="T127">=</text:span><text:span text:style-name="T126"> form of πέτομαι </text:span><text:span text:style-name="T127">(aor. ἔπτην)</text:span></text:p>
            <text:p text:style-name="P22"><text:span text:style-name="T127">περί-βλεπτος , ον </text:span><text:span text:style-name="T128">= </text:span><text:span text:style-name="T127">looked at from all sides, admired of all observers</text:span></text:p>
            <text:p text:style-name="P22"><text:span text:style-name="T127">γαυρόομαι: to exult, to pride oneself on a thing</text:span></text:p>
          </table:table-cell>
        </table:table-row>
        <text:soft-page-break/>
        <table:table-row table:style-name="Table3.1">
          <table:table-cell table:style-name="Table3.A1" office:value-type="string">
            <text:p text:style-name="P3"><text:span text:style-name="AncientGreek_3a__20_Ἀρχαία_20_ἑλληνικά"><text:span text:style-name="T1">334. Ταὼς καὶ κολοιός</text:span></text:span></text:p>
            <text:p text:style-name="P13"><text:span text:style-name="AncientGreek_3a__20_Ἀρχαία_20_ἑλληνικά"><text:span text:style-name="T5">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90"><text:span text:style-name="T15">A</text:span> Peacock And <text:span text:style-name="T15">A</text:span> Jackdaw</text:p>
            <text:p text:style-name="P27"><text:span text:style-name="T80">While t</text:span>he birds <text:span text:style-name="T80">were </text:span>deliberat<text:span text:style-name="T80">ing</text:span> <text:span text:style-name="T80">about royalty a</text:span> peacock <text:span text:style-name="T80">considered himself to be worthy to b</text:span>e <text:span text:style-name="T80">chosen </text:span>king because of his beauty. <text:span text:style-name="T81">A</text:span>nd <text:span text:style-name="T81">while </text:span>the birds<text:span text:style-name="T13"> </text:span><text:span text:style-name="T81">were</text:span><text:span text:style-name="T13"> </text:span><text:span text:style-name="T81">setting off upon this</text:span>, <text:span text:style-name="T81">a </text:span>jackdaw <text:span text:style-name="T81">said</text:span>: "But if, when you reign,<text:span text:style-name="T13"> </text:span><text:span text:style-name="T81">an</text:span><text:span text:style-name="T13"> </text:span>eagle <text:span text:style-name="T81">pursues us</text:span>, <text:span text:style-name="T81">how will you come to our aid</text:span>?”</text:p>
            <text:p text:style-name="P22"/>
            <text:p text:style-name="P22"><text:span text:style-name="T81">The account</text:span> shows that <text:span text:style-name="T81">they are not blameworthy who foreseeing coming danger </text:span><text:span text:style-name="T82">takes guard</text:span><text:span text:style-name="T81"> </text:span><text:span text:style-name="T82">before suffering [them]</text:span>.</text:p>
          </table:table-cell>
        </table:table-row>
        <table:table-row table:style-name="Table3.1">
          <table:table-cell table:style-name="Table3.A1" office:value-type="string">
            <text:p text:style-name="P8"><text:span text:style-name="AncientGreek_3a__20_Ἀρχαία_20_ἑλληνικά"><text:span text:style-name="T1">335. Τέττιξ καὶ ἀλώπηξ</text:span></text:span></text:p>
            <text:p text:style-name="P18"><text:span text:style-name="AncientGreek_3a__20_Ἀρχαία_20_ἑλληνικά"><text:span text:style-name="T5">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τοὺς φρονίμους τῶν ἀνθρώπων αἱ τῶν πέλας συμφοραὶ σωφρονίζουσι.</text:span></text:span></text:p>
          </table:table-cell>
          <table:table-cell table:style-name="Table3.A1" office:value-type="string">
            <text:p text:style-name="P88"><text:span text:style-name="T82">A Cicada </text:span>And <text:span text:style-name="T82">A</text:span> Fox</text:p>
            <text:p text:style-name="P22">A <text:span text:style-name="T82">Cicada</text:span><text:span text:style-name="T13"> </text:span><text:span text:style-name="T82">sang</text:span><text:span text:style-name="T13"> </text:span>on a high tree. A<text:span text:style-name="T82">nd a</text:span> fox <text:span text:style-name="T82">wanting</text:span> to devour <text:span text:style-name="T82">him</text:span> <text:span text:style-name="T82">conceived something such as this</text:span>. <text:span text:style-name="T82">Standing </text:span>in front <text:span text:style-name="T82">[</text:span>of her<text:span text:style-name="T82">]</text:span>, he admired her beautiful voice and he invited her to come down<text:span text:style-name="T13"> </text:span><text:span text:style-name="T82">saying that </text:span><text:span text:style-name="T13"><text:s/></text:span>he wanted to see <text:span text:style-name="T82">an </text:span>animal <text:span text:style-name="T82">so adorned it makes such voice</text:span>. <text:span text:style-name="T82">And it s</text:span>uspecting the<text:span text:style-name="T13"> </text:span><text:span text:style-name="T82">ambush</text:span><text:span text:style-name="T13"> </text:span><text:span text:style-name="T82">of her</text:span>, tore off a leaf and dropped it. <text:span text:style-name="T82">And she running</text:span> up, <text:span text:style-name="T82">as upon the </text:span>cicada <text:span text:style-name="T82">he said:</text:span> "<text:span text:style-name="T82">but you have erred oh friend, </text:span>if you <text:span text:style-name="T82">assumed </text:span>I <text:span text:style-name="T82">would </text:span>come down. <text:span text:style-name="T83">For I guard against</text:span> foxes <text:span text:style-name="T83">from that time from which </text:span>I saw cicada wings in the droppings of one of <text:span text:style-name="T83">a fox</text:span>."</text:p>
            <text:p text:style-name="P22"/>
            <text:p text:style-name="P22"><text:span text:style-name="T83">Because the</text:span> misfortunes <text:span text:style-name="T83">of neighbors wisen the </text:span>sensible <text:span text:style-name="T83">among </text:span>men.</text:p>
          </table:table-cell>
        </table:table-row>
        <table:table-row table:style-name="Table3.1">
          <table:table-cell table:style-name="Table3.A1" office:value-type="string">
            <text:p text:style-name="P3"><text:span text:style-name="AncientGreek_3a__20_Ἀρχαία_20_ἑλληνικά"><text:span text:style-name="T1">336. Τέττιξ καὶ μύρμηκες.</text:span></text:span></text:p>
            <text:p text:style-name="P13"><text:span text:style-name="AncientGreek_3a__20_Ἀρχαία_20_ἑλληνικά"><text:span text:style-name="T5">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88"><text:span text:style-name="T83">A</text:span> Cicada And Ants</text:p>
            <text:p text:style-name="P48"><text:span text:style-name="T83">T</text:span>he ants<text:span text:style-name="T13"> </text:span><text:span text:style-name="T84">dried</text:span><text:span text:style-name="T83"> the</text:span><text:span text:style-name="T84">ir</text:span><text:span text:style-name="T83"> grain in </text:span><text:span text:style-name="T84">the season of winter.</text:span> <text:s/>A <text:span text:style-name="T84">cicada hungering</text:span> asked them for <text:span text:style-name="T84">food</text:span>. <text:span text:style-name="T84">And t</text:span>he ants said to him: “Why, during the summer, did you not also gather<text:span text:style-name="T13"> </text:span><text:span text:style-name="T85">sustenance?”</text:span><text:span text:style-name="T13"> </text:span><text:span text:style-name="T85">And he said</text:span>:"I <text:span text:style-name="T85">was not at leisure but I sang inspiredly”</text:span>. <text:span text:style-name="T85">And they laughing said</text:span>: “Well<text:span text:style-name="T13"> </text:span><text:span text:style-name="T85">if</text:span><text:span text:style-name="T13"> </text:span>you <text:span text:style-name="T85">play the flute </text:span>in <text:span text:style-name="T85">seasons of the summer</text:span>, dance in winter.”</text:p>
            <text:p text:style-name="P22"/>
            <text:p text:style-name="P22"><text:span text:style-name="T85">The </text:span>fable shows that one must<text:span text:style-name="T85"> not be negligent in any affair in order to not be grieved</text:span> and<text:span text:style-name="T13"> </text:span><text:span text:style-name="T85">in</text:span><text:span text:style-name="T13"> </text:span>danger.</text:p>
          </table:table-cell>
        </table:table-row>
        <table:table-row table:style-name="Table3.1">
          <table:table-cell table:style-name="Table3.A1" office:value-type="string">
            <text:p text:style-name="P3"><text:span text:style-name="AncientGreek_3a__20_Ἀρχαία_20_ἑλληνικά"><text:span text:style-name="T1">337. Τοῖχος καὶ πάλος</text:span></text:span></text:p>
            <text:p text:style-name="P70"><text:span text:style-name="AncientGreek_3a__20_Ἀρχαία_20_ἑλληνικά"><text:span text:style-name="T5">Τοῖχος σπαραττόμενος ὑπὸ πάλου βιαίως ἐφώνει· « Τί με σπαράττεις μηδὲν ἠδικηκότα ; » Καὶ ὅς φησίν· « Οὐκ ἐγώ αἴτιος τούτου, ἀλλ’ ὁ ὄπισθεν σφοδρῶς με τύπτων. »</text:span></text:span></text:p>
          </table:table-cell>
          <table:table-cell table:style-name="Table3.A1" office:value-type="string">
            <text:p text:style-name="P88"><text:span text:style-name="T86">A</text:span> Wall And <text:span text:style-name="T86">A </text:span><text:span text:style-name="T87">Chisle</text:span></text:p>
            <text:p text:style-name="P49">A wall, brutally <text:span text:style-name="T87">being torn apart</text:span> by a <text:span text:style-name="T87">chisle</text:span>, cried: "Why do you <text:span text:style-name="T87">tear </text:span>me <text:span text:style-name="T87">apart? I </text:span><text:span text:style-name="T144">have done you no harm?</text:span>" <text:span text:style-name="T87">And he said “</text:span>I<text:span text:style-name="T13"> </text:span><text:span text:style-name="T88">am not the cause this</text:span>, but the one <text:span text:style-name="T88">striking </text:span>me violently from behind. »</text:p>
            <text:p text:style-name="P22"/>
            <text:p text:style-name="P49"><text:span text:style-name="T87">ὁ πᾶλος: stake, squad or team of gladiators, </text:span></text:p>
            <text:p text:style-name="P49"><text:span text:style-name="T87">σπαράσσω: to tear, rend in pieces, mangle, to pull to pieces, attack</text:span></text:p>
          </table:table-cell>
        </table:table-row>
        <text:soft-page-break/>
        <table:table-row table:style-name="Table3.1">
          <table:table-cell table:style-name="Table3.A1" office:value-type="string">
            <text:p text:style-name="P3"><text:span text:style-name="AncientGreek_3a__20_Ἀρχαία_20_ἑλληνικά"><text:span text:style-name="T1">338. Τοξότης καὶ λέων</text:span></text:span></text:p>
            <text:p text:style-name="P13"><text:span text:style-name="AncientGreek_3a__20_Ἀρχαία_20_ἑλληνικά"><text:span text:style-name="T5">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στις γὰρ τοιοῦτον πικρὸν ἄγγελον ἔχει, ἐὰν αὐτὸς ἐπέλθῃ μοι, τί ποιήσω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κ τῆς ἀρχῆς τὰ τέλη δεῖ προσκοπῆσαι καὶ τότε δὴ λοιπὸν ἑαυτοὺς περισῴζειν.</text:span></text:span></text:p>
          </table:table-cell>
          <table:table-cell table:style-name="Table3.A1" office:value-type="string">
            <text:p text:style-name="P88"><text:span text:style-name="T90">An</text:span> Archer And <text:span text:style-name="T90">A </text:span>Lion</text:p>
            <text:p text:style-name="P22">A <text:span text:style-name="T88">certain archer </text:span>went up <text:span text:style-name="T88">a </text:span>mountain <text:span text:style-name="T88">skilled in hunting</text:span>. <text:span text:style-name="T88">And a</text:span>ll the animals fled; <text:span text:style-name="T88">and </text:span>only the lion <text:span text:style-name="T88">summoned </text:span>him to <text:span text:style-name="T88">a </text:span>battle. <text:span text:style-name="T88">And t</text:span>he man<text:span text:style-name="T88"> sent an arrow and striking him said</text:span>: “<text:span text:style-name="T88">behold my messenger, </text:span><text:span text:style-name="T89">it is unaccompanied</text:span> <text:span text:style-name="T89">and then </text:span>I <text:span text:style-name="T89">also </text:span>come to you too. <text:span text:style-name="T89">And t</text:span>he lion<text:span text:style-name="T13"> </text:span><text:span text:style-name="T89">being struck</text:span><text:span text:style-name="T13"> </text:span><text:span text:style-name="T89">set off </text:span>to flee. <text:span text:style-name="T89">And </text:span>a fox <text:span text:style-name="T89">saying to him to be brave</text:span> and not to run away, <text:span text:style-name="T89">t</text:span>he lion <text:span text:style-name="T89">said</text:span>: “<text:span text:style-name="T89">In no way will you deceive me</text:span>; <text:span text:style-name="T89">for </text:span><text:span text:style-name="T90">whoever </text:span>has such a bitter messenger, when he himself <text:span text:style-name="T90">attacks me</text:span>, what shall I do?”</text:p>
            <text:p text:style-name="P22"/>
            <text:p text:style-name="P50"><text:span text:style-name="T90">Becasue from</text:span> the beginning<text:span text:style-name="T13"> </text:span><text:span text:style-name="T90">it is necessary to </text:span>examine<text:span text:style-name="T13"> </text:span><text:span text:style-name="T90">the things intended before hand </text:span>and the<text:span text:style-name="T90">n indeed</text:span> <text:span text:style-name="T90">henceforth protect themselves</text:span>.</text:p>
            <text:p text:style-name="P50">οἶος <text:span text:style-name="T89">= </text:span>μόνος <text:span text:style-name="T89">= </text:span>alone, lonely, only, unique, excellent,</text:p>
          </table:table-cell>
        </table:table-row>
        <table:table-row table:style-name="Table3.1">
          <table:table-cell table:style-name="Table3.A1" office:value-type="string">
            <text:p text:style-name="P3"><text:span text:style-name="AncientGreek_3a__20_Ἀρχαία_20_ἑλληνικά"><text:span text:style-name="T1">339. Τράγος καὶ ἄμπελος</text:span></text:span></text:p>
            <text:p text:style-name="P13"><text:span text:style-name="AncientGreek_3a__20_Ἀρχαία_20_ἑλληνικά"><text:span text:style-name="T5">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ὺς ἀχαρίστους καὶ βουλομένους τοὺς φίλους πλεονεκτεῖν ὁ μῦθος ἐλέγχει.</text:span></text:span></text:p>
          </table:table-cell>
          <table:table-cell table:style-name="Table3.A1" office:value-type="string">
            <text:p text:style-name="P88"><text:span text:style-name="T15">A</text:span> Goat And <text:span text:style-name="T15">A</text:span> Vine</text:p>
            <text:p text:style-name="P51"><text:span text:style-name="T91">A</text:span> goat grazed on the <text:span text:style-name="T91">sprouts of a grape vine in the </text:span>the time when the vine sprouts its shoots,. The vine said to him: “Why do you damage me? <text:span text:style-name="T91">For is there absolutely </text:span>no <text:span text:style-name="T91">fodder</text:span>? <text:span text:style-name="T91">Nevertheless, as much wine they need while you are being sacraficed I will</text:span> provide.”</text:p>
            <text:p text:style-name="P22"/>
            <text:p text:style-name="P22"><text:span text:style-name="T91">The</text:span> fable <text:span text:style-name="T91">rebukes</text:span> <text:span text:style-name="T91">those who are </text:span>ungrateful and <text:span text:style-name="T91">wishing </text:span>to <text:span text:style-name="T91">take advantage of</text:span> their friends.<text:line-break/>τῇ ἐκβολῇ <text:span text:style-name="T92">=ἡ ἐκβολή: a forrow in a field</text:span></text:p>
          </table:table-cell>
        </table:table-row>
        <table:table-row table:style-name="Table3.1">
          <table:table-cell table:style-name="Table3.A1" office:value-type="string">
            <text:p text:style-name="P3"><text:span text:style-name="AncientGreek_3a__20_Ἀρχαία_20_ἑλληνικά"><text:span text:style-name="T1">340. Ὕαιναι</text:span></text:span></text:p>
            <text:p text:style-name="P13"><text:span text:style-name="AncientGreek_3a__20_Ἀρχαία_20_ἑλληνικά"><text:span text:style-name="T5">Τὰς ὑαίνας φασὶ παρ’ ἐνιαυτὸν ἀλλάττειν τὴν φύσιν καὶ ποτὲ μὲν ἄρρενας γίνεσθαι, ποτὲ δὲ θηλείας. Καὶ δή ποτε ὕαινα ἄρσην πρὸς ὕαιναν θήλειαν παρὰ φύσιν διετέθη. Ἡ δὲ ὑποτυχοῦσα ἔφη· « Ἀλλ’, ὦ οὗτος, οὕτω ταῦτα πράττε ὡς ἐγγὺς τὰ αὐτὰ πεισόμεν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88"><text:span text:style-name="T15">Some </text:span>H<text:span text:style-name="T15">yenas</text:span></text:p>
            <text:p text:style-name="P22">Hyenas, it is said, change their nature every year and become alternately male and female. But one day a male hyena <text:span text:style-name="T92">was unnatrually disposed toward a female h</text:span><text:span text:style-name="T93">y</text:span><text:span text:style-name="T92">ena</text:span>. <text:span text:style-name="T92">And s</text:span>he <text:span text:style-name="T92">interupting said</text:span>: “<text:span text:style-name="T92">But, oh you, </text:span><text:span text:style-name="T93">do these things and you will soon suffer</text:span> the same treatment.”</text:p>
            <text:p text:style-name="P22"/>
            <text:p text:style-name="P22"><text:span text:style-name="T93">Someone might reasonably say t</text:span>his <text:span text:style-name="T93">to </text:span>the <text:span text:style-name="T93">current ruler, </text:span>if <text:span text:style-name="T94">the one intending [to rule] after him</text:span> <text:span text:style-name="T94">suffered some unpleasantry.</text:span></text:p>
          </table:table-cell>
        </table:table-row>
        <text:soft-page-break/>
        <table:table-row table:style-name="Table3.1">
          <table:table-cell table:style-name="Table3.A1" office:value-type="string">
            <text:p text:style-name="P9"><text:span text:style-name="AncientGreek_3a__20_Ἀρχαία_20_ἑλληνικά"><text:span text:style-name="T1">341. Ὕαινα καὶ ἀλώπηξ</text:span></text:span></text:p>
            <text:p text:style-name="P77"><text:span text:style-name="AncientGreek_3a__20_Ἀρχαία_20_ἑλληνικά"><text:span text:style-name="T5">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77"><text:span text:style-name="AncientGreek_3a__20_Ἀρχαία_20_ἑλληνικά"><text:span text:style-name="T5"/></text:span></text:p>
            <text:p text:style-name="P19"><text:span text:style-name="AncientGreek_3a__20_Ἀρχαία_20_ἑλληνικά"><text:span text:style-name="T5">Πρὸς ἄνδρα ἀμφίβολον.</text:span></text:span></text:p>
          </table:table-cell>
          <table:table-cell table:style-name="Table3.A1" office:value-type="string">
            <text:p text:style-name="P88"><text:span text:style-name="T15">A</text:span> Hyena And <text:span text:style-name="T15">A</text:span> Fox</text:p>
            <text:p text:style-name="P53"><text:span text:style-name="T95">They say</text:span> that hyenas <text:span text:style-name="T95">changing there nature </text:span><text:span text:style-name="T145">every year</text:span><text:span text:style-name="T95"> sometimes become male, sometimes beome fe</text:span>male. <text:span text:style-name="T95">And indeed a </text:span>hyena seeing a fox, reproached <text:span text:style-name="T95">her because wanting </text:span>to become<text:span text:style-name="T13"> </text:span><text:span text:style-name="T95">a friend she did not permit </text:span><text:span text:style-name="T97">for </text:span><text:span text:style-name="T95">her. And she interupting said: </text:span>"<text:span text:style-name="T95">But don’t </text:span>blame <text:span text:style-name="T95">me, but rather your nature, because of which I do not know weather </text:span><text:span text:style-name="T96">I will have dealing</text:span><text:span text:style-name="T97">s</text:span><text:span text:style-name="T96"> with you as a male friend or a femal friend.</text:span>"</text:p>
            <text:p text:style-name="P22"/>
            <text:p text:style-name="P52">This is <text:span text:style-name="T97">for an </text:span>ambiguous man.</text:p>
            <text:p text:style-name="P52"/>
            <text:p text:style-name="P52">προσίημι: to send to or towards, let come to, to let come to or near one, admit, to let them approach, </text:p>
            <text:p text:style-name="P22">to admit, allow, believe, to admit, accept, submit to, to allow, approve, to undertake or venture to do, to attach to oneself, attract, win, please,</text:p>
          </table:table-cell>
        </table:table-row>
        <table:table-row table:style-name="Table3.1">
          <table:table-cell table:style-name="Table3.A1" office:value-type="string">
            <text:p text:style-name="P3"><text:span text:style-name="AncientGreek_3a__20_Ἀρχαία_20_ἑλληνικά"><text:span text:style-name="T1">342. Ὗς καὶ κύων περὶ εὐτοκίας</text:span></text:span></text:p>
            <text:p text:style-name="P13"><text:span text:style-name="AncientGreek_3a__20_Ἀρχαία_20_ἑλληνικά"><text:span text:style-name="T5">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οὐκ ἐν τῷ τάχει τὰ πράγματα, ἐν δὲ τῇ τελειότητι κρίνεται.</text:span></text:span></text:p>
          </table:table-cell>
          <table:table-cell table:style-name="Table3.A1" office:value-type="string">
            <text:p text:style-name="P88"><text:span text:style-name="T15">A</text:span> Sow And <text:span text:style-name="T15">A</text:span> Dog <text:span text:style-name="T97">Concerning </text:span>Fertility</text:p>
            <text:p text:style-name="P22"><text:span text:style-name="T97">A</text:span> sow and <text:span text:style-name="T97">a</text:span> dog were arguing about fertility. <text:span text:style-name="T97">And while the</text:span> female dog <text:span text:style-name="T97">was </text:span><text:span text:style-name="T98">saying</text:span><text:span text:style-name="T97"> </text:span>that alone of all quadrupeds, she <text:span text:style-name="T98">quickly gave birth the sow interupting said: </text:span>“<text:span text:style-name="T98">But w</text:span>hen<text:span text:style-name="T13"> </text:span><text:span text:style-name="T98">ever</text:span><text:span text:style-name="T13"> </text:span>you say that, <text:span text:style-name="T98">know </text:span>that you only give birth to <text:span text:style-name="T98">the blind!”</text:span></text:p>
            <text:p text:style-name="P22"/>
            <text:p text:style-name="P22"><text:span text:style-name="T98">The</text:span> <text:span text:style-name="T98">account </text:span>shows that work<text:span text:style-name="T98">s are not</text:span> judged<text:span text:style-name="T13"> </text:span><text:span text:style-name="T98">on</text:span><text:span text:style-name="T13"> </text:span>the<text:span text:style-name="T98">ir</text:span> speed, but<text:span text:style-name="T13"> </text:span><text:span text:style-name="T98">by their</text:span><text:span text:style-name="T13"> </text:span><text:span text:style-name="T98">completeness</text:span>.</text:p>
          </table:table-cell>
        </table:table-row>
        <table:table-row table:style-name="Table3.1">
          <table:table-cell table:style-name="Table3.A1" office:value-type="string">
            <text:p text:style-name="P98"><text:span text:style-name="AncientGreek_3a__20_Ἀρχαία_20_ἑλληνικά"><text:span text:style-name="T1">343. Φαλακρὸς ἱππεύς</text:span></text:span></text:p>
            <text:p text:style-name="P84"><text:span text:style-name="AncientGreek_3a__20_Ἀρχαία_20_ἑλληνικά"><text:span text:style-name="T5">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88"><text:span text:style-name="T15">A</text:span> Bald Rider</text:p>
            <text:p text:style-name="P54">A bald man <text:span text:style-name="T99">clothing his scalp with strange hair went horse riding</text:span>. <text:span text:style-name="T99">And t</text:span>he wind <text:span text:style-name="T99">blowing</text:span>, took <text:span text:style-name="T99">this </text:span>away. <text:span text:style-name="T99">A</text:span>nd <text:span text:style-name="T99">broad luaghter held those standing by</text:span>. <text:span text:style-name="T99">And he said having ceased from the journey:</text:span> "<text:span text:style-name="T99">Why </text:span>is it strange<text:span text:style-name="T13"> </text:span><text:span text:style-name="T99">the</text:span><text:span text:style-name="T13"> </text:span>hairs which are not mine <text:span text:style-name="T99">flee</text:span> me, <text:span text:style-name="T99">who </text:span>even <text:span text:style-name="T99">[flee] he who possesed thiem</text:span>, with whom <text:span text:style-name="T99">they were even born</text:span>?”</text:p>
            <text:p text:style-name="P22"/>
            <text:p text:style-name="P22"><text:span text:style-name="T99">Because let no one be greived upon misfortune that comes upon us. For </text:span><text:span text:style-name="T100">that which he does not possess naturally having been born, this does not remain. For naked we came and naked we shall return.</text:span></text:p>
          </table:table-cell>
        </table:table-row>
        <text:soft-page-break/>
        <table:table-row table:style-name="Table3.1">
          <table:table-cell table:style-name="Table3.A1" office:value-type="string">
            <text:p text:style-name="P3"><text:span text:style-name="AncientGreek_3a__20_Ἀρχαία_20_ἑλληνικά"><text:span text:style-name="T1">344. Φιλάργυρος</text:span></text:span></text:p>
            <text:p text:style-name="P13"><text:span text:style-name="AncientGreek_3a__20_Ἀρχαία_20_ἑλληνικά"><text:span text:style-name="T5">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οὐδὲν ἡ κτῆσις, ἐὰν μὴ ἡ χρῆσις προσῇ.</text:span></text:span></text:p>
          </table:table-cell>
          <table:table-cell table:style-name="Table3.A1" office:value-type="string">
            <text:p text:style-name="P88"><text:span text:style-name="T15">A</text:span> Miser</text:p>
            <text:p text:style-name="P55">A <text:span text:style-name="T100">greedy man</text:span> <text:span text:style-name="T100">converting </text:span>all his <text:span text:style-name="T100">possessions into </text:span>into <text:span text:style-name="T100">currency and</text:span> mak<text:span text:style-name="T100">ing</text:span> <text:span text:style-name="T100">a gold ingot </text:span>burie<text:span text:style-name="T100">d</text:span> it in a certain place<text:span text:style-name="T13"> </text:span><text:span text:style-name="T100">having burried there also </text:span>his <text:span text:style-name="T100">soul </text:span>and his mind <text:span text:style-name="T100">and coming e</text:span>very day <text:span text:style-name="T100">he looked at it</text:span>. <text:span text:style-name="T100">And one of the </text:span>workman <text:span text:style-name="T100">watching him</text:span> <text:span text:style-name="T100">understanding what was happening</text:span> digging up the ingot took it away. <text:span text:style-name="T100">And after these things and when he came and seeing the </text:span><text:span text:style-name="T101">place empty he began to lament and to pull out his hairs. And a</text:span> <text:span text:style-name="T101">certain person seeing </text:span>him lament thus and<text:span text:style-name="T13"> </text:span><text:span text:style-name="T101">asking the casue</text:span>: “Don't despair like this, friend”<text:span text:style-name="T13"> </text:span><text:span text:style-name="T101">he said</text:span><text:span text:style-name="T13"> “</text:span>for<text:span text:style-name="T101"> neither </text:span>having <text:span text:style-name="T101">the </text:span>gold <text:span text:style-name="T101">did </text:span>you ha<text:span text:style-name="T101">ve it</text:span>. <text:span text:style-name="T13">T</text:span><text:span text:style-name="T101">herefore t</text:span><text:span text:style-name="T13">ak</text:span><text:span text:style-name="T101">ing</text:span> a stone instead of gold<text:span text:style-name="T13"> </text:span><text:span text:style-name="T101">deposit [it]</text:span><text:span text:style-name="T13"> </text:span>and <text:span text:style-name="T101">assume it to be gold for yourself.</text:span> <text:span text:style-name="T101">For it </text:span>will <text:span text:style-name="T101">fulfill </text:span>the same <text:span text:style-name="T101">need.</text:span> <text:span text:style-name="T101">F</text:span>or as I see, even when the gold <text:span text:style-name="T101">existed</text:span>, you <text:span text:style-name="T101">were not in use of your possession</text:span>.”</text:p>
            <text:p text:style-name="P22"/>
            <text:p text:style-name="P22"><text:span text:style-name="T101">The </text:span>fable shows that possession is nothing if enjoyment is not added to it.</text:p>
            <text:p text:style-name="P22"/>
            <text:p text:style-name="P22">ἡ βῶλος: a lump of earth, a clod, land, ground, soil, a mass.</text:p>
          </table:table-cell>
        </table:table-row>
        <table:table-row table:style-name="Table3.1">
          <table:table-cell table:style-name="Table3.A1" office:value-type="string">
            <text:p text:style-name="P10"><text:span text:style-name="AncientGreek_3a__20_Ἀρχαία_20_ἑλληνικά"><text:span text:style-name="T1">345. Χαλκεὺς καὶ κυνάριον</text:span></text:span></text:p>
            <text:p text:style-name="P20"><text:span text:style-name="AncientGreek_3a__20_Ἀρχαία_20_ἑλληνικά"><text:span text:style-name="T5">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τοὺς ὑπνώδεις καὶ ἀργοὺς καὶ ἐξ ἀλλοτρίων πόνων τρεφομένους ὁ μῦθος ἐλέγχει.</text:span></text:span></text:p>
          </table:table-cell>
          <table:table-cell table:style-name="Table3.A1" office:value-type="string">
            <text:p text:style-name="P88"><text:span text:style-name="T15">A</text:span> <text:span text:style-name="T101">Coppersmith</text:span> And <text:span text:style-name="T101">a</text:span> Dog</text:p>
            <text:p text:style-name="P56">A <text:span text:style-name="T102">Coppersmith</text:span> had a dog <text:span text:style-name="T102">and w</text:span>hen he forged, the dog slept. <text:span text:style-name="T102">B</text:span>ut when<text:span text:style-name="T102">ever</text:span> he at<text:span text:style-name="T102">e</text:span>, <text:span text:style-name="T102">he stood </text:span>beside him. <text:span text:style-name="T102">And when he had</text:span> thrown him a bone<text:span text:style-name="T13"> </text:span><text:span text:style-name="T102">he</text:span><text:span text:style-name="T13"> </text:span>said to him: “<text:span text:style-name="T102">Oh drowsey wretch,</text:span> when<text:span text:style-name="T102">ever</text:span> I strike my anvil, you sleep; but when<text:span text:style-name="T102">ever</text:span> I move my <text:span text:style-name="T102">teeth</text:span>, immediately you wake up.”</text:p>
            <text:p text:style-name="P22"/>
            <text:p text:style-name="P22"><text:span text:style-name="T102">The fable rebukes s</text:span>leepy<text:span text:style-name="T13"> </text:span><text:span text:style-name="T102">and</text:span><text:span text:style-name="T13"> </text:span>lazy people<text:span text:style-name="T13"> </text:span><text:span text:style-name="T102">being sustained</text:span> <text:span text:style-name="T102">from </text:span>other<text:span text:style-name="T102">s’ </text:span>labor.</text:p>
            <text:p text:style-name="P22"/>
            <text:p text:style-name="P22">ὑπνώδης , ες: drowsy, asleep, inducing sleep</text:p>
            <text:p text:style-name="P56">ὁ ἄκμων, ονος: anvil, meteori<text:span text:style-name="T102">te</text:span>, thunderbolt, head of a batteringram</text:p>
          </table:table-cell>
        </table:table-row>
        <text:soft-page-break/>
        <table:table-row table:style-name="Table3.1">
          <table:table-cell table:style-name="Table3.A1" office:value-type="string">
            <text:p text:style-name="P3"><text:span text:style-name="AncientGreek_3a__20_Ἀρχαία_20_ἑλληνικά"><text:span text:style-name="T1">346. Χειμὼν καὶ ἔαρ</text:span></text:span></text:p>
            <text:p text:style-name="P13"><text:span text:style-name="AncientGreek_3a__20_Ἀρχαία_20_ἑλληνικά"><text:span text:style-name="T5">Χειμὼν ἔσκωψε εἰς τὸ ἔαρ καὶ αὐτὸ ὠνείδισεν ὅτι εὐθὺς φανέντος ἡσυχίαν ἄγει ἔτι οὐδείς, ἀλλ’ ὁ μέν ἐπὶ λειμῶνας καὶ ἄλση γίνεται, ὅτῳ ἄρα φίλον δρέπεσθαι ἀνθέων καὶ κρίνων, ἢ καὶ ῥόδον τι περιαγαγεῖν τε τοῖς ἑαυτοῦ ὄμμασιν, καὶ παραθέσθαι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88">Winter And Spring</text:p>
            <text:p text:style-name="P22">Winter <text:span text:style-name="T102">jeered at</text:span> Spring and <text:span text:style-name="T102">rebuked </text:span>it with reproache<text:span text:style-name="T105">s </text:span><text:span text:style-name="T106">that</text:span><text:span text:style-name="T105"> as</text:span> soon as he appeared, no one remained<text:span text:style-name="T13"> </text:span><text:span text:style-name="T103">quiet</text:span><text:span text:style-name="T13"> </text:span><text:span text:style-name="T103">but</text:span><text:span text:style-name="T13"> </text:span><text:span text:style-name="T105">some</text:span> went to the meadows <text:span text:style-name="T103">and </text:span>woods,<text:span text:style-name="T13"> </text:span><text:span text:style-name="T103">for whom it is pleasing to pick</text:span> flowers, <text:span text:style-name="T103">and </text:span>lilies<text:span text:style-name="T13"> </text:span><text:span text:style-name="T103">or even</text:span><text:span text:style-name="T13"> </text:span><text:span text:style-name="T104">to spin a rose before one’s eyes</text:span> and <text:span text:style-name="T104">to place it next to one’s </text:span>hair. <text:span text:style-name="T104">While </text:span><text:span text:style-name="T105">others</text:span><text:span text:style-name="T104"> having embarked </text:span><text:span text:style-name="T105">on a ship</text:span>, and <text:span text:style-name="T105">crossing an ocean</text:span>, <text:span text:style-name="T105">perhaps come to other people.</text:span> <text:span text:style-name="T105">And that everyone no longer had a care of the winds or of the much water from storms. </text:span><text:span text:style-name="T106">Winter said </text:span><text:span text:style-name="T105">“I am like a ruler and </text:span>absolute monarch<text:span text:style-name="T13"> </text:span><text:span text:style-name="T105">and neither to the sky but somewhere </text:span>down<text:span text:style-name="T105">ward towar</text:span>ds the earth I <text:span text:style-name="T105">command </text:span><text:span text:style-name="T106">[mankind] </text:span><text:span text:style-name="T105">to look and</text:span> to fear and tremble, and <text:span text:style-name="T106">I compel [them] </text:span>to <text:span text:style-name="T106">pass the day contentedly </text:span>sometimes <text:span text:style-name="T106">at home</text:span>. “<text:span text:style-name="T106">Therefore” said the spring ‘Mankind would gladly be freed </text:span>from you. <text:span text:style-name="T106">And to them the name itself of me seems to be beautiful</text:span>, <text:span text:style-name="T106">and by </text:span>Zeus, <text:span text:style-name="T106">is the most beautiful </text:span>of all names<text:span text:style-name="T13"> </text:span><text:span text:style-name="T106">so that even being apart</text:span> they <text:span text:style-name="T106">remember </text:span>and <text:span text:style-name="T106">appearing</text:span> they <text:span text:style-name="T106">rejoice.”</text:span></text:p>
            <text:p text:style-name="P22"/>
            <text:p text:style-name="P57">νεὼς<text:span text:style-name="T13"> </text:span><text:span text:style-name="T105">=</text:span><text:span text:style-name="T13"> </text:span>ἡ ναῦς: <text:span text:style-name="T105">ship</text:span></text:p>
          </table:table-cell>
        </table:table-row>
        <table:table-row table:style-name="Table3.1">
          <table:table-cell table:style-name="Table3.A1" office:value-type="string">
            <text:p text:style-name="P3"><text:span text:style-name="AncientGreek_3a__20_Ἀρχαία_20_ἑλληνικά"><text:span text:style-name="T1">347. Χελιδὼν καὶ δράκων</text:span></text:span></text:p>
            <text:p text:style-name="P13"><text:span text:style-name="AncientGreek_3a__20_Ἀρχαία_20_ἑλληνικά"><text:span text:style-name="T5">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ὅτι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96"><text:span text:style-name="T15">A</text:span> Swallow And <text:span text:style-name="T15">A</text:span> Dragon</text:p>
            <text:p text:style-name="P94">A swallow <text:span text:style-name="T107">having made</text:span> <text:span text:style-name="T107">her</text:span> nest in a court<text:span text:style-name="T107">house</text:span> <text:span text:style-name="T107">flew away.</text:span> <text:span text:style-name="T107">And </text:span>a <text:span text:style-name="T107">snake</text:span> <text:span text:style-name="T107">having crawled out</text:span> devour<text:span text:style-name="T107">ed</text:span> <text:span text:style-name="T107">the young of her</text:span>. <text:span text:style-name="T107">And returning and </text:span>finding<text:span text:style-name="T13"> </text:span><text:span text:style-name="T107">her</text:span><text:span text:style-name="T13"> </text:span>nest empty <text:span text:style-name="T107">she groaned very passionately</text:span>. <text:span text:style-name="T107">And a</text:span>nother swallow <text:span text:style-name="T107">trying to </text:span>console her<text:span text:style-name="T13"> </text:span><text:span text:style-name="T107">and saying </text:span>that <text:span text:style-name="T107">not only she happened to have lost children</text:span> <text:span text:style-name="T107">interupting said: “But </text:span>I<text:span text:style-name="T13"> </text:span><text:span text:style-name="T107">myself</text:span><text:span text:style-name="T13"> </text:span><text:span text:style-name="T107">not so much weep because my children as much </text:span>tha<text:span text:style-name="T107">t in this place I am wronged where</text:span> <text:span text:style-name="T107">those who are wronged find help</text:span>.”</text:p>
            <text:p text:style-name="P94"/>
            <text:p text:style-name="P95"><text:span text:style-name="T131">The account</text:span><text:span text:style-name="T133"> shows that</text:span><text:span text:style-name="T130"> </text:span><text:span text:style-name="T131">often </text:span><text:span text:style-name="T132">misfortunes become harsher for those who suffer [them] whenever they are undertaken by those whom they least expect.</text:span></text:p>
            <text:p text:style-name="P95"><text:span text:style-name="T132"/></text:p>
            <text:p text:style-name="P95">νεοσσοποιέω: νεοττεύω:<text:span text:style-name="T13"> </text:span><text:span text:style-name="T107">to</text:span><text:span text:style-name="T13"> </text:span>hatch,<text:span text:style-name="T13"> </text:span><text:span text:style-name="T107">to</text:span><text:span text:style-name="T13"> </text:span>build a nest</text:p>
          </table:table-cell>
        </table:table-row>
        <text:soft-page-break/>
        <table:table-row table:style-name="Table3.1">
          <table:table-cell table:style-name="Table3.A1" office:value-type="string">
            <text:p text:style-name="P99"><text:span text:style-name="AncientGreek_3a__20_Ἀρχαία_20_ἑλληνικά"><text:span text:style-name="T3">348. Χελιδὼν καὶ κορώνη <text:s/>περὶ κάλλους φιλονεικοῦσαι.</text:span></text:span></text:p>
            <text:p text:style-name="P85"><text:span text:style-name="AncientGreek_3a__20_Ἀρχαία_20_ἑλληνικά"><text:span text:style-name="T5">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λόγος δηλοῖ ὅτι ἡ τοῦ σώματος παράτασις εὐπρεπείας καλλίων.</text:span></text:span></text:p>
          </table:table-cell>
          <table:table-cell table:style-name="Table3.A1" office:value-type="string">
            <text:p text:style-name="P88"><text:span text:style-name="T15">A</text:span> Swallow And <text:span text:style-name="T15">A</text:span> Crow <text:span text:style-name="T108">Arguing Abouot </text:span>Beauty</text:p>
            <text:p text:style-name="P58"><text:span text:style-name="T108">A </text:span>swallow and <text:span text:style-name="T108">a</text:span> crow <text:span text:style-name="T108">argued</text:span> <text:span text:style-name="T108">about</text:span> beauty. <text:span text:style-name="T108">And </text:span><text:span text:style-name="T146">the </text:span><text:span text:style-name="T108">crow interupting said to her:</text:span> "<text:span text:style-name="T108">But while y</text:span>our beauty only blooms in the <text:span text:style-name="T108">spring </text:span>season, <text:span text:style-name="T108">my body</text:span> <text:span text:style-name="T109">extends</text:span> even <text:span text:style-name="T109">into </text:span>winter." »</text:p>
            <text:p text:style-name="P22"/>
            <text:p text:style-name="P22">Th<text:span text:style-name="T109">e</text:span> <text:span text:style-name="T109">account</text:span> shows that <text:span text:style-name="T109">the continuance of the body is more beautiful th</text:span>an <text:span text:style-name="T109">being well adorned</text:span>.</text:p>
          </table:table-cell>
        </table:table-row>
        <table:table-row table:style-name="Table3.1">
          <table:table-cell table:style-name="Table3.A1" office:value-type="string">
            <text:p text:style-name="P11"><text:span text:style-name="AncientGreek_3a__20_Ἀρχαία_20_ἑλληνικά"><text:span text:style-name="T1">349. Χελιδὼν καὶ ὄρνιθες</text:span></text:span></text:p>
            <text:p text:style-name="P79"><text:span text:style-name="AncientGreek_3a__20_Ἀρχαία_20_ἑλληνικά"><text:span text:style-name="T5">Ἄρτι τοῦ ἰξοῦ φυομένου, χελιδὼν αἰσθομένη τὸν ἐνιστάμενον τοῖς πετεινοῖς κίνδυνον, συναθροίσασα πάντα τὰ ὄρνεα, συνεβούλευσεν αὐτοῖς μάλιστα μ</text:span></text:span><text:span text:style-name="AncientGreek_3a__20_Ἀρχαία_20_ἑλληνικά"><text:span text:style-name="T8">ὴ</text:span></text:span><text:span text:style-name="AncientGreek_3a__20_Ἀρχαία_20_ἑλληνικά"><text:span text:style-name="T5"> ταῖς ἰξοφόροις δρυσὶν πλεχθῆν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21"><text:span text:style-name="AncientGreek_3a__20_Ἀρχαία_20_ἑλληνικά"><text:span text:style-name="T5"/></text:span></text:p>
            <text:p text:style-name="P21"><text:span text:style-name="AncientGreek_3a__20_Ἀρχαία_20_ἑλληνικά"><text:span text:style-name="T5">Ὁ λόγος δηλοῖ ὅτι οἱ τὰ μέλλοντα προορώμενοι εἰκότως τοὺς κινδύνους διακρούονται.</text:span></text:span></text:p>
          </table:table-cell>
          <table:table-cell table:style-name="Table3.A1" office:value-type="string">
            <text:p text:style-name="P88"><text:span text:style-name="T15">A</text:span> Swallow And <text:span text:style-name="T15">Some</text:span> Birds</text:p>
            <text:p text:style-name="P22"><text:span text:style-name="T109">The </text:span>mistletoe <text:span text:style-name="T109">just sproating</text:span>,<text:span text:style-name="T13"> </text:span><text:span text:style-name="T109">a</text:span><text:span text:style-name="T13"> </text:span>swallow sensing the danger <text:span text:style-name="T109">present for </text:span>the birds, gather<text:span text:style-name="T109">ing</text:span> all<text:span text:style-name="T13"> </text:span><text:span text:style-name="T109">the birds</text:span><text:span text:style-name="T13"> </text:span>together, <text:span text:style-name="T109">advising them </text:span><text:span text:style-name="T110">to not get tangled in </text:span>the <text:span text:style-name="T110">mystletoe bearing oaks.</text:span> <text:span text:style-name="T110">B</text:span>ut if that was impossible for them, to take refuge <text:span text:style-name="T110">upon mankind </text:span>and beg them not to <text:span text:style-name="T110">utilize the power of the mystletoe</text:span> to catch them. <text:span text:style-name="T110">And laughing</text:span> at her <text:span text:style-name="T110">as though speaking foolishly, </text:span>she <text:span text:style-name="T110">approaching became a supplicant of mankind. And t</text:span>hey <text:span text:style-name="T110">accepted her </text:span>because of h<text:span text:style-name="T110">er</text:span> intelligence and <text:span text:style-name="T110">received her as a fellow house member</text:span>. <text:span text:style-name="T110">T</text:span>hus <text:span text:style-name="T110">it </text:span>happened <text:span text:style-name="T110">that the other birds being trapped were</text:span> eaten by <text:span text:style-name="T110">mankind</text:span>, and <text:span text:style-name="T110">the swallow alone as a refugee also int the houses of them fearlessly produced young.</text:span></text:p>
            <text:p text:style-name="P22"><text:span text:style-name="T110"/></text:p>
            <text:p text:style-name="P22"><text:span text:style-name="T110">The account</text:span> shows that <text:span text:style-name="T110">those who </text:span>foresee the future <text:span text:style-name="T110">are likely to </text:span><text:span text:style-name="T111">drive away dangers</text:span>.</text:p>
            <text:p text:style-name="P22"/>
            <text:p text:style-name="P59"><text:span text:style-name="AncientGreek_3a__20_Ἀρχαία_20_ἑλληνικά"><text:span text:style-name="T12">δ</text:span></text:span>ιακρούω: knock or drive through, prove by knocking or ringing, drive from oneself, get rid of, <text:s/>hinder, entangle, break away, escape, put aside for oneself, conceal, embezzle</text:p>
          </table:table-cell>
        </table:table-row>
        <table:table-row table:style-name="Table3.1">
          <table:table-cell table:style-name="Table3.A1" office:value-type="string">
            <text:p text:style-name="P3"><text:span text:style-name="AncientGreek_3a__20_Ἀρχαία_20_ἑλληνικά"><text:span text:style-name="T1">350. Χελιδὼν κομπάζουσα <text:s/>καὶ κορώνη.</text:span></text:span></text:p>
            <text:p text:style-name="P13"><text:span text:style-name="AncientGreek_3a__20_Ἀρχαία_20_ἑλληνικά"><text:span text:style-name="T5">Ἡ χελιδὼν ἔφη πρὸς τὴν κορώνην· « Ἐγὼ παρθένος καὶ Ἀθηναία καὶ βασίλισσα καὶ βασιλέως τῶν Ἀθηνῶν θυγάτηρ εἰμί, » καὶ προσέθηκε καὶ τὸν Τηρέα καὶ τὴν βίαν καὶ τὴν ἀποκοπὴν τῆς γλώττης. Καὶ ἡ κορώνη· « Τί ἄν, ἔφη, ἐποίησας, εἰ τὴν γλῶτταν εἶχες, </text:span></text:span><text:span text:style-name="AncientGreek_3a__20_Ἀρχαία_20_ἑλληνικά"><text:span text:style-name="T136">διὰ ἧς</text:span></text:span><text:span text:style-name="AncientGreek_3a__20_Ἀρχαία_20_ἑλληνικά"><text:span text:style-name="T5"> τμηθείσης, τοσαῦτα λαλεῖς;</text:span></text:span><text:span text:style-name="AncientGreek_3a__20_Ἀρχαία_20_ἑλληνικά"><text:span text:style-name="T9"> </text:span></text:span><text:span text:style-name="AncientGreek_3a__20_Ἀρχαία_20_ἑλληνικά"><text:span text:style-name="T5">»</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οἱ ἀλαζόνες διὰ τοῦ λόγου ψευδολογοῦντες αὐτοὶ ἑαυτοῖς ἔλεγχος καθίστανται.</text:span></text:span></text:p>
          </table:table-cell>
          <table:table-cell table:style-name="Table3.A1" office:value-type="string">
            <text:p text:style-name="P88"><text:span text:style-name="T15">A</text:span> Boasting Swallow And <text:span text:style-name="T15">A</text:span> Crow</text:p>
            <text:p text:style-name="P22">The swallow said to the crow: "I am a virgin, and Athenian, and princess, and daughter of the king of Athens," and she also <text:span text:style-name="T111">added</text:span> <text:span text:style-name="T111">[the story of]</text:span> Tereus<text:span text:style-name="T13"> </text:span><text:span text:style-name="T111">and his</text:span><text:span text:style-name="T13"> </text:span>violence<text:span text:style-name="T13"> </text:span><text:span text:style-name="T111">and the cutting out of </text:span><text:s/>her tongue. <text:span text:style-name="T111">And t</text:span>he crow <text:span text:style-name="T111">said</text:span>: “What would <text:span text:style-name="T111">you do if </text:span>you had your tongue, <text:span text:style-name="T112">through which being cut</text:span>, you <text:span text:style-name="T112">talk about so many things?”</text:span></text:p>
            <text:p text:style-name="P22"/>
            <text:p text:style-name="P22"><text:span text:style-name="T13">B</text:span><text:span text:style-name="T112">ecause the arogant speaking falsely by means of a story are themselves set up as evidence against themselves</text:span>.</text:p>
          </table:table-cell>
        </table:table-row>
        <text:soft-page-break/>
        <table:table-row table:style-name="Table3.1">
          <table:table-cell table:style-name="Table3.A1" office:value-type="string">
            <text:p text:style-name="P3"><text:span text:style-name="AncientGreek_3a__20_Ἀρχαία_20_ἑλληνικά"><text:span text:style-name="T1">351. Χελώνη καὶ ἀετός</text:span></text:span></text:p>
            <text:p text:style-name="P13"><text:span text:style-name="AncientGreek_3a__20_Ἀρχαία_20_ἑλληνικά"><text:span text:style-name="T5">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88"><text:span text:style-name="T15">A</text:span> Turtle And <text:span text:style-name="T15">An</text:span> Eagle</text:p>
            <text:p text:style-name="P60">A tortoise begged an eagle to teach him to fly. The eagle <text:span text:style-name="T113">advising</text:span> <text:span text:style-name="T113">that the nature of her to be far from this, s</text:span>he <text:span text:style-name="T113">pressed on rather more in her request</text:span>. <text:span text:style-name="T113">Therefore taking her in his claws and to a high [place] bringing </text:span>her,<text:span text:style-name="T13"> </text:span><text:span text:style-name="T113">he</text:span><text:span text:style-name="T13"> </text:span>then let go. <text:span text:style-name="T113">And the</text:span> turtle f<text:span text:style-name="T113">alling against some</text:span> rocks was shattered.</text:p>
            <text:p text:style-name="P22"/>
            <text:p text:style-name="P22"><text:span text:style-name="T113">The</text:span> fable shows that <text:span text:style-name="T113">many in competitions not heeding those more wise harm themselves</text:span>.</text:p>
          </table:table-cell>
        </table:table-row>
        <table:table-row table:style-name="Table3.1">
          <table:table-cell table:style-name="Table3.A1" office:value-type="string">
            <text:p text:style-name="P3"><text:span text:style-name="AncientGreek_3a__20_Ἀρχαία_20_ἑλληνικά"><text:span text:style-name="T1">352. Χελώνη καὶ λαγωός</text:span></text:span></text:p>
            <text:p text:style-name="P69"><text:span text:style-name="AncientGreek_3a__20_Ἀρχαία_20_ἑλληνικά"><text:span text:style-name="T5">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text:span></text:span><text:span text:style-name="AncientGreek_3a__20_Ἀρχαία_20_ἑλληνικά"><text:span text:style-name="T10">β</text:span></text:span><text:span text:style-name="AncientGreek_3a__20_Ἀρχαία_20_ἑλληνικά"><text:span text:style-name="T5">εῖον τῆς νίκης ἀφίκετο.</text:span></text:span></text:p>
            <text:p text:style-name="P69"><text:span text:style-name="AncientGreek_3a__20_Ἀρχαία_20_ἑλληνικά"><text:span text:style-name="T5"/></text:span></text:p>
            <text:p text:style-name="P69"><text:span text:style-name="AncientGreek_3a__20_Ἀρχαία_20_ἑλληνικά"><text:span text:style-name="T5">Ὁ λόγος δηλοῖ ὅτι πολλάκις φύσιν ἀμελοῦσαν πόνος ἐνίκησεν.</text:span></text:span></text:p>
          </table:table-cell>
          <table:table-cell table:style-name="Table3.A1" office:value-type="string">
            <text:p text:style-name="P88"><text:span text:style-name="T15">A</text:span> Turtle And <text:span text:style-name="T15">A</text:span> Hare</text:p>
            <text:p text:style-name="P22"><text:span text:style-name="T113">A</text:span> tortoise and <text:span text:style-name="T113">a</text:span> hare <text:span text:style-name="T113">were arguing about speed</text:span>. <text:span text:style-name="T113">And indeed seting up a date and a place they departed</text:span>. <text:span text:style-name="T113">Therefore while th</text:span>e hare <text:span text:style-name="T113">not having a care of the race due to </text:span><text:span text:style-name="T114">his</text:span><text:span text:style-name="T113"> natural swiftness,</text:span><text:span text:style-name="T114"> falling beside the road he slept.</text:span> <text:span text:style-name="T114">And </text:span>the tortoise, <text:span text:style-name="T114">realizing slowness in himself</text:span>, did not cease running, and thus <text:span text:style-name="T114">running past </text:span>the sleeping hare, it arrived<text:span text:style-name="T13"> </text:span><text:span text:style-name="T114">upon the prize of victory</text:span>.</text:p>
            <text:p text:style-name="P22"/>
            <text:p text:style-name="P22"><text:span text:style-name="T115">The account</text:span> shows that<text:span text:style-name="T13"> </text:span><text:span text:style-name="T115">often </text:span>hard work <text:span text:style-name="T115">conquers neglegnet talent</text:span>.</text:p>
            <text:p text:style-name="P22"/>
            <text:p text:style-name="P61">τό βραβεῖον: prize in the games, wand, baton given as a prize</text:p>
          </table:table-cell>
        </table:table-row>
        <table:table-row table:style-name="Table3.1">
          <table:table-cell table:style-name="Table3.A1" office:value-type="string">
            <text:p text:style-name="P3"><text:span text:style-name="AncientGreek_3a__20_Ἀρχαία_20_ἑλληνικά"><text:span text:style-name="T4">353. </text:span></text:span><text:span text:style-name="AncientGreek_3a__20_Ἀρχαία_20_ἑλληνικά"><text:span text:style-name="T1">Χῆνες</text:span></text:span><text:span text:style-name="AncientGreek_3a__20_Ἀρχαία_20_ἑλληνικά"><text:span text:style-name="T4"> </text:span></text:span><text:span text:style-name="AncientGreek_3a__20_Ἀρχαία_20_ἑλληνικά"><text:span text:style-name="T1">καὶ</text:span></text:span><text:span text:style-name="AncientGreek_3a__20_Ἀρχαία_20_ἑλληνικά"><text:span text:style-name="T4"> </text:span></text:span><text:span text:style-name="AncientGreek_3a__20_Ἀρχαία_20_ἑλληνικά"><text:span text:style-name="T1">γέρανοι</text:span></text:span></text:p>
            <text:p text:style-name="P13"><text:span text:style-name="AncientGreek_3a__20_Ἀρχαία_20_ἑλληνικά"><text:span text:style-name="T5">Χῆνες</text:span></text:span><text:span text:style-name="AncientGreek_3a__20_Ἀρχαία_20_ἑλληνικά"><text:span text:style-name="T12"> </text:span></text:span><text:span text:style-name="AncientGreek_3a__20_Ἀρχαία_20_ἑλληνικά"><text:span text:style-name="T5">καὶ</text:span></text:span><text:span text:style-name="AncientGreek_3a__20_Ἀρχαία_20_ἑλληνικά"><text:span text:style-name="T12"> </text:span></text:span><text:span text:style-name="AncientGreek_3a__20_Ἀρχαία_20_ἑλληνικά"><text:span text:style-name="T5">γέρανοι</text:span></text:span><text:span text:style-name="AncientGreek_3a__20_Ἀρχαία_20_ἑλληνικά"><text:span text:style-name="T12"> </text:span></text:span><text:span text:style-name="AncientGreek_3a__20_Ἀρχαία_20_ἑλληνικά"><text:span text:style-name="T5">τὸν</text:span></text:span><text:span text:style-name="AncientGreek_3a__20_Ἀρχαία_20_ἑλληνικά"><text:span text:style-name="T12"> </text:span></text:span><text:span text:style-name="AncientGreek_3a__20_Ἀρχαία_20_ἑλληνικά"><text:span text:style-name="T5">αὐτὸν</text:span></text:span><text:span text:style-name="AncientGreek_3a__20_Ἀρχαία_20_ἑλληνικά"><text:span text:style-name="T12"> </text:span></text:span><text:span text:style-name="AncientGreek_3a__20_Ἀρχαία_20_ἑλληνικά"><text:span text:style-name="T5">λειμῶνα</text:span></text:span><text:span text:style-name="AncientGreek_3a__20_Ἀρχαία_20_ἑλληνικά"><text:span text:style-name="T12"> </text:span></text:span><text:span text:style-name="AncientGreek_3a__20_Ἀρχαία_20_ἑλληνικά"><text:span text:style-name="T5">ἐνέμοντο</text:span></text:span><text:span text:style-name="AncientGreek_3a__20_Ἀρχαία_20_ἑλληνικά"><text:span text:style-name="T12">. </text:span></text:span><text:span text:style-name="AncientGreek_3a__20_Ἀρχαία_20_ἑλληνικά"><text:span text:style-name="T5">Ἐπιφανέντων</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αὐτοῖς</text:span></text:span><text:span text:style-name="AncientGreek_3a__20_Ἀρχαία_20_ἑλληνικά"><text:span text:style-name="T12"> </text:span></text:span><text:span text:style-name="AncientGreek_3a__20_Ἀρχαία_20_ἑλληνικά"><text:span text:style-name="T5">θηρευτῶν</text:span></text:span><text:span text:style-name="AncientGreek_3a__20_Ἀρχαία_20_ἑλληνικά"><text:span text:style-name="T12">, </text:span></text:span><text:span text:style-name="AncientGreek_3a__20_Ἀρχαία_20_ἑλληνικά"><text:span text:style-name="T5">αἱ</text:span></text:span><text:span text:style-name="AncientGreek_3a__20_Ἀρχαία_20_ἑλληνικά"><text:span text:style-name="T12"> </text:span></text:span><text:span text:style-name="AncientGreek_3a__20_Ἀρχαία_20_ἑλληνικά"><text:span text:style-name="T5">μὲν</text:span></text:span><text:span text:style-name="AncientGreek_3a__20_Ἀρχαία_20_ἑλληνικά"><text:span text:style-name="T12"> </text:span></text:span><text:span text:style-name="AncientGreek_3a__20_Ἀρχαία_20_ἑλληνικά"><text:span text:style-name="T5">γέρανοι</text:span></text:span><text:span text:style-name="AncientGreek_3a__20_Ἀρχαία_20_ἑλληνικά"><text:span text:style-name="T12"> </text:span></text:span><text:span text:style-name="AncientGreek_3a__20_Ἀρχαία_20_ἑλληνικά"><text:span text:style-name="T5">ἐλαφραὶ</text:span></text:span><text:span text:style-name="AncientGreek_3a__20_Ἀρχαία_20_ἑλληνικά"><text:span text:style-name="T12"> </text:span></text:span><text:span text:style-name="AncientGreek_3a__20_Ἀρχαία_20_ἑλληνικά"><text:span text:style-name="T5">οὖσαι</text:span></text:span><text:span text:style-name="AncientGreek_3a__20_Ἀρχαία_20_ἑλληνικά"><text:span text:style-name="T12"> </text:span></text:span><text:span text:style-name="AncientGreek_3a__20_Ἀρχαία_20_ἑλληνικά"><text:span text:style-name="T5">ἀπέπτησαν</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χῆνες</text:span></text:span><text:span text:style-name="AncientGreek_3a__20_Ἀρχαία_20_ἑλληνικά"><text:span text:style-name="T12"> </text:span></text:span><text:span text:style-name="AncientGreek_3a__20_Ἀρχαία_20_ἑλληνικά"><text:span text:style-name="T5">μείναντες</text:span></text:span><text:span text:style-name="AncientGreek_3a__20_Ἀρχαία_20_ἑλληνικά"><text:span text:style-name="T12"> </text:span></text:span><text:span text:style-name="AncientGreek_3a__20_Ἀρχαία_20_ἑλληνικά"><text:span text:style-name="T5">διὰ</text:span></text:span><text:span text:style-name="AncientGreek_3a__20_Ἀρχαία_20_ἑλληνικά"><text:span text:style-name="T12"> </text:span></text:span><text:span text:style-name="AncientGreek_3a__20_Ἀρχαία_20_ἑλληνικά"><text:span text:style-name="T5">τὸ</text:span></text:span><text:span text:style-name="AncientGreek_3a__20_Ἀρχαία_20_ἑλληνικά"><text:span text:style-name="T12"> </text:span></text:span><text:span text:style-name="AncientGreek_3a__20_Ἀρχαία_20_ἑλληνικά"><text:span text:style-name="T5">βάρος</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σωμάτων</text:span></text:span><text:span text:style-name="AncientGreek_3a__20_Ἀρχαία_20_ἑλληνικά"><text:span text:style-name="T12"> </text:span></text:span><text:span text:style-name="AncientGreek_3a__20_Ἀρχαία_20_ἑλληνικά"><text:span text:style-name="T5">συνελήφθησαν</text:span></text:span><text:span text:style-name="AncientGreek_3a__20_Ἀρχαία_20_ἑλληνικά"><text:span text:style-name="T12">.</text:span></text:span></text:p>
            <text:p text:style-name="P13"><text:span text:style-name="AncientGreek_3a__20_Ἀρχαία_20_ἑλληνικά"><text:span text:style-name="T12"/></text:span></text:p>
            <text:p text:style-name="P13"><text:span text:style-name="AncientGreek_3a__20_Ἀρχαία_20_ἑλληνικά"><text:span text:style-name="T5">Οὕτω</text:span></text:span><text:span text:style-name="AncientGreek_3a__20_Ἀρχαία_20_ἑλληνικά"><text:span text:style-name="T12"> </text:span></text:span><text:span text:style-name="AncientGreek_3a__20_Ἀρχαία_20_ἑλληνικά"><text:span text:style-name="T5">καὶ</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ἀνθρώπων</text:span></text:span><text:span text:style-name="AncientGreek_3a__20_Ἀρχαία_20_ἑλληνικά"><text:span text:style-name="T12">, </text:span></text:span><text:span text:style-name="AncientGreek_3a__20_Ἀρχαία_20_ἑλληνικά"><text:span text:style-name="T5">ἐπὰν</text:span></text:span><text:span text:style-name="AncientGreek_3a__20_Ἀρχαία_20_ἑλληνικά"><text:span text:style-name="T12"> </text:span></text:span><text:span text:style-name="AncientGreek_3a__20_Ἀρχαία_20_ἑλληνικά"><text:span text:style-name="T5">πόλεμος</text:span></text:span><text:span text:style-name="AncientGreek_3a__20_Ἀρχαία_20_ἑλληνικά"><text:span text:style-name="T12"> </text:span></text:span><text:span text:style-name="AncientGreek_3a__20_Ἀρχαία_20_ἑλληνικά"><text:span text:style-name="T5">ἐν</text:span></text:span><text:span text:style-name="AncientGreek_3a__20_Ἀρχαία_20_ἑλληνικά"><text:span text:style-name="T12"> </text:span></text:span><text:span text:style-name="AncientGreek_3a__20_Ἀρχαία_20_ἑλληνικά"><text:span text:style-name="T5">πόλει</text:span></text:span><text:span text:style-name="AncientGreek_3a__20_Ἀρχαία_20_ἑλληνικά"><text:span text:style-name="T12"> </text:span></text:span><text:span text:style-name="AncientGreek_3a__20_Ἀρχαία_20_ἑλληνικά"><text:span text:style-name="T5">γένηται</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μὲν</text:span></text:span><text:span text:style-name="AncientGreek_3a__20_Ἀρχαία_20_ἑλληνικά"><text:span text:style-name="T12"> </text:span></text:span><text:span text:style-name="AncientGreek_3a__20_Ἀρχαία_20_ἑλληνικά"><text:span text:style-name="T5">πένητες</text:span></text:span><text:span text:style-name="AncientGreek_3a__20_Ἀρχαία_20_ἑλληνικά"><text:span text:style-name="T12"> </text:span></text:span><text:span text:style-name="AncientGreek_3a__20_Ἀρχαία_20_ἑλληνικά"><text:span text:style-name="T5">εὐπρόφοροι</text:span></text:span><text:span text:style-name="AncientGreek_3a__20_Ἀρχαία_20_ἑλληνικά"><text:span text:style-name="T12"> </text:span></text:span><text:span text:style-name="AncientGreek_3a__20_Ἀρχαία_20_ἑλληνικά"><text:span text:style-name="T5">ὄντες</text:span></text:span><text:span text:style-name="AncientGreek_3a__20_Ἀρχαία_20_ἑλληνικά"><text:span text:style-name="T12">, </text:span></text:span><text:span text:style-name="AncientGreek_3a__20_Ἀρχαία_20_ἑλληνικά"><text:span text:style-name="T5">ῥᾳδίως</text:span></text:span><text:span text:style-name="AncientGreek_3a__20_Ἀρχαία_20_ἑλληνικά"><text:span text:style-name="T12"> </text:span></text:span><text:span text:style-name="AncientGreek_3a__20_Ἀρχαία_20_ἑλληνικά"><text:span text:style-name="T5">ἀπὸ</text:span></text:span><text:span text:style-name="AncientGreek_3a__20_Ἀρχαία_20_ἑλληνικά"><text:span text:style-name="T12"> </text:span></text:span><text:span text:style-name="AncientGreek_3a__20_Ἀρχαία_20_ἑλληνικά"><text:span text:style-name="T5">πόλεως</text:span></text:span><text:span text:style-name="AncientGreek_3a__20_Ἀρχαία_20_ἑλληνικά"><text:span text:style-name="T12"> </text:span></text:span><text:span text:style-name="AncientGreek_3a__20_Ἀρχαία_20_ἑλληνικά"><text:span text:style-name="T5">εἰς</text:span></text:span><text:span text:style-name="AncientGreek_3a__20_Ἀρχαία_20_ἑλληνικά"><text:span text:style-name="T12"> </text:span></text:span><text:span text:style-name="AncientGreek_3a__20_Ἀρχαία_20_ἑλληνικά"><text:span text:style-name="T5">ἑτέραν</text:span></text:span><text:span text:style-name="AncientGreek_3a__20_Ἀρχαία_20_ἑλληνικά"><text:span text:style-name="T12"> </text:span></text:span><text:span text:style-name="AncientGreek_3a__20_Ἀρχαία_20_ἑλληνικά"><text:span text:style-name="T5">πόλιν</text:span></text:span><text:span text:style-name="AncientGreek_3a__20_Ἀρχαία_20_ἑλληνικά"><text:span text:style-name="T12"> </text:span></text:span><text:span text:style-name="AncientGreek_3a__20_Ἀρχαία_20_ἑλληνικά"><text:span text:style-name="T5">διασῴζονται</text:span></text:span><text:span text:style-name="AncientGreek_3a__20_Ἀρχαία_20_ἑλληνικά"><text:span text:style-name="T12"> </text:span></text:span><text:span text:style-name="AncientGreek_3a__20_Ἀρχαία_20_ἑλληνικά"><text:span text:style-name="T5">τῆς</text:span></text:span><text:span text:style-name="AncientGreek_3a__20_Ἀρχαία_20_ἑλληνικά"><text:span text:style-name="T12"> </text:span></text:span><text:span text:style-name="AncientGreek_3a__20_Ἀρχαία_20_ἑλληνικά"><text:span text:style-name="T5">ἐλευθερίας</text:span></text:span><text:span text:style-name="AncientGreek_3a__20_Ἀρχαία_20_ἑλληνικά"><text:span text:style-name="T12"> </text:span></text:span><text:span text:style-name="AncientGreek_3a__20_Ἀρχαία_20_ἑλληνικά"><text:span text:style-name="T5">μετέχοντες</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πλούσιοι</text:span></text:span><text:span text:style-name="AncientGreek_3a__20_Ἀρχαία_20_ἑλληνικά"><text:span text:style-name="T12"> </text:span></text:span><text:span text:style-name="AncientGreek_3a__20_Ἀρχαία_20_ἑλληνικά"><text:span text:style-name="T5">διὰ</text:span></text:span><text:span text:style-name="AncientGreek_3a__20_Ἀρχαία_20_ἑλληνικά"><text:span text:style-name="T12"> </text:span></text:span><text:span text:style-name="AncientGreek_3a__20_Ἀρχαία_20_ἑλληνικά"><text:span text:style-name="T5">τὴν</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ὑπαρχόντων</text:span></text:span><text:span text:style-name="AncientGreek_3a__20_Ἀρχαία_20_ἑλληνικά"><text:span text:style-name="T12"> </text:span></text:span><text:span text:style-name="AncientGreek_3a__20_Ἀρχαία_20_ἑλληνικά"><text:span text:style-name="T5">ὑπερβολὴν</text:span></text:span><text:span text:style-name="AncientGreek_3a__20_Ἀρχαία_20_ἑλληνικά"><text:span text:style-name="T12"> </text:span></text:span><text:span text:style-name="AncientGreek_3a__20_Ἀρχαία_20_ἑλληνικά"><text:span text:style-name="T5">μένοντες</text:span></text:span><text:span text:style-name="AncientGreek_3a__20_Ἀρχαία_20_ἑλληνικά"><text:span text:style-name="T12"> </text:span></text:span><text:span text:style-name="AncientGreek_3a__20_Ἀρχαία_20_ἑλληνικά"><text:span text:style-name="T5">πολλάκις</text:span></text:span><text:span text:style-name="AncientGreek_3a__20_Ἀρχαία_20_ἑλληνικά"><text:span text:style-name="T12"> </text:span></text:span><text:span text:style-name="AncientGreek_3a__20_Ἀρχαία_20_ἑλληνικά"><text:span text:style-name="T5">δουλεύουσιν</text:span></text:span><text:span text:style-name="AncientGreek_3a__20_Ἀρχαία_20_ἑλληνικά"><text:span text:style-name="T12">.</text:span></text:span></text:p>
          </table:table-cell>
          <table:table-cell table:style-name="Table3.A1" office:value-type="string">
            <text:p text:style-name="P93">Geese And Cranes</text:p>
            <text:p text:style-name="P23"><text:span text:style-name="T147">Some g</text:span>eese and cranes <text:span text:style-name="T147">grazed</text:span> the same meadow. <text:span text:style-name="T147">And some h</text:span>unters appear<text:span text:style-name="T147">ing to them</text:span> the cranes <text:span text:style-name="T147">being </text:span>light flew away but the geese <text:span text:style-name="T147">having lingered</text:span> <text:span text:style-name="T147">because of</text:span> the weight of their bodies, were taken.</text:p>
            <text:p text:style-name="P23"/>
            <text:p text:style-name="P23"><text:span text:style-name="T147">Thus also among </text:span>men. when<text:span text:style-name="T147">ever a war would come about in</text:span> a city, the poor <text:span text:style-name="T147">being easily brought out are </text:span>easily <text:span text:style-name="T147">saved </text:span>from one <text:span text:style-name="T147">city </text:span>to another <text:span text:style-name="T147">city</text:span> <text:span text:style-name="T147">having a share of freedom</text:span>; but the rich held back by the excessive<text:span text:style-name="T147">ness of </text:span>their <text:span text:style-name="T147">possessions</text:span>, <text:span text:style-name="T147">lingering,</text:span> often <text:span text:style-name="T147">are en</text:span>slave<text:span text:style-name="T147">d</text:span>.</text:p>
          </table:table-cell>
        </table:table-row>
        <text:soft-page-break/>
        <table:table-row table:style-name="Table3.1">
          <table:table-cell table:style-name="Table3.A1" office:value-type="string">
            <text:p text:style-name="P3"><text:span text:style-name="AncientGreek_3a__20_Ἀρχαία_20_ἑλληνικά"><text:span text:style-name="T1">354. Χύτραι</text:span></text:span></text:p>
            <text:p text:style-name="P13"><text:span text:style-name="AncientGreek_3a__20_Ἀρχαία_20_ἑλληνικά"><text:span text:style-name="T5">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Ὅτι ἐπισφαλής ἐστι βίος πένητι δυναστοῦ ἅρπαγος πλησίον παροικοῦντι.</text:span></text:span></text:p>
          </table:table-cell>
          <table:table-cell table:style-name="Table3.A1" office:value-type="string">
            <text:p text:style-name="P89">Pots</text:p>
            <text:p text:style-name="P26"><text:span text:style-name="T13">A</text:span><text:span text:style-name="T116"> river carried away a</text:span><text:span text:style-name="T13">n</text:span> earthen pot and a copper pot. <text:span text:style-name="T116">And t</text:span>he earthen <text:span text:style-name="T116">[</text:span>pot<text:span text:style-name="T116">]</text:span> <text:span text:style-name="T13">sa</text:span><text:span text:style-name="T116">id</text:span> to the copper <text:span text:style-name="T116">[</text:span>pot<text:span text:style-name="T116">]</text:span>: “Swim <text:span text:style-name="T116">far </text:span>away from me, <text:span text:style-name="T116">and </text:span>not beside <text:span text:style-name="T116">[</text:span>me<text:span text:style-name="T116">].</text:span> <text:span text:style-name="T116">For </text:span>if you<text:span text:style-name="T13"> </text:span><text:span text:style-name="T116">ever</text:span><text:span text:style-name="T13"> </text:span>touch me, I <text:span text:style-name="T116">shall </text:span>shatter, even if I <text:span text:style-name="T116">unwillingly touch you</text:span>.”</text:p>
            <text:p text:style-name="P22"/>
            <text:p text:style-name="P22">Life is not safe for the poor man whose neighbor is a rapacious prince.</text:p>
            <text:p text:style-name="P22"/>
            <text:p text:style-name="P62"><text:span text:style-name="AncientGreek_3a__20_Ἀρχαία_20_ἑλληνικά"><text:span text:style-name="T12">π</text:span></text:span>ροσψαύω: touch upon, touch</text:p>
            <text:p text:style-name="P62">κατακλάω: to break down, break short, snap off, to break down</text:p>
          </table:table-cell>
        </table:table-row>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3"><text:span text:style-name="AncientGreek_3a__20_Ἀρχαία_20_ἑλληνικά"><text:span text:style-name="T5">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3"><text:span text:style-name="AncientGreek_3a__20_Ἀρχαία_20_ἑλληνικά"><text:span text:style-name="T5"/></text:span></text:p>
            <text:p text:style-name="P71"><text:span text:style-name="AncientGreek_3a__20_Ἀρχαία_20_ἑλληνικά"><text:span text:style-name="T5">Πρὸς ἄνδρα πονηρόψυχον ἑτέροις ἀεὶ αἰτίας προσάπτειν ἐπιχειροῦντα ὁ λόγος εὔκαιρος.</text:span></text:span></text:p>
          </table:table-cell>
          <table:table-cell table:style-name="Table3.A1" office:value-type="string">
            <text:p text:style-name="P88"><text:span text:style-name="T15">A</text:span> Parrot And <text:span text:style-name="T15">A</text:span> <text:span text:style-name="T17">Weasle</text:span></text:p>
            <text:p text:style-name="P22">A <text:span text:style-name="T116">certain </text:span>man, having bought a parrot, le<text:span text:style-name="T116">t</text:span> <text:span text:style-name="T116">[</text:span>it<text:span text:style-name="T116">]</text:span> <text:span text:style-name="T116">roam upon his house</text:span>. <text:span text:style-name="T116">And t</text:span>he <text:span text:style-name="T117">[</text:span>parrot<text:span text:style-name="T117">] gently</text:span> <text:span text:style-name="T117">having lept </text:span>up <text:span text:style-name="T13">o</text:span><text:span text:style-name="T117">po</text:span><text:span text:style-name="T13">n</text:span> the hearth <text:span text:style-name="T117">sat</text:span>, and from<text:span text:style-name="T13"> </text:span><text:span text:style-name="T117">there</text:span><text:span text:style-name="T13"> </text:span><text:span text:style-name="T117">cried out pleasantly</text:span>. A<text:span text:style-name="T117">nd</text:span> <text:span text:style-name="T117">a </text:span>cat <text:span text:style-name="T117">seeing [him]</text:span>, <text:span text:style-name="T117">enquired of</text:span> him who he was and <text:span text:style-name="T117">from </text:span><text:span text:style-name="T15">w</text:span>here he <text:span text:style-name="T13">c</text:span><text:span text:style-name="T117">a</text:span><text:span text:style-name="T13">m</text:span><text:span text:style-name="T117">e</text:span>. <text:span text:style-name="T117">And h</text:span>e replied, “The master has <text:span text:style-name="T117">recently </text:span>bought me.” “<text:span text:style-name="T118">So then you, oh most reckless one,” she said, “being something recent you shout such things? When the masters forbid </text:span>me <text:span text:style-name="T118">[to shout such things]</text:span>,<text:span text:style-name="T13"> </text:span><text:span text:style-name="T118">a family member</text:span>,<text:span text:style-name="T13"> </text:span><text:span text:style-name="T118">but</text:span><text:span text:style-name="T13"> </text:span>if <text:span text:style-name="T118">I ever do such things being annoyed they drive</text:span> me out.” <text:span text:style-name="T118">And the [parrot] answered saying: </text:span>“<text:span text:style-name="T118">Oh mistress of the house</text:span>, <text:span text:style-name="T118">but you </text:span><text:span text:style-name="T119">walk away</text:span><text:span text:style-name="T118">. </text:span><text:span text:style-name="T119">For the masters are not similarly annoyed by my voice as much as they are upon yours.”</text:span></text:p>
            <text:p text:style-name="P22"/>
            <text:p text:style-name="P22"><text:span text:style-name="T119">The account is timely for a wicked souled man always attemting to attribute blame to others.</text:span></text:p>
            <text:p text:style-name="P22"/>
            <text:p text:style-name="P22">οὐκοῦν: losing all negat. force, therefore, then, accordingly, in questions, so then? mostly in irony, in answers, why yes, doubtless <text:span text:style-name="T118">(οὔκουν: not then?)</text:span></text:p>
            <text:p text:style-name="P22"><text:span text:style-name="T118">προσάπτω: to fasten or attach to, attribute, </text:span><text:span text:style-name="T119">t</text:span><text:span text:style-name="T118">o deliver or confide to, to be added, </text:span><text:span text:style-name="T119">t</text:span><text:span text:style-name="T118">o fasten oneself upon, to lay hold of, reach, touch</text:span></text:p>
          </table:table-cell>
        </table:table-row>
        <text:soft-page-break/>
        <table:table-row table:style-name="Table3.1">
          <table:table-cell table:style-name="Table3.A1" office:value-type="string">
            <text:p text:style-name="P3"><text:span text:style-name="AncientGreek_3a__20_Ἀρχαία_20_ἑλληνικά"><text:span text:style-name="T1">356. Ψύλλα καὶ ἀθλητής</text:span></text:span></text:p>
            <text:p text:style-name="P13"><text:span text:style-name="AncientGreek_3a__20_Ἀρχαία_20_ἑλληνικά"><text:span text:style-name="T5">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3"><text:span text:style-name="AncientGreek_3a__20_Ἀρχαία_20_ἑλληνικά"><text:span text:style-name="T5"/></text:span></text:p>
            <text:p text:style-name="P13"><text:span text:style-name="AncientGreek_3a__20_Ἀρχαία_20_ἑλληνικά"><text:span text:style-name="T5">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88"><text:span text:style-name="T15">A</text:span><text:span text:style-name="T13"> </text:span><text:span text:style-name="T15">Flee</text:span><text:span text:style-name="T13"> </text:span>And <text:span text:style-name="T15">An</text:span> Athlete</text:p>
            <text:p text:style-name="P22">On<text:span text:style-name="T119">ce</text:span> a flea <text:span text:style-name="T119">leaping</text:span> up<text:span text:style-name="T13"> </text:span><text:span text:style-name="T119">sat</text:span><text:span text:style-name="T13"> </text:span><text:span text:style-name="T119">up</text:span>on the <text:span text:style-name="T119">flat of a foot</text:span> of a sick athlete and <text:span text:style-name="T120">set injected a stinging bite</text:span>. The angry athlete prepared his fingernails to crush him. <text:span text:style-name="T120">B</text:span>ut <text:span text:style-name="T120">she receiving a natural leap by momentum</text:span>,<text:span text:style-name="T13"> </text:span><text:span text:style-name="T120">departing she escaped being killed</text:span>. <text:span text:style-name="T120">And he groaning said</text:span>: “O Heracles, <text:span text:style-name="T120">whenever you would </text:span><text:span text:style-name="T121">thus allign with a flea </text:span>, <text:span text:style-name="T121">how shall you be a partner against my opponents?”</text:span></text:p>
            <text:p text:style-name="P22"/>
            <text:p text:style-name="P22"><text:span text:style-name="T121">Yet therefore the account </text:span>teaches <text:span text:style-name="T121">that even we must not call straigh</text:span>t<text:span text:style-name="T13"> </text:span><text:span text:style-name="T121">away the gods</text:span><text:span text:style-name="T13"> </text:span><text:span text:style-name="T121">upon the least and non-dangerous things</text:span>, <text:span text:style-name="T121">but upon great necessities</text:span>.</text:p>
            <text:p text:style-name="P22"/>
            <text:p text:style-name="P22">ταρσός: a stand or frame of wicker-work, a crate, a basket, a mat of reeds, built into brickwork to bind it together, any broad flat surface, the flat of the foot, the flat or blade of an oar</text:p>
            <text:p text:style-name="P22">ἐνίημι: to send in or into, to put in, implant, inspire, to throw in or upon, to launch <text:span text:style-name="T120">ships</text:span> into the sea, to incite one to do a thing, to send into the assembly, employ, to inject poison</text:p>
          </table:table-cell>
        </table:table-row>
        <table:table-row table:style-name="Table3.1">
          <table:table-cell table:style-name="Table3.A1" office:value-type="string">
            <text:p text:style-name="P3"><text:span text:style-name="AncientGreek_3a__20_Ἀρχαία_20_ἑλληνικά"><text:span text:style-name="T1">357. Ψύλλα καὶ ἄνθρωπος</text:span></text:span></text:p>
            <text:p text:style-name="P72"><text:span text:style-name="AncientGreek_3a__20_Ἀρχαία_20_ἑλληνικά"><text:span text:style-name="T5">Ψύλλα δὲ ποτέ τινι πολλὰ ἠνώχλει. Καὶ δὴ συλλαβών· « Τίς εἶ σύ, ἀνεβόα, ὅτι πάντα μου μέλη κατεβοσκήσω εἰκῆ καὶ μάτην ἐμὲ καταναλίσκων; » Ἡ δὲ ἐβόα· « Οὕτως ζῶμεν, μὴ κτείνῃς· μέγα γὰρ κακὸν οὐ δύναμαι ποιῆσαι. » Ὁ δὲ γελάσας πρὸς αὐτὴν οὕτως ἔφη· « Ἄρτι τεθνήξῃ χερσί μου ταῖς ἰδίαις· ἅπαν γὰρ κακόν, οὐ μικρόν, οὐδὲ μέγα οὐδ᾽ ὅλως πρέπει καθόλου φυῆναι. » </text:span></text:span></text:p>
            <text:p text:style-name="P67"><text:span text:style-name="AncientGreek_3a__20_Ἀρχαία_20_ἑλληνικά"><text:span text:style-name="T5"/></text:span></text:p>
            <text:p text:style-name="P67"><text:span text:style-name="AncientGreek_3a__20_Ἀρχαία_20_ἑλληνικά"><text:span text:style-name="T5">Ὁ μῦθος δηλοῖ ὅτι ὁ κακὸς οὐ πρέπει ἐλεηθῆναι, κἂν μέγας ᾖ, κἂν μικρός.</text:span></text:span></text:p>
          </table:table-cell>
          <table:table-cell table:style-name="Table3.A1" office:value-type="string">
            <text:p text:style-name="P88"><text:span text:style-name="T15">A</text:span> <text:span text:style-name="T15">Flee</text:span> And <text:span text:style-name="T15">A</text:span> Man</text:p>
            <text:p text:style-name="P22"><text:span text:style-name="T121">And once </text:span>a flea <text:span text:style-name="T121">disturbed someone</text:span> <text:span text:style-name="T121">many times</text:span>. <text:span text:style-name="T121">And catching [it]:</text:span> "Who are you,”<text:span text:style-name="T13"> </text:span><text:span text:style-name="T121">he shoulted “that </text:span>you who have fed yourself on all my limbs, <text:span text:style-name="T121">devouring me at random and with no purpose?</text:span>" <text:span text:style-name="T121">And s</text:span>he replied, “<text:span text:style-name="T121">Thus we live, d</text:span>o not kill <text:span text:style-name="T121">[</text:span>me<text:span text:style-name="T121">]!</text:span> <text:span text:style-name="T121">For </text:span>I <text:span text:style-name="T121">am not able to </text:span>do <text:span text:style-name="T121">great</text:span> harm.” <text:span text:style-name="T121">And laughing </text:span>said<text:span text:style-name="T13"> </text:span><text:span text:style-name="T121">thus</text:span><text:span text:style-name="T13"> </text:span>to him: “<text:span text:style-name="T121">Right now y</text:span>ou will <text:span text:style-name="T121">be killed</text:span> by my own hand<text:span text:style-name="T122">s.</text:span> <text:span text:style-name="T122">For every evil, not small nor large nor in any way ought in general to grow.”</text:span></text:p>
            <text:p text:style-name="P22"/>
            <text:p text:style-name="P22"><text:span text:style-name="T122">The</text:span> fable shows that <text:span text:style-name="T122">the wicked ought not be shown mercy, even if he would be great, even if he would be small</text:span>.</text:p>
          </table:table-cell>
        </table:table-row>
        <text:soft-page-break/>
        <table:table-row table:style-name="Table3.1">
          <table:table-cell table:style-name="Table3.A4" office:value-type="string">
            <text:p text:style-name="P101">358. Ψύλλα καὶ βοῦς</text:p>
            <text:p text:style-name="P83">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 <text:span text:style-name="T11">ὡ</text:span>ς τῇ δειλαίᾳ ἡ σοὶ φίλη τρίψις οἴκτιστος &lt;δὴ&gt; μόρος, ὅτε καὶ τύχῃ συμβαίνει &lt;μοι ἁλῶναι&gt;. »</text:p>
            <text:p text:style-name="P82"/>
            <text:p text:style-name="P82">Ὅτι οἱ διὰ τοῦ λόγου ἀλαζόνες καὶ ὑπὸ τοῦ εὐτελοῦς ἡττῶνται.</text:p>
          </table:table-cell>
          <table:table-cell table:style-name="Table3.A4" office:value-type="string">
            <text:p text:style-name="P64">A Flee And A Cow</text:p>
            <text:p text:style-name="P22">On<text:span text:style-name="T122">ce a</text:span> flea <text:span text:style-name="T122">thus </text:span>asked the ox: "<text:span text:style-name="T123">Suffering what do you serve men for so many days</text:span>, and <text:span text:style-name="T123">in respect of these things</text:span>, <text:span text:style-name="T123">[you] happening to </text:span>big<text:span text:style-name="T13"> </text:span><text:span text:style-name="T123">excessively big and </text:span>and brave, <text:span text:style-name="T123">while I most pitifully pulling their flesh and drinking ther blood from the gap?” And he [said]: </text:span>“I am <text:span text:style-name="T123">not giftless among the race of mortals</text:span>; for<text:span text:style-name="T13"> </text:span><text:span text:style-name="T123">I am</text:span><text:span text:style-name="T13"> </text:span><text:span text:style-name="T123">cherished among them and I am loved extraordinarily</text:span>, and <text:span text:style-name="T123">I am continually</text:span> ru<text:span text:style-name="T123">bed</text:span><text:span text:style-name="T13"> </text:span><text:span text:style-name="T123">both on the</text:span><text:span text:style-name="T13"> </text:span>forehead and <text:span text:style-name="T123">the shoulders</text:span>.<text:span text:style-name="T13"> </text:span><text:span text:style-name="T123">And she said:</text:span><text:span text:style-name="T13"> “</text:span><text:span text:style-name="T123">But </text:span>for me <text:span text:style-name="T123">at any rate </text:span><text:span text:style-name="T124">and as a wretch</text:span><text:span text:style-name="T123"> </text:span>this friction which pleases you is the worst of misfortunes, when I happen by chance to be <text:span text:style-name="T124">captured</text:span>.”</text:p>
            <text:p text:style-name="P22"/>
            <text:p text:style-name="P22">The braggarts of words get confused even by a simple man.</text:p>
            <text:p text:style-name="P22"/>
            <text:p text:style-name="P22">ἔκτοπος, ον: <text:s/>away from a place, away from, <text:span text:style-name="T123">d</text:span>istant, foreign, strange, by no strange hand, out of the way, strange, extraordinary</text:p>
            <text:p text:style-name="P63">ἁλῶναι<text:span text:style-name="T13"> </text:span><text:span text:style-name="T124">=</text:span><text:span text:style-name="T13"> </text:span><text:span text:style-name="T125">ἁλίσκομαι</text:span><text:span text:style-name="T129">: to be captured (aor. inf act)</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 Greek" svg:font-family="'Ancient Greek'"/>
    <style:font-face style:name="AncientGreek1" svg:font-family="AncientGreek"/>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Lucida Grande" svg:font-family="'Lucida Grande', Verdana, Helvetica, Arial, sans-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Tiems" svg:font-family="Tiems"/>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7-30T16:13:01.715000000</dc:date>
    <meta:editing-duration>PT6H39M7S</meta:editing-duration>
    <meta:editing-cycles>16</meta:editing-cycles>
    <meta:generator>LibreOffice/7.1.5.2$Windows_X86_64 LibreOffice_project/85f04e9f809797b8199d13c421bd8a2b025d52b5</meta:generator>
    <meta:document-statistic meta:table-count="1" meta:image-count="0" meta:object-count="0" meta:page-count="25" meta:paragraph-count="415" meta:word-count="10569" meta:character-count="60703" meta:non-whitespace-character-count="50529"/>
  </office:meta>
</office:document-meta>
</file>